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rt1_I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table:number-columns-repeated="2"/>
          <table:table-cell office:value-type="float" office:value="-1.08982" table:style-name="ce1">
            <text:p>-1.08982</text:p>
          </table:table-cell>
          <table:table-cell office:value-type="float" office:value="-9.0018010000000002E-3" table:style-name="ce1">
            <text:p>-0.009001801</text:p>
          </table:table-cell>
          <table:table-cell office:value-type="float" office:value="9.8103427658200008E-3" table:formula="of:=[.C1]*[.D1]" table:style-name="ce1">
            <text:p>0.00981034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080721" table:style-name="ce1">
            <text:p>-1.080721</text:p>
          </table:table-cell>
          <table:table-cell office:value-type="float" office:value="-8.9927919999999995E-3" table:style-name="ce1">
            <text:p>-0.008992792</text:p>
          </table:table-cell>
          <table:table-cell office:value-type="float" office:value="9.7186991630320001E-3" table:formula="of:=[.C2]*[.D2]" table:style-name="ce1">
            <text:p>0.00971869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0716220000000001" table:style-name="ce1">
            <text:p>-1.071622</text:p>
          </table:table-cell>
          <table:table-cell office:value-type="float" office:value="-8.9837830000000004E-3" table:style-name="ce1">
            <text:p>-0.008983783</text:p>
          </table:table-cell>
          <table:table-cell office:value-type="float" office:value="9.6272195060260017E-3" table:formula="of:=[.C3]*[.D3]" table:style-name="ce1">
            <text:p>0.0096272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0625230000000001" table:style-name="ce1">
            <text:p>-1.062523</text:p>
          </table:table-cell>
          <table:table-cell office:value-type="float" office:value="-8.9747739999999996E-3" table:style-name="ce1">
            <text:p>-0.008974774</text:p>
          </table:table-cell>
          <table:table-cell office:value-type="float" office:value="9.5359037948020003E-3" table:formula="of:=[.C4]*[.D4]" table:style-name="ce1">
            <text:p>0.00953590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053423" table:style-name="ce1">
            <text:p>-1.053423</text:p>
          </table:table-cell>
          <table:table-cell office:value-type="float" office:value="-8.9657650000000005E-3" table:style-name="ce1">
            <text:p>-0.008965765</text:p>
          </table:table-cell>
          <table:table-cell office:value-type="float" office:value="9.444743063595001E-3" table:formula="of:=[.C5]*[.D5]" table:style-name="ce1">
            <text:p>0.00944474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044324" table:style-name="ce1">
            <text:p>-1.044324</text:p>
          </table:table-cell>
          <table:table-cell office:value-type="float" office:value="-8.9567559999999997E-3" table:style-name="ce1">
            <text:p>-0.008956756</text:p>
          </table:table-cell>
          <table:table-cell office:value-type="float" office:value="9.3537552529440009E-3" table:formula="of:=[.C6]*[.D6]" table:style-name="ce1">
            <text:p>0.00935375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0352250000000001" table:style-name="ce1">
            <text:p>-1.035225</text:p>
          </table:table-cell>
          <table:table-cell office:value-type="float" office:value="-8.9477470000000007E-3" table:style-name="ce1">
            <text:p>-0.008947747</text:p>
          </table:table-cell>
          <table:table-cell office:value-type="float" office:value="9.2629313880750012E-3" table:formula="of:=[.C7]*[.D7]" table:style-name="ce1">
            <text:p>0.00926293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0261260000000001" table:style-name="ce1">
            <text:p>-1.026126</text:p>
          </table:table-cell>
          <table:table-cell office:value-type="float" office:value="-8.9387379999999999E-3" table:style-name="ce1">
            <text:p>-0.008938738</text:p>
          </table:table-cell>
          <table:table-cell office:value-type="float" office:value="9.1722714689880004E-3" table:formula="of:=[.C8]*[.D8]" table:style-name="ce1">
            <text:p>0.00917227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0170269999999999" table:style-name="ce1">
            <text:p>-1.017027</text:p>
          </table:table-cell>
          <table:table-cell office:value-type="float" office:value="-8.9297290000000008E-3" table:style-name="ce1">
            <text:p>-0.008929729</text:p>
          </table:table-cell>
          <table:table-cell office:value-type="float" office:value="9.0817754956830001E-3" table:formula="of:=[.C9]*[.D9]" table:style-name="ce1">
            <text:p>0.00908177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0079279999999999" table:style-name="ce1">
            <text:p>-1.007928</text:p>
          </table:table-cell>
          <table:table-cell office:value-type="float" office:value="-8.92072E-3" table:style-name="ce1">
            <text:p>-0.00892072</text:p>
          </table:table-cell>
          <table:table-cell office:value-type="float" office:value="8.9914434681599986E-3" table:formula="of:=[.C10]*[.D10]" table:style-name="ce1">
            <text:p>0.00899144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9882890000000002" table:style-name="ce1">
            <text:p>-0.9988289</text:p>
          </table:table-cell>
          <table:table-cell office:value-type="float" office:value="-8.9117109999999992E-3" table:style-name="ce1">
            <text:p>-0.008911711</text:p>
          </table:table-cell>
          <table:table-cell office:value-type="float" office:value="8.9012744952478989E-3" table:formula="of:=[.C11]*[.D11]" table:style-name="ce1">
            <text:p>0.00890127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8972979999999999" table:style-name="ce1">
            <text:p>-0.9897298</text:p>
          </table:table-cell>
          <table:table-cell office:value-type="float" office:value="-8.9027020000000002E-3" table:style-name="ce1">
            <text:p>-0.008902702</text:p>
          </table:table-cell>
          <table:table-cell office:value-type="float" office:value="8.8112694699195998E-3" table:formula="of:=[.C12]*[.D12]" table:style-name="ce1">
            <text:p>0.00881126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8063069999999997" table:style-name="ce1">
            <text:p>-0.9806307</text:p>
          </table:table-cell>
          <table:table-cell office:value-type="float" office:value="-8.8936929999999994E-3" table:style-name="ce1">
            <text:p>-0.008893693</text:p>
          </table:table-cell>
          <table:table-cell office:value-type="float" office:value="8.7214283921750995E-3" table:formula="of:=[.C13]*[.D13]" table:style-name="ce1">
            <text:p>0.00872142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7153160000000005" table:style-name="ce1">
            <text:p>-0.9715316</text:p>
          </table:table-cell>
          <table:table-cell office:value-type="float" office:value="-8.8846840000000003E-3" table:style-name="ce1">
            <text:p>-0.008884684</text:p>
          </table:table-cell>
          <table:table-cell office:value-type="float" office:value="8.6317512620144015E-3" table:formula="of:=[.C14]*[.D14]" table:style-name="ce1">
            <text:p>0.0086317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6243250000000002" table:style-name="ce1">
            <text:p>-0.9624325</text:p>
          </table:table-cell>
          <table:table-cell office:value-type="float" office:value="-8.8756749999999995E-3" table:style-name="ce1">
            <text:p>-0.008875675</text:p>
          </table:table-cell>
          <table:table-cell office:value-type="float" office:value="8.5422380794375006E-3" table:formula="of:=[.C15]*[.D15]" table:style-name="ce1">
            <text:p>0.00854223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533334" table:style-name="ce1">
            <text:p>-0.9533334</text:p>
          </table:table-cell>
          <table:table-cell office:value-type="float" office:value="-8.8666660000000005E-3" table:style-name="ce1">
            <text:p>-0.008866666</text:p>
          </table:table-cell>
          <table:table-cell office:value-type="float" office:value="8.4528888444444002E-3" table:formula="of:=[.C16]*[.D16]" table:style-name="ce1">
            <text:p>0.00845288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4423429999999997" table:style-name="ce1">
            <text:p>-0.9442343</text:p>
          </table:table-cell>
          <table:table-cell office:value-type="float" office:value="-8.8576569999999997E-3" table:style-name="ce1">
            <text:p>-0.008857657</text:p>
          </table:table-cell>
          <table:table-cell office:value-type="float" office:value="8.3637035570350987E-3" table:formula="of:=[.C17]*[.D17]" table:style-name="ce1">
            <text:p>0.00836370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3513520000000006" table:style-name="ce1">
            <text:p>-0.9351352</text:p>
          </table:table-cell>
          <table:table-cell office:value-type="float" office:value="-8.8486480000000006E-3" table:style-name="ce1">
            <text:p>-0.008848648</text:p>
          </table:table-cell>
          <table:table-cell office:value-type="float" office:value="8.2746822172096012E-3" table:formula="of:=[.C18]*[.D18]" table:style-name="ce1">
            <text:p>0.00827468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2603610000000003" table:style-name="ce1">
            <text:p>-0.9260361</text:p>
          </table:table-cell>
          <table:table-cell office:value-type="float" office:value="-8.8396389999999998E-3" table:style-name="ce1">
            <text:p>-0.008839639</text:p>
          </table:table-cell>
          <table:table-cell office:value-type="float" office:value="8.1858248249679008E-3" table:formula="of:=[.C19]*[.D19]" table:style-name="ce1">
            <text:p>0.00818582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16937" table:style-name="ce1">
            <text:p>-0.916937</text:p>
          </table:table-cell>
          <table:table-cell office:value-type="float" office:value="-8.8306300000000008E-3" table:style-name="ce1">
            <text:p>-0.00883063</text:p>
          </table:table-cell>
          <table:table-cell office:value-type="float" office:value="8.097131380310001E-3" table:formula="of:=[.C20]*[.D20]" table:style-name="ce1">
            <text:p>0.00809713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90783789999999998" table:style-name="ce1">
            <text:p>-0.9078379</text:p>
          </table:table-cell>
          <table:table-cell office:value-type="float" office:value="-8.821621E-3" table:style-name="ce1">
            <text:p>-0.008821621</text:p>
          </table:table-cell>
          <table:table-cell office:value-type="float" office:value="8.0086018832359E-3" table:formula="of:=[.C21]*[.D21]" table:style-name="ce1">
            <text:p>0.00800860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9873879999999995" table:style-name="ce1">
            <text:p>-0.8987388</text:p>
          </table:table-cell>
          <table:table-cell office:value-type="float" office:value="-8.8126119999999992E-3" table:style-name="ce1">
            <text:p>-0.008812612</text:p>
          </table:table-cell>
          <table:table-cell office:value-type="float" office:value="7.9202363337455995E-3" table:formula="of:=[.C22]*[.D22]" table:style-name="ce1">
            <text:p>0.00792023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8963970000000003" table:style-name="ce1">
            <text:p>-0.8896397</text:p>
          </table:table-cell>
          <table:table-cell office:value-type="float" office:value="-8.8036030000000001E-3" table:style-name="ce1">
            <text:p>-0.008803603</text:p>
          </table:table-cell>
          <table:table-cell office:value-type="float" office:value="7.8320347318390996E-3" table:formula="of:=[.C23]*[.D23]" table:style-name="ce1">
            <text:p>0.00783203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8054060000000001" table:style-name="ce1">
            <text:p>-0.8805406</text:p>
          </table:table-cell>
          <table:table-cell office:value-type="float" office:value="-8.7945939999999993E-3" table:style-name="ce1">
            <text:p>-0.008794594</text:p>
          </table:table-cell>
          <table:table-cell office:value-type="float" office:value="7.7439970775163994E-3" table:formula="of:=[.C24]*[.D24]" table:style-name="ce1">
            <text:p>0.00774399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7144149999999998" table:style-name="ce1">
            <text:p>-0.8714415</text:p>
          </table:table-cell>
          <table:table-cell office:value-type="float" office:value="-8.7855850000000003E-3" table:style-name="ce1">
            <text:p>-0.008785585</text:p>
          </table:table-cell>
          <table:table-cell office:value-type="float" office:value="7.6561233707774998E-3" table:formula="of:=[.C25]*[.D25]" table:style-name="ce1">
            <text:p>0.00765612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6234239999999995" table:style-name="ce1">
            <text:p>-0.8623424</text:p>
          </table:table-cell>
          <table:table-cell office:value-type="float" office:value="-8.7765759999999995E-3" table:style-name="ce1">
            <text:p>-0.008776576</text:p>
          </table:table-cell>
          <table:table-cell office:value-type="float" office:value="7.568413611622399E-3" table:formula="of:=[.C26]*[.D26]" table:style-name="ce1">
            <text:p>0.00756841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5324330000000004" table:style-name="ce1">
            <text:p>-0.8532433</text:p>
          </table:table-cell>
          <table:table-cell office:value-type="float" office:value="-8.7675670000000004E-3" table:style-name="ce1">
            <text:p>-0.008767567</text:p>
          </table:table-cell>
          <table:table-cell office:value-type="float" office:value="7.4808678000511004E-3" table:formula="of:=[.C27]*[.D27]" table:style-name="ce1">
            <text:p>0.00748086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4414420000000001" table:style-name="ce1">
            <text:p>-0.8441442</text:p>
          </table:table-cell>
          <table:table-cell office:value-type="float" office:value="-8.7585579999999996E-3" table:style-name="ce1">
            <text:p>-0.008758558</text:p>
          </table:table-cell>
          <table:table-cell office:value-type="float" office:value="7.3934859360635999E-3" table:formula="of:=[.C28]*[.D28]" table:style-name="ce1">
            <text:p>0.0073934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3504509999999998" table:style-name="ce1">
            <text:p>-0.8350451</text:p>
          </table:table-cell>
          <table:table-cell office:value-type="float" office:value="-8.7495490000000006E-3" table:style-name="ce1">
            <text:p>-0.008749549</text:p>
          </table:table-cell>
          <table:table-cell office:value-type="float" office:value="7.3062680196599008E-3" table:formula="of:=[.C29]*[.D29]" table:style-name="ce1">
            <text:p>0.00730626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2594599999999996" table:style-name="ce1">
            <text:p>-0.825946</text:p>
          </table:table-cell>
          <table:table-cell office:value-type="float" office:value="-8.7405399999999998E-3" table:style-name="ce1">
            <text:p>-0.00874054</text:p>
          </table:table-cell>
          <table:table-cell office:value-type="float" office:value="7.2192140508399996E-3" table:formula="of:=[.C30]*[.D30]" table:style-name="ce1">
            <text:p>0.00721921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1684690000000004" table:style-name="ce1">
            <text:p>-0.8168469</text:p>
          </table:table-cell>
          <table:table-cell office:value-type="float" office:value="-8.7315310000000007E-3" table:style-name="ce1">
            <text:p>-0.008731531</text:p>
          </table:table-cell>
          <table:table-cell office:value-type="float" office:value="7.1323240296039007E-3" table:formula="of:=[.C31]*[.D31]" table:style-name="ce1">
            <text:p>0.00713232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80774780000000002" table:style-name="ce1">
            <text:p>-0.8077478</text:p>
          </table:table-cell>
          <table:table-cell office:value-type="float" office:value="-8.7225219999999999E-3" table:style-name="ce1">
            <text:p>-0.008722522</text:p>
          </table:table-cell>
          <table:table-cell office:value-type="float" office:value="7.0455979559515998E-3" table:formula="of:=[.C32]*[.D32]" table:style-name="ce1">
            <text:p>0.00704559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9864869999999999" table:style-name="ce1">
            <text:p>-0.7986487</text:p>
          </table:table-cell>
          <table:table-cell office:value-type="float" office:value="-8.7135130000000009E-3" table:style-name="ce1">
            <text:p>-0.008713513</text:p>
          </table:table-cell>
          <table:table-cell office:value-type="float" office:value="6.9590358298831003E-3" table:formula="of:=[.C33]*[.D33]" table:style-name="ce1">
            <text:p>0.00695903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8954959999999996" table:style-name="ce1">
            <text:p>-0.7895496</text:p>
          </table:table-cell>
          <table:table-cell office:value-type="float" office:value="-8.7045040000000001E-3" table:style-name="ce1">
            <text:p>-0.008704504</text:p>
          </table:table-cell>
          <table:table-cell office:value-type="float" office:value="6.8726376513983996E-3" table:formula="of:=[.C34]*[.D34]" table:style-name="ce1">
            <text:p>0.00687263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8045059999999999" table:style-name="ce1">
            <text:p>-0.7804506</text:p>
          </table:table-cell>
          <table:table-cell office:value-type="float" office:value="-8.6954939999999998E-3" table:style-name="ce1">
            <text:p>-0.008695494</text:p>
          </table:table-cell>
          <table:table-cell office:value-type="float" office:value="6.7864035095963997E-3" table:formula="of:=[.C35]*[.D35]" table:style-name="ce1">
            <text:p>0.00678640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7135149999999997" table:style-name="ce1">
            <text:p>-0.7713515</text:p>
          </table:table-cell>
          <table:table-cell office:value-type="float" office:value="-8.6864850000000007E-3" table:style-name="ce1">
            <text:p>-0.008686485</text:p>
          </table:table-cell>
          <table:table-cell office:value-type="float" office:value="6.7003332344775001E-3" table:formula="of:=[.C36]*[.D36]" table:style-name="ce1">
            <text:p>0.00670033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6225240000000005" table:style-name="ce1">
            <text:p>-0.7622524</text:p>
          </table:table-cell>
          <table:table-cell office:value-type="float" office:value="-8.6774759999999999E-3" table:style-name="ce1">
            <text:p>-0.008677476</text:p>
          </table:table-cell>
          <table:table-cell office:value-type="float" office:value="6.6144269069424002E-3" table:formula="of:=[.C37]*[.D37]" table:style-name="ce1">
            <text:p>0.0066144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5315330000000003" table:style-name="ce1">
            <text:p>-0.7531533</text:p>
          </table:table-cell>
          <table:table-cell office:value-type="float" office:value="-8.6684669999999991E-3" table:style-name="ce1">
            <text:p>-0.008668467</text:p>
          </table:table-cell>
          <table:table-cell office:value-type="float" office:value="6.5286845269910999E-3" table:formula="of:=[.C38]*[.D38]" table:style-name="ce1">
            <text:p>0.00652868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440542" table:style-name="ce1">
            <text:p>-0.7440542</text:p>
          </table:table-cell>
          <table:table-cell office:value-type="float" office:value="-8.6594580000000001E-3" table:style-name="ce1">
            <text:p>-0.008659458</text:p>
          </table:table-cell>
          <table:table-cell office:value-type="float" office:value="6.4431060946236003E-3" table:formula="of:=[.C39]*[.D39]" table:style-name="ce1">
            <text:p>0.00644310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3495509999999997" table:style-name="ce1">
            <text:p>-0.7349551</text:p>
          </table:table-cell>
          <table:table-cell office:value-type="float" office:value="-8.6504489999999993E-3" table:style-name="ce1">
            <text:p>-0.008650449</text:p>
          </table:table-cell>
          <table:table-cell office:value-type="float" office:value="6.3576916098398994E-3" table:formula="of:=[.C40]*[.D40]" table:style-name="ce1">
            <text:p>0.00635769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2585599999999995" table:style-name="ce1">
            <text:p>-0.725856</text:p>
          </table:table-cell>
          <table:table-cell office:value-type="float" office:value="-8.6414400000000002E-3" table:style-name="ce1">
            <text:p>-0.00864144</text:p>
          </table:table-cell>
          <table:table-cell office:value-type="float" office:value="6.27244107264E-3" table:formula="of:=[.C41]*[.D41]" table:style-name="ce1">
            <text:p>0.00627244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1675690000000003" table:style-name="ce1">
            <text:p>-0.7167569</text:p>
          </table:table-cell>
          <table:table-cell office:value-type="float" office:value="-8.6324309999999994E-3" table:style-name="ce1">
            <text:p>-0.008632431</text:p>
          </table:table-cell>
          <table:table-cell office:value-type="float" office:value="6.1873544830238995E-3" table:formula="of:=[.C42]*[.D42]" table:style-name="ce1">
            <text:p>0.00618735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7076578" table:style-name="ce1">
            <text:p>-0.7076578</text:p>
          </table:table-cell>
          <table:table-cell office:value-type="float" office:value="-8.6234220000000004E-3" table:style-name="ce1">
            <text:p>-0.008623422</text:p>
          </table:table-cell>
          <table:table-cell office:value-type="float" office:value="6.1024318409916003E-3" table:formula="of:=[.C43]*[.D43]" table:style-name="ce1">
            <text:p>0.00610243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9855869999999998" table:style-name="ce1">
            <text:p>-0.6985587</text:p>
          </table:table-cell>
          <table:table-cell office:value-type="float" office:value="-8.6144129999999996E-3" table:style-name="ce1">
            <text:p>-0.008614413</text:p>
          </table:table-cell>
          <table:table-cell office:value-type="float" office:value="6.0176731465430991E-3" table:formula="of:=[.C44]*[.D44]" table:style-name="ce1">
            <text:p>0.00601767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8945959999999995" table:style-name="ce1">
            <text:p>-0.6894596</text:p>
          </table:table-cell>
          <table:table-cell office:value-type="float" office:value="-8.6054040000000005E-3" table:style-name="ce1">
            <text:p>-0.008605404</text:p>
          </table:table-cell>
          <table:table-cell office:value-type="float" office:value="5.9330783996784002E-3" table:formula="of:=[.C45]*[.D45]" table:style-name="ce1">
            <text:p>0.00593307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8036050000000003" table:style-name="ce1">
            <text:p>-0.6803605</text:p>
          </table:table-cell>
          <table:table-cell office:value-type="float" office:value="-8.5963949999999997E-3" table:style-name="ce1">
            <text:p>-0.008596395</text:p>
          </table:table-cell>
          <table:table-cell office:value-type="float" office:value="5.8486476003975002E-3" table:formula="of:=[.C46]*[.D46]" table:style-name="ce1">
            <text:p>0.00584864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7126140000000001" table:style-name="ce1">
            <text:p>-0.6712614</text:p>
          </table:table-cell>
          <table:table-cell office:value-type="float" office:value="-8.5873860000000007E-3" table:style-name="ce1">
            <text:p>-0.008587386</text:p>
          </table:table-cell>
          <table:table-cell office:value-type="float" office:value="5.7643807487004007E-3" table:formula="of:=[.C47]*[.D47]" table:style-name="ce1">
            <text:p>0.00576438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6216229999999998" table:style-name="ce1">
            <text:p>-0.6621623</text:p>
          </table:table-cell>
          <table:table-cell office:value-type="float" office:value="-8.5783769999999999E-3" table:style-name="ce1">
            <text:p>-0.008578377</text:p>
          </table:table-cell>
          <table:table-cell office:value-type="float" office:value="5.6802778445871E-3" table:formula="of:=[.C48]*[.D48]" table:style-name="ce1">
            <text:p>0.00568027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5306319999999995" table:style-name="ce1">
            <text:p>-0.6530632</text:p>
          </table:table-cell>
          <table:table-cell office:value-type="float" office:value="-8.5693680000000008E-3" table:style-name="ce1">
            <text:p>-0.008569368</text:p>
          </table:table-cell>
          <table:table-cell office:value-type="float" office:value="5.5963388880575999E-3" table:formula="of:=[.C49]*[.D49]" table:style-name="ce1">
            <text:p>0.0055963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4396419999999999" table:style-name="ce1">
            <text:p>-0.6439642</text:p>
          </table:table-cell>
          <table:table-cell office:value-type="float" office:value="-8.5603580000000006E-3" table:style-name="ce1">
            <text:p>-0.008560358</text:p>
          </table:table-cell>
          <table:table-cell office:value-type="float" office:value="5.5125640911835999E-3" table:formula="of:=[.C50]*[.D50]" table:style-name="ce1">
            <text:p>0.00551256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3486509999999996" table:style-name="ce1">
            <text:p>-0.6348651</text:p>
          </table:table-cell>
          <table:table-cell office:value-type="float" office:value="-8.5513489999999998E-3" table:style-name="ce1">
            <text:p>-0.008551349</text:p>
          </table:table-cell>
          <table:table-cell office:value-type="float" office:value="5.4289530380198991E-3" table:formula="of:=[.C51]*[.D51]" table:style-name="ce1">
            <text:p>0.00542895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2576600000000004" table:style-name="ce1">
            <text:p>-0.625766</text:p>
          </table:table-cell>
          <table:table-cell office:value-type="float" office:value="-8.5423400000000007E-3" table:style-name="ce1">
            <text:p>-0.00854234</text:p>
          </table:table-cell>
          <table:table-cell office:value-type="float" office:value="5.3455059324400006E-3" table:formula="of:=[.C52]*[.D52]" table:style-name="ce1">
            <text:p>0.00534550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1666690000000002" table:style-name="ce1">
            <text:p>-0.6166669</text:p>
          </table:table-cell>
          <table:table-cell office:value-type="float" office:value="-8.5333309999999999E-3" table:style-name="ce1">
            <text:p>-0.008533331</text:p>
          </table:table-cell>
          <table:table-cell office:value-type="float" office:value="5.2622227744439001E-3" table:formula="of:=[.C53]*[.D53]" table:style-name="ce1">
            <text:p>0.00526222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60756779999999999" table:style-name="ce1">
            <text:p>-0.6075678</text:p>
          </table:table-cell>
          <table:table-cell office:value-type="float" office:value="-8.5243220000000008E-3" table:style-name="ce1">
            <text:p>-0.008524322</text:p>
          </table:table-cell>
          <table:table-cell office:value-type="float" office:value="5.1791035640316001E-3" table:formula="of:=[.C54]*[.D54]" table:style-name="ce1">
            <text:p>0.00517910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9846869999999996" table:style-name="ce1">
            <text:p>-0.5984687</text:p>
          </table:table-cell>
          <table:table-cell office:value-type="float" office:value="-8.515313E-3" table:style-name="ce1">
            <text:p>-0.008515313</text:p>
          </table:table-cell>
          <table:table-cell office:value-type="float" office:value="5.0961483012030998E-3" table:formula="of:=[.C55]*[.D55]" table:style-name="ce1">
            <text:p>0.00509614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8936960000000005" table:style-name="ce1">
            <text:p>-0.5893696</text:p>
          </table:table-cell>
          <table:table-cell office:value-type="float" office:value="-8.5063039999999993E-3" table:style-name="ce1">
            <text:p>-0.008506304</text:p>
          </table:table-cell>
          <table:table-cell office:value-type="float" office:value="5.0133569859584001E-3" table:formula="of:=[.C56]*[.D56]" table:style-name="ce1">
            <text:p>0.00501335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8027050000000002" table:style-name="ce1">
            <text:p>-0.5802705</text:p>
          </table:table-cell>
          <table:table-cell office:value-type="float" office:value="-8.4972950000000002E-3" table:style-name="ce1">
            <text:p>-0.008497295</text:p>
          </table:table-cell>
          <table:table-cell office:value-type="float" office:value="4.9307296182975E-3" table:formula="of:=[.C57]*[.D57]" table:style-name="ce1">
            <text:p>0.0049307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7117150000000005" table:style-name="ce1">
            <text:p>-0.5711715</text:p>
          </table:table-cell>
          <table:table-cell office:value-type="float" office:value="-8.4882849999999999E-3" table:style-name="ce1">
            <text:p>-0.008488285</text:p>
          </table:table-cell>
          <table:table-cell office:value-type="float" office:value="4.8482664758775001E-3" table:formula="of:=[.C58]*[.D58]" table:style-name="ce1">
            <text:p>0.0048482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6207240000000003" table:style-name="ce1">
            <text:p>-0.5620724</text:p>
          </table:table-cell>
          <table:table-cell office:value-type="float" office:value="-8.4792759999999991E-3" table:style-name="ce1">
            <text:p>-0.008479276</text:p>
          </table:table-cell>
          <table:table-cell office:value-type="float" office:value="4.7659670115823994E-3" table:formula="of:=[.C59]*[.D59]" table:style-name="ce1">
            <text:p>0.00476596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529733" table:style-name="ce1">
            <text:p>-0.5529733</text:p>
          </table:table-cell>
          <table:table-cell office:value-type="float" office:value="-8.4702670000000001E-3" table:style-name="ce1">
            <text:p>-0.008470267</text:p>
          </table:table-cell>
          <table:table-cell office:value-type="float" office:value="4.6838314948711001E-3" table:formula="of:=[.C60]*[.D60]" table:style-name="ce1">
            <text:p>0.00468383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4387419999999997" table:style-name="ce1">
            <text:p>-0.5438742</text:p>
          </table:table-cell>
          <table:table-cell office:value-type="float" office:value="-8.4612579999999993E-3" table:style-name="ce1">
            <text:p>-0.008461258</text:p>
          </table:table-cell>
          <table:table-cell office:value-type="float" office:value="4.6018599257435996E-3" table:formula="of:=[.C61]*[.D61]" table:style-name="ce1">
            <text:p>0.004601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3477509999999995" table:style-name="ce1">
            <text:p>-0.5347751</text:p>
          </table:table-cell>
          <table:table-cell office:value-type="float" office:value="-8.4522490000000002E-3" table:style-name="ce1">
            <text:p>-0.008452249</text:p>
          </table:table-cell>
          <table:table-cell office:value-type="float" office:value="4.5200523041998997E-3" table:formula="of:=[.C62]*[.D62]" table:style-name="ce1">
            <text:p>0.00452005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2567609999999998" table:style-name="ce1">
            <text:p>-0.5256761</text:p>
          </table:table-cell>
          <table:table-cell office:value-type="float" office:value="-8.443239E-3" table:style-name="ce1">
            <text:p>-0.008443239</text:p>
          </table:table-cell>
          <table:table-cell office:value-type="float" office:value="4.4384089488879001E-3" table:formula="of:=[.C63]*[.D63]" table:style-name="ce1">
            <text:p>0.00443840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1657699999999995" table:style-name="ce1">
            <text:p>-0.516577</text:p>
          </table:table-cell>
          <table:table-cell office:value-type="float" office:value="-8.4342299999999992E-3" table:style-name="ce1">
            <text:p>-0.00843423</text:p>
          </table:table-cell>
          <table:table-cell office:value-type="float" office:value="4.3569292307099996E-3" table:formula="of:=[.C64]*[.D64]" table:style-name="ce1">
            <text:p>0.00435692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50747790000000004" table:style-name="ce1">
            <text:p>-0.5074779</text:p>
          </table:table-cell>
          <table:table-cell office:value-type="float" office:value="-8.4252210000000001E-3" table:style-name="ce1">
            <text:p>-0.008425221</text:p>
          </table:table-cell>
          <table:table-cell office:value-type="float" office:value="4.2756134601159004E-3" table:formula="of:=[.C65]*[.D65]" table:style-name="ce1">
            <text:p>0.00427561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9837890000000001" table:style-name="ce1">
            <text:p>-0.4983789</text:p>
          </table:table-cell>
          <table:table-cell office:value-type="float" office:value="-8.4162109999999998E-3" table:style-name="ce1">
            <text:p>-0.008416211</text:p>
          </table:table-cell>
          <table:table-cell office:value-type="float" office:value="4.1944619803479001E-3" table:formula="of:=[.C66]*[.D66]" table:style-name="ce1">
            <text:p>0.00419446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8927979999999999" table:style-name="ce1">
            <text:p>-0.4892798</text:p>
          </table:table-cell>
          <table:table-cell office:value-type="float" office:value="-8.4072020000000008E-3" table:style-name="ce1">
            <text:p>-0.008407202</text:p>
          </table:table-cell>
          <table:table-cell office:value-type="float" office:value="4.1134741131196003E-3" table:formula="of:=[.C67]*[.D67]" table:style-name="ce1">
            <text:p>0.00411347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8018070000000002" table:style-name="ce1">
            <text:p>-0.4801807</text:p>
          </table:table-cell>
          <table:table-cell office:value-type="float" office:value="-8.398193E-3" table:style-name="ce1">
            <text:p>-0.008398193</text:p>
          </table:table-cell>
          <table:table-cell office:value-type="float" office:value="4.0326501934751001E-3" table:formula="of:=[.C68]*[.D68]" table:style-name="ce1">
            <text:p>0.0040326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7108169999999999" table:style-name="ce1">
            <text:p>-0.4710817</text:p>
          </table:table-cell>
          <table:table-cell office:value-type="float" office:value="-8.3891829999999997E-3" table:style-name="ce1">
            <text:p>-0.008389183</text:p>
          </table:table-cell>
          <table:table-cell office:value-type="float" office:value="3.9519905892511E-3" table:formula="of:=[.C69]*[.D69]" table:style-name="ce1">
            <text:p>0.00395199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6198260000000002" table:style-name="ce1">
            <text:p>-0.4619826</text:p>
          </table:table-cell>
          <table:table-cell office:value-type="float" office:value="-8.3801740000000007E-3" table:style-name="ce1">
            <text:p>-0.008380174</text:p>
          </table:table-cell>
          <table:table-cell office:value-type="float" office:value="3.8714945729724005E-3" table:formula="of:=[.C70]*[.D70]" table:style-name="ce1">
            <text:p>0.00387149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5288349999999999" table:style-name="ce1">
            <text:p>-0.4528835</text:p>
          </table:table-cell>
          <table:table-cell office:value-type="float" office:value="-8.3711649999999999E-3" table:style-name="ce1">
            <text:p>-0.008371165</text:p>
          </table:table-cell>
          <table:table-cell office:value-type="float" office:value="3.7911625042774998E-3" table:formula="of:=[.C71]*[.D71]" table:style-name="ce1">
            <text:p>0.00379116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4378450000000003" table:style-name="ce1">
            <text:p>-0.4437845</text:p>
          </table:table-cell>
          <table:table-cell office:value-type="float" office:value="-8.3621549999999996E-3" table:style-name="ce1">
            <text:p>-0.008362155</text:p>
          </table:table-cell>
          <table:table-cell office:value-type="float" office:value="3.7109947755974999E-3" table:formula="of:=[.C72]*[.D72]" table:style-name="ce1">
            <text:p>0.00371099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346855" table:style-name="ce1">
            <text:p>-0.4346855</text:p>
          </table:table-cell>
          <table:table-cell office:value-type="float" office:value="-8.3531449999999993E-3" table:style-name="ce1">
            <text:p>-0.008353145</text:p>
          </table:table-cell>
          <table:table-cell office:value-type="float" office:value="3.6309910108974996E-3" table:formula="of:=[.C73]*[.D73]" table:style-name="ce1">
            <text:p>0.00363099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2558639999999998" table:style-name="ce1">
            <text:p>-0.4255864</text:p>
          </table:table-cell>
          <table:table-cell office:value-type="float" office:value="-8.3441360000000003E-3" table:style-name="ce1">
            <text:p>-0.008344136</text:p>
          </table:table-cell>
          <table:table-cell office:value-type="float" office:value="3.5511508013504E-3" table:formula="of:=[.C74]*[.D74]" table:style-name="ce1">
            <text:p>0.0035511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1648740000000001" table:style-name="ce1">
            <text:p>-0.4164874</text:p>
          </table:table-cell>
          <table:table-cell office:value-type="float" office:value="-8.335126E-3" table:style-name="ce1">
            <text:p>-0.008335126</text:p>
          </table:table-cell>
          <table:table-cell office:value-type="float" office:value="3.4714749564124002E-3" table:formula="of:=[.C75]*[.D75]" table:style-name="ce1">
            <text:p>0.00347147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40738839999999998" table:style-name="ce1">
            <text:p>-0.4073884</text:p>
          </table:table-cell>
          <table:table-cell office:value-type="float" office:value="-8.3261159999999997E-3" table:style-name="ce1">
            <text:p>-0.008326116</text:p>
          </table:table-cell>
          <table:table-cell office:value-type="float" office:value="3.3919630754543997E-3" table:formula="of:=[.C76]*[.D76]" table:style-name="ce1">
            <text:p>0.00339196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9828940000000002" table:style-name="ce1">
            <text:p>-0.3982894</text:p>
          </table:table-cell>
          <table:table-cell office:value-type="float" office:value="-8.3171059999999995E-3" table:style-name="ce1">
            <text:p>-0.008317106</text:p>
          </table:table-cell>
          <table:table-cell office:value-type="float" office:value="3.3126151584764001E-3" table:formula="of:=[.C77]*[.D77]" table:style-name="ce1">
            <text:p>0.00331261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8919039999999999" table:style-name="ce1">
            <text:p>-0.3891904</text:p>
          </table:table-cell>
          <table:table-cell office:value-type="float" office:value="-8.3080959999999992E-3" table:style-name="ce1">
            <text:p>-0.008308096</text:p>
          </table:table-cell>
          <table:table-cell office:value-type="float" office:value="3.2334312054783996E-3" table:formula="of:=[.C78]*[.D78]" table:style-name="ce1">
            <text:p>0.00323343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8009140000000002" table:style-name="ce1">
            <text:p>-0.3800914</text:p>
          </table:table-cell>
          <table:table-cell office:value-type="float" office:value="-8.2990860000000007E-3" table:style-name="ce1">
            <text:p>-0.008299086</text:p>
          </table:table-cell>
          <table:table-cell office:value-type="float" office:value="3.1544112164604006E-3" table:formula="of:=[.C79]*[.D79]" table:style-name="ce1">
            <text:p>0.00315441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709924" table:style-name="ce1">
            <text:p>-0.3709924</text:p>
          </table:table-cell>
          <table:table-cell office:value-type="float" office:value="-8.2900760000000004E-3" table:style-name="ce1">
            <text:p>-0.008290076</text:p>
          </table:table-cell>
          <table:table-cell office:value-type="float" office:value="3.0755551914224003E-3" table:formula="of:=[.C80]*[.D80]" table:style-name="ce1">
            <text:p>0.00307555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6189339999999998" table:style-name="ce1">
            <text:p>-0.3618934</text:p>
          </table:table-cell>
          <table:table-cell office:value-type="float" office:value="-8.2810660000000001E-3" table:style-name="ce1">
            <text:p>-0.008281066</text:p>
          </table:table-cell>
          <table:table-cell office:value-type="float" office:value="2.9968631303644E-3" table:formula="of:=[.C81]*[.D81]" table:style-name="ce1">
            <text:p>0.00299686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5279450000000001" table:style-name="ce1">
            <text:p>-0.3527945</text:p>
          </table:table-cell>
          <table:table-cell office:value-type="float" office:value="-8.2720550000000004E-3" table:style-name="ce1">
            <text:p>-0.008272055</text:p>
          </table:table-cell>
          <table:table-cell office:value-type="float" office:value="2.9183355076975001E-3" table:formula="of:=[.C82]*[.D82]" table:style-name="ce1">
            <text:p>0.00291833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4369559999999999" table:style-name="ce1">
            <text:p>-0.3436956</text:p>
          </table:table-cell>
          <table:table-cell office:value-type="float" office:value="-8.2630440000000006E-3" table:style-name="ce1">
            <text:p>-0.008263044</text:p>
          </table:table-cell>
          <table:table-cell office:value-type="float" office:value="2.8399718654064003E-3" table:formula="of:=[.C83]*[.D83]" table:style-name="ce1">
            <text:p>0.00283997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3459670000000002" table:style-name="ce1">
            <text:p>-0.3345967</text:p>
          </table:table-cell>
          <table:table-cell office:value-type="float" office:value="-8.2540329999999992E-3" table:style-name="ce1">
            <text:p>-0.008254033</text:p>
          </table:table-cell>
          <table:table-cell office:value-type="float" office:value="2.7617722034910999E-3" table:formula="of:=[.C84]*[.D84]" table:style-name="ce1">
            <text:p>0.00276177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254978" table:style-name="ce1">
            <text:p>-0.3254978</text:p>
          </table:table-cell>
          <table:table-cell office:value-type="float" office:value="-8.2450219999999994E-3" table:style-name="ce1">
            <text:p>-0.008245022</text:p>
          </table:table-cell>
          <table:table-cell office:value-type="float" office:value="2.6837365219515999E-3" table:formula="of:=[.C85]*[.D85]" table:style-name="ce1">
            <text:p>0.00268373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1639899999999999" table:style-name="ce1">
            <text:p>-0.316399</text:p>
          </table:table-cell>
          <table:table-cell office:value-type="float" office:value="-8.2360100000000002E-3" table:style-name="ce1">
            <text:p>-0.00823601</text:p>
          </table:table-cell>
          <table:table-cell office:value-type="float" office:value="2.6058653279899999E-3" table:formula="of:=[.C86]*[.D86]" table:style-name="ce1">
            <text:p>0.00260586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30730020000000002" table:style-name="ce1">
            <text:p>-0.3073002</text:p>
          </table:table-cell>
          <table:table-cell office:value-type="float" office:value="-8.2269979999999993E-3" table:style-name="ce1">
            <text:p>-0.008226998</text:p>
          </table:table-cell>
          <table:table-cell office:value-type="float" office:value="2.5281581307995999E-3" table:formula="of:=[.C87]*[.D87]" table:style-name="ce1">
            <text:p>0.00252815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9820150000000001" table:style-name="ce1">
            <text:p>-0.2982015</text:p>
          </table:table-cell>
          <table:table-cell office:value-type="float" office:value="-8.2179850000000006E-3" table:style-name="ce1">
            <text:p>-0.008217985</text:p>
          </table:table-cell>
          <table:table-cell office:value-type="float" office:value="2.4506154539775003E-3" table:formula="of:=[.C88]*[.D88]" table:style-name="ce1">
            <text:p>0.00245061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891029" table:style-name="ce1">
            <text:p>-0.2891029</text:p>
          </table:table-cell>
          <table:table-cell office:value-type="float" office:value="-8.2089710000000007E-3" table:style-name="ce1">
            <text:p>-0.008208971</text:p>
          </table:table-cell>
          <table:table-cell office:value-type="float" office:value="2.3732373221159002E-3" table:formula="of:=[.C89]*[.D89]" table:style-name="ce1">
            <text:p>0.00237323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8000429999999998" table:style-name="ce1">
            <text:p>-0.2800043</text:p>
          </table:table-cell>
          <table:table-cell office:value-type="float" office:value="-8.1999570000000008E-3" table:style-name="ce1">
            <text:p>-0.008199957</text:p>
          </table:table-cell>
          <table:table-cell office:value-type="float" office:value="2.2960232198151001E-3" table:formula="of:=[.C90]*[.D90]" table:style-name="ce1">
            <text:p>0.00229602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7090589999999998" table:style-name="ce1">
            <text:p>-0.2709059</text:p>
          </table:table-cell>
          <table:table-cell office:value-type="float" office:value="-8.1909410000000002E-3" table:style-name="ce1">
            <text:p>-0.008190941</text:p>
          </table:table-cell>
          <table:table-cell office:value-type="float" office:value="2.2189742434519E-3" table:formula="of:=[.C91]*[.D91]" table:style-name="ce1">
            <text:p>0.00221897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6180759999999997" table:style-name="ce1">
            <text:p>-0.2618076</text:p>
          </table:table-cell>
          <table:table-cell office:value-type="float" office:value="-8.1819240000000001E-3" table:style-name="ce1">
            <text:p>-0.008181924</text:p>
          </table:table-cell>
          <table:table-cell office:value-type="float" office:value="2.1420898858223996E-3" table:formula="of:=[.C92]*[.D92]" table:style-name="ce1">
            <text:p>0.0021420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5270939999999997" table:style-name="ce1">
            <text:p>-0.2527094</text:p>
          </table:table-cell>
          <table:table-cell office:value-type="float" office:value="-8.1729060000000006E-3" table:style-name="ce1">
            <text:p>-0.008172906</text:p>
          </table:table-cell>
          <table:table-cell office:value-type="float" office:value="2.0653701715164E-3" table:formula="of:=[.C93]*[.D93]" table:style-name="ce1">
            <text:p>0.0020653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4361150000000001" table:style-name="ce1">
            <text:p>-0.2436115</text:p>
          </table:table-cell>
          <table:table-cell office:value-type="float" office:value="-8.1638849999999992E-3" table:style-name="ce1">
            <text:p>-0.008163885</text:p>
          </table:table-cell>
          <table:table-cell office:value-type="float" office:value="1.9888162706775E-3" table:formula="of:=[.C94]*[.D94]" table:style-name="ce1">
            <text:p>0.00198881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345139" table:style-name="ce1">
            <text:p>-0.2345139</text:p>
          </table:table-cell>
          <table:table-cell office:value-type="float" office:value="-8.1548609999999994E-3" table:style-name="ce1">
            <text:p>-0.008154861</text:p>
          </table:table-cell>
          <table:table-cell office:value-type="float" office:value="1.9124282570678998E-3" table:formula="of:=[.C95]*[.D95]" table:style-name="ce1">
            <text:p>0.00191242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2541659999999999" table:style-name="ce1">
            <text:p>-0.2254166</text:p>
          </table:table-cell>
          <table:table-cell office:value-type="float" office:value="-8.1458339999999994E-3" table:style-name="ce1">
            <text:p>-0.008145834</text:p>
          </table:table-cell>
          <table:table-cell office:value-type="float" office:value="1.8362062044443997E-3" table:formula="of:=[.C96]*[.D96]" table:style-name="ce1">
            <text:p>0.00183620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163196" table:style-name="ce1">
            <text:p>-0.2163196</text:p>
          </table:table-cell>
          <table:table-cell office:value-type="float" office:value="-8.1368039999999992E-3" table:style-name="ce1">
            <text:p>-0.008136804</text:p>
          </table:table-cell>
          <table:table-cell office:value-type="float" office:value="1.7601501865583998E-3" table:formula="of:=[.C97]*[.D97]" table:style-name="ce1">
            <text:p>0.0017601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20722299999999999" table:style-name="ce1">
            <text:p>-0.207223</text:p>
          </table:table-cell>
          <table:table-cell office:value-type="float" office:value="-8.1277699999999994E-3" table:style-name="ce1">
            <text:p>-0.00812777</text:p>
          </table:table-cell>
          <table:table-cell office:value-type="float" office:value="1.6842608827099999E-3" table:formula="of:=[.C98]*[.D98]" table:style-name="ce1">
            <text:p>0.00168426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9812689999999999" table:style-name="ce1">
            <text:p>-0.1981269</text:p>
          </table:table-cell>
          <table:table-cell office:value-type="float" office:value="-8.1187310000000006E-3" table:style-name="ce1">
            <text:p>-0.008118731</text:p>
          </table:table-cell>
          <table:table-cell office:value-type="float" office:value="1.6085390049639001E-3" table:formula="of:=[.C99]*[.D99]" table:style-name="ce1">
            <text:p>0.0016085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8903139999999999" table:style-name="ce1">
            <text:p>-0.1890314</text:p>
          </table:table-cell>
          <table:table-cell office:value-type="float" office:value="-8.1096859999999996E-3" table:style-name="ce1">
            <text:p>-0.008109686</text:p>
          </table:table-cell>
          <table:table-cell office:value-type="float" office:value="1.5329852981403999E-3" table:formula="of:=[.C100]*[.D100]" table:style-name="ce1">
            <text:p>0.00153298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799365" table:style-name="ce1">
            <text:p>-0.1799365</text:p>
          </table:table-cell>
          <table:table-cell office:value-type="float" office:value="-8.1006350000000001E-3" table:style-name="ce1">
            <text:p>-0.008100635</text:p>
          </table:table-cell>
          <table:table-cell office:value-type="float" office:value="1.4575999096775E-3" table:formula="of:=[.C101]*[.D101]" table:style-name="ce1">
            <text:p>0.001457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7084250000000001" table:style-name="ce1">
            <text:p>-0.1708425</text:p>
          </table:table-cell>
          <table:table-cell office:value-type="float" office:value="-8.0915750000000002E-3" table:style-name="ce1">
            <text:p>-0.008091575</text:p>
          </table:table-cell>
          <table:table-cell office:value-type="float" office:value="1.3823849019375001E-3" table:formula="of:=[.C102]*[.D102]" table:style-name="ce1">
            <text:p>0.00138238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6174939999999999" table:style-name="ce1">
            <text:p>-0.1617494</text:p>
          </table:table-cell>
          <table:table-cell office:value-type="float" office:value="-8.0825059999999997E-3" table:style-name="ce1">
            <text:p>-0.008082506</text:p>
          </table:table-cell>
          <table:table-cell office:value-type="float" office:value="1.3073404959963999E-3" table:formula="of:=[.C103]*[.D103]" table:style-name="ce1">
            <text:p>0.0013073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526575" table:style-name="ce1">
            <text:p>-0.1526575</text:p>
          </table:table-cell>
          <table:table-cell office:value-type="float" office:value="-8.0734250000000004E-3" table:style-name="ce1">
            <text:p>-0.008073425</text:p>
          </table:table-cell>
          <table:table-cell office:value-type="float" office:value="1.2324688769375001E-3" table:formula="of:=[.C104]*[.D104]" table:style-name="ce1">
            <text:p>0.00123246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435669" table:style-name="ce1">
            <text:p>-0.1435669</text:p>
          </table:table-cell>
          <table:table-cell office:value-type="float" office:value="-8.0643309999999992E-3" table:style-name="ce1">
            <text:p>-0.008064331</text:p>
          </table:table-cell>
          <table:table-cell office:value-type="float" office:value="1.1577710022438999E-3" table:formula="of:=[.C105]*[.D105]" table:style-name="ce1">
            <text:p>0.00115777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3447790000000001" table:style-name="ce1">
            <text:p>-0.1344779</text:p>
          </table:table-cell>
          <table:table-cell office:value-type="float" office:value="-8.0552209999999996E-3" table:style-name="ce1">
            <text:p>-0.008055221</text:p>
          </table:table-cell>
          <table:table-cell office:value-type="float" office:value="1.0832492041159001E-3" table:formula="of:=[.C106]*[.D106]" table:style-name="ce1">
            <text:p>0.0010832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253909" table:style-name="ce1">
            <text:p>-0.1253909</text:p>
          </table:table-cell>
          <table:table-cell office:value-type="float" office:value="-8.046091E-3" table:style-name="ce1">
            <text:p>-0.008046091</text:p>
          </table:table-cell>
          <table:table-cell office:value-type="float" office:value="1.0089065919719001E-3" table:formula="of:=[.C107]*[.D107]" table:style-name="ce1">
            <text:p>0.00100890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163062" table:style-name="ce1">
            <text:p>-0.1163062</text:p>
          </table:table-cell>
          <table:table-cell office:value-type="float" office:value="-8.0369380000000004E-3" table:style-name="ce1">
            <text:p>-0.008036938</text:p>
          </table:table-cell>
          <table:table-cell office:value-type="float" office:value="9.3474571841560008E-4" table:formula="of:=[.C108]*[.D108]" table:style-name="ce1">
            <text:p>0.0009347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1072241" table:style-name="ce1">
            <text:p>-0.1072241</text:p>
          </table:table-cell>
          <table:table-cell office:value-type="float" office:value="-8.0277590000000006E-3" table:style-name="ce1">
            <text:p>-0.008027759</text:p>
          </table:table-cell>
          <table:table-cell office:value-type="float" office:value="8.6076923379190006E-4" table:formula="of:=[.C109]*[.D109]" table:style-name="ce1">
            <text:p>0.00086076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9.8145350000000006E-2" table:style-name="ce1">
            <text:p>-0.09814535</text:p>
          </table:table-cell>
          <table:table-cell office:value-type="float" office:value="-8.0185469999999991E-3" table:style-name="ce1">
            <text:p>-0.008018547</text:p>
          </table:table-cell>
          <table:table-cell office:value-type="float" office:value="7.8698310180644999E-4" table:formula="of:=[.C110]*[.D110]" table:style-name="ce1">
            <text:p>0.00078698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8.9070389999999999E-2" table:style-name="ce1">
            <text:p>-0.08907039</text:p>
          </table:table-cell>
          <table:table-cell office:value-type="float" office:value="-8.0092960000000008E-3" table:style-name="ce1">
            <text:p>-0.008009296</text:p>
          </table:table-cell>
          <table:table-cell office:value-type="float" office:value="7.1339111834544007E-4" table:formula="of:=[.C111]*[.D111]" table:style-name="ce1">
            <text:p>0.00071339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0.08" table:style-name="ce1">
            <text:p>-0.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6.4000000000000005E-4" table:formula="of:=[.C112]*[.D112]" table:style-name="ce1">
            <text:p>0.0006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7.0935020000000001E-2" table:style-name="ce1">
            <text:p>-0.07093502</text:p>
          </table:table-cell>
          <table:table-cell office:value-type="float" office:value="-7.9906500000000002E-3" table:style-name="ce1">
            <text:p>-0.00799065</text:p>
          </table:table-cell>
          <table:table-cell office:value-type="float" office:value="5.6681691756300002E-4" table:formula="of:=[.C113]*[.D113]" table:style-name="ce1">
            <text:p>0.00056681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6.1876479999999998E-2" table:style-name="ce1">
            <text:p>-0.06187648</text:p>
          </table:table-cell>
          <table:table-cell office:value-type="float" office:value="-7.9812349999999997E-3" table:style-name="ce1">
            <text:p>-0.007981235</text:p>
          </table:table-cell>
          <table:table-cell office:value-type="float" office:value="4.9385072785279995E-4" table:formula="of:=[.C114]*[.D114]" table:style-name="ce1">
            <text:p>0.0004938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5.2825549999999999E-2" table:style-name="ce1">
            <text:p>-0.05282555</text:p>
          </table:table-cell>
          <table:table-cell office:value-type="float" office:value="-7.9717439999999994E-3" table:style-name="ce1">
            <text:p>-0.007971744</text:p>
          </table:table-cell>
          <table:table-cell office:value-type="float" office:value="4.2111176125919994E-4" table:formula="of:=[.C115]*[.D115]" table:style-name="ce1">
            <text:p>0.00042111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4.3783660000000002E-2" table:style-name="ce1">
            <text:p>-0.04378366</text:p>
          </table:table-cell>
          <table:table-cell office:value-type="float" office:value="-7.9621629999999995E-3" table:style-name="ce1">
            <text:p>-0.007962163</text:p>
          </table:table-cell>
          <table:table-cell office:value-type="float" office:value="3.4861263765657998E-4" table:formula="of:=[.C116]*[.D116]" table:style-name="ce1">
            <text:p>0.00034861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3.4752480000000002E-2" table:style-name="ce1">
            <text:p>-0.03475248</text:p>
          </table:table-cell>
          <table:table-cell office:value-type="float" office:value="-7.9524750000000005E-3" table:style-name="ce1">
            <text:p>-0.007952475</text:p>
          </table:table-cell>
          <table:table-cell office:value-type="float" office:value="2.7636822838800006E-4" table:formula="of:=[.C117]*[.D117]" table:style-name="ce1">
            <text:p>0.00027636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2.573396E-2" table:style-name="ce1">
            <text:p>-0.02573396</text:p>
          </table:table-cell>
          <table:table-cell office:value-type="float" office:value="-7.9426600000000007E-3" table:style-name="ce1">
            <text:p>-0.00794266</text:p>
          </table:table-cell>
          <table:table-cell office:value-type="float" office:value="2.0439609473360001E-4" table:formula="of:=[.C118]*[.D118]" table:style-name="ce1">
            <text:p>0.0002043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1.6730419999999999E-2" table:style-name="ce1">
            <text:p>-0.01673042</text:p>
          </table:table-cell>
          <table:table-cell office:value-type="float" office:value="-7.9326959999999995E-3" table:style-name="ce1">
            <text:p>-0.007932696</text:p>
          </table:table-cell>
          <table:table-cell office:value-type="float" office:value="1.3271733581231998E-4" table:formula="of:=[.C119]*[.D119]" table:style-name="ce1">
            <text:p>0.00013271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-7.7445539999999998E-3" table:style-name="ce1">
            <text:p>-0.007744554</text:p>
          </table:table-cell>
          <table:table-cell office:value-type="float" office:value="-7.9225540000000001E-3" table:style-name="ce1">
            <text:p>-0.007922554</text:p>
          </table:table-cell>
          <table:table-cell office:value-type="float" office:value="6.1356647270915997E-5" table:formula="of:=[.C120]*[.D120]" table:style-name="ce1">
            <text:p>6.13566E-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.22047E-3" table:style-name="ce1">
            <text:p>0.00122047</text:p>
          </table:table-cell>
          <table:table-cell office:value-type="float" office:value="-7.9122050000000003E-3" table:style-name="ce1">
            <text:p>-0.007912205</text:p>
          </table:table-cell>
          <table:table-cell office:value-type="float" office:value="-9.6566088363500002E-6" table:formula="of:=[.C121]*[.D121]" table:style-name="ce1">
            <text:p>-9.65661E-0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.016097E-2" table:style-name="ce1">
            <text:p>0.01016097</text:p>
          </table:table-cell>
          <table:table-cell office:value-type="float" office:value="-7.9016099999999999E-3" table:style-name="ce1">
            <text:p>-0.00790161</text:p>
          </table:table-cell>
          <table:table-cell office:value-type="float" office:value="-8.0288022161699994E-5" table:formula="of:=[.C122]*[.D122]" table:style-name="ce1">
            <text:p>-8.0288E-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.9072660000000002E-2" table:style-name="ce1">
            <text:p>0.01907266</text:p>
          </table:table-cell>
          <table:table-cell office:value-type="float" office:value="-7.8907270000000002E-3" table:style-name="ce1">
            <text:p>-0.007890727</text:p>
          </table:table-cell>
          <table:table-cell office:value-type="float" office:value="-1.5049715322382E-4" table:formula="of:=[.C123]*[.D123]" table:style-name="ce1">
            <text:p>-0.00015049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.7950610000000001E-2" table:style-name="ce1">
            <text:p>0.02795061</text:p>
          </table:table-cell>
          <table:table-cell office:value-type="float" office:value="-7.8795059999999997E-3" table:style-name="ce1">
            <text:p>-0.007879506</text:p>
          </table:table-cell>
          <table:table-cell office:value-type="float" office:value="-2.2023699919865999E-4" table:formula="of:=[.C124]*[.D124]" table:style-name="ce1">
            <text:p>-0.00022023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.6789130000000003E-2" table:style-name="ce1">
            <text:p>0.03678913</text:p>
          </table:table-cell>
          <table:table-cell office:value-type="float" office:value="-7.8678910000000001E-3" table:style-name="ce1">
            <text:p>-0.007867891</text:p>
          </table:table-cell>
          <table:table-cell office:value-type="float" office:value="-2.8945286482483001E-4" table:formula="of:=[.C125]*[.D125]" table:style-name="ce1">
            <text:p>-0.00028945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.5581719999999999E-2" table:style-name="ce1">
            <text:p>0.04558172</text:p>
          </table:table-cell>
          <table:table-cell office:value-type="float" office:value="-7.8558169999999993E-3" table:style-name="ce1">
            <text:p>-0.007855817</text:p>
          </table:table-cell>
          <table:table-cell office:value-type="float" office:value="-3.5808165086523996E-4" table:formula="of:=[.C126]*[.D126]" table:style-name="ce1">
            <text:p>-0.00035808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.4321040000000001E-2" table:style-name="ce1">
            <text:p>0.05432104</text:p>
          </table:table-cell>
          <table:table-cell office:value-type="float" office:value="-7.8432099999999998E-3" table:style-name="ce1">
            <text:p>-0.00784321</text:p>
          </table:table-cell>
          <table:table-cell office:value-type="float" office:value="-4.2605132413839998E-4" table:formula="of:=[.C127]*[.D127]" table:style-name="ce1">
            <text:p>-0.0004260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.2998799999999994E-2" table:style-name="ce1">
            <text:p>0.0629988</text:p>
          </table:table-cell>
          <table:table-cell office:value-type="float" office:value="-7.8299879999999995E-3" table:style-name="ce1">
            <text:p>-0.007829988</text:p>
          </table:table-cell>
          <table:table-cell office:value-type="float" office:value="-4.9327984801439992E-4" table:formula="of:=[.C128]*[.D128]" table:style-name="ce1">
            <text:p>-0.0004932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.1605779999999994E-2" table:style-name="ce1">
            <text:p>0.07160578</text:p>
          </table:table-cell>
          <table:table-cell office:value-type="float" office:value="-7.8160580000000007E-3" table:style-name="ce1">
            <text:p>-0.007816058</text:p>
          </table:table-cell>
          <table:table-cell office:value-type="float" office:value="-5.5967492961523995E-4" table:formula="of:=[.C129]*[.D129]" table:style-name="ce1">
            <text:p>-0.00055967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.0131830000000001E-2" table:style-name="ce1">
            <text:p>0.08013183</text:p>
          </table:table-cell>
          <table:table-cell office:value-type="float" office:value="-7.8013179999999998E-3" table:style-name="ce1">
            <text:p>-0.007801318</text:p>
          </table:table-cell>
          <table:table-cell office:value-type="float" office:value="-6.2513388775194004E-4" table:formula="of:=[.C130]*[.D130]" table:style-name="ce1">
            <text:p>-0.00062513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.8565930000000001E-2" table:style-name="ce1">
            <text:p>0.08856593</text:p>
          </table:table-cell>
          <table:table-cell office:value-type="float" office:value="-7.7856590000000003E-3" table:style-name="ce1">
            <text:p>-0.007785659</text:p>
          </table:table-cell>
          <table:table-cell office:value-type="float" office:value="-6.8954412999787005E-4" table:formula="of:=[.C131]*[.D131]" table:style-name="ce1">
            <text:p>-0.00068954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.6896259999999998E-2" table:style-name="ce1">
            <text:p>0.09689626</text:p>
          </table:table-cell>
          <table:table-cell office:value-type="float" office:value="-7.7689630000000003E-3" table:style-name="ce1">
            <text:p>-0.007768963</text:p>
          </table:table-cell>
          <table:table-cell office:value-type="float" office:value="-7.5278345877838001E-4" table:formula="of:=[.C132]*[.D132]" table:style-name="ce1">
            <text:p>-0.00075278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0511040000000001" table:style-name="ce1">
            <text:p>0.1051104</text:p>
          </table:table-cell>
          <table:table-cell office:value-type="float" office:value="-7.751104E-3" table:style-name="ce1">
            <text:p>-0.007751104</text:p>
          </table:table-cell>
          <table:table-cell office:value-type="float" office:value="-8.1472164188160009E-4" table:formula="of:=[.C133]*[.D133]" table:style-name="ce1">
            <text:p>-0.00081472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131955" table:style-name="ce1">
            <text:p>0.1131955</text:p>
          </table:table-cell>
          <table:table-cell office:value-type="float" office:value="-7.7319550000000004E-3" table:style-name="ce1">
            <text:p>-0.007731955</text:p>
          </table:table-cell>
          <table:table-cell office:value-type="float" office:value="-8.7522251220250008E-4" table:formula="of:=[.C134]*[.D134]" table:style-name="ce1">
            <text:p>-0.00087522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211386" table:style-name="ce1">
            <text:p>0.1211386</text:p>
          </table:table-cell>
          <table:table-cell office:value-type="float" office:value="-7.7113859999999998E-3" table:style-name="ce1">
            <text:p>-0.007711386</text:p>
          </table:table-cell>
          <table:table-cell office:value-type="float" office:value="-9.3414650409959991E-4" table:formula="of:=[.C135]*[.D135]" table:style-name="ce1">
            <text:p>-0.00093414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2892690000000001" table:style-name="ce1">
            <text:p>0.1289269</text:p>
          </table:table-cell>
          <table:table-cell office:value-type="float" office:value="-7.6892690000000003E-3" table:style-name="ce1">
            <text:p>-0.007689269</text:p>
          </table:table-cell>
          <table:table-cell office:value-type="float" office:value="-9.9135361543610002E-4" table:formula="of:=[.C136]*[.D136]" table:style-name="ce1">
            <text:p>-0.00099135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3654830000000001" table:style-name="ce1">
            <text:p>0.1365483</text:p>
          </table:table-cell>
          <table:table-cell office:value-type="float" office:value="-7.6654829999999998E-3" table:style-name="ce1">
            <text:p>-0.007665483</text:p>
          </table:table-cell>
          <table:table-cell office:value-type="float" office:value="-1.0467086723289002E-3" table:formula="of:=[.C137]*[.D137]" table:style-name="ce1">
            <text:p>-0.00104670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4399139999999999" table:style-name="ce1">
            <text:p>0.1439914</text:p>
          </table:table-cell>
          <table:table-cell office:value-type="float" office:value="-7.6399140000000003E-3" table:style-name="ce1">
            <text:p>-0.007639914</text:p>
          </table:table-cell>
          <table:table-cell office:value-type="float" office:value="-1.1000819127396E-3" table:formula="of:=[.C138]*[.D138]" table:style-name="ce1">
            <text:p>-0.00110008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512463" table:style-name="ce1">
            <text:p>0.1512463</text:p>
          </table:table-cell>
          <table:table-cell office:value-type="float" office:value="-7.6124629999999999E-3" table:style-name="ce1">
            <text:p>-0.007612463</text:p>
          </table:table-cell>
          <table:table-cell office:value-type="float" office:value="-1.1513568626368999E-3" table:formula="of:=[.C139]*[.D139]" table:style-name="ce1">
            <text:p>-0.00115135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5830449999999999" table:style-name="ce1">
            <text:p>0.1583045</text:p>
          </table:table-cell>
          <table:table-cell office:value-type="float" office:value="-7.5830450000000001E-3" table:style-name="ce1">
            <text:p>-0.007583045</text:p>
          </table:table-cell>
          <table:table-cell office:value-type="float" office:value="-1.2004301472024999E-3" table:formula="of:=[.C140]*[.D140]" table:style-name="ce1">
            <text:p>-0.0012004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6515949999999999" table:style-name="ce1">
            <text:p>0.1651595</text:p>
          </table:table-cell>
          <table:table-cell office:value-type="float" office:value="-7.5515950000000004E-3" table:style-name="ce1">
            <text:p>-0.007551595</text:p>
          </table:table-cell>
          <table:table-cell office:value-type="float" office:value="-1.2472176544025E-3" table:formula="of:=[.C141]*[.D141]" table:style-name="ce1">
            <text:p>-0.00124721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718065" table:style-name="ce1">
            <text:p>0.1718065</text:p>
          </table:table-cell>
          <table:table-cell office:value-type="float" office:value="-7.518065E-3" table:style-name="ce1">
            <text:p>-0.007518065</text:p>
          </table:table-cell>
          <table:table-cell office:value-type="float" office:value="-1.2916524344225E-3" table:formula="of:=[.C142]*[.D142]" table:style-name="ce1">
            <text:p>-0.00129165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7824309999999999" table:style-name="ce1">
            <text:p>0.1782431</text:p>
          </table:table-cell>
          <table:table-cell office:value-type="float" office:value="-7.4824310000000003E-3" table:style-name="ce1">
            <text:p>-0.007482431</text:p>
          </table:table-cell>
          <table:table-cell office:value-type="float" office:value="-1.3336916969761E-3" table:formula="of:=[.C143]*[.D143]" table:style-name="ce1">
            <text:p>-0.00133369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8446850000000001" table:style-name="ce1">
            <text:p>0.1844685</text:p>
          </table:table-cell>
          <table:table-cell office:value-type="float" office:value="-7.4446850000000004E-3" table:style-name="ce1">
            <text:p>-0.007444685</text:p>
          </table:table-cell>
          <table:table-cell office:value-type="float" office:value="-1.3733098749225002E-3" table:formula="of:=[.C144]*[.D144]" table:style-name="ce1">
            <text:p>-0.0013733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9048409999999999" table:style-name="ce1">
            <text:p>0.1904841</text:p>
          </table:table-cell>
          <table:table-cell office:value-type="float" office:value="-7.4048409999999997E-3" table:style-name="ce1">
            <text:p>-0.007404841</text:p>
          </table:table-cell>
          <table:table-cell office:value-type="float" office:value="-1.4105044735280999E-3" table:formula="of:=[.C145]*[.D145]" table:style-name="ce1">
            <text:p>-0.00141050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9629260000000001" table:style-name="ce1">
            <text:p>0.1962926</text:p>
          </table:table-cell>
          <table:table-cell office:value-type="float" office:value="-7.3629259999999997E-3" table:style-name="ce1">
            <text:p>-0.007362926</text:p>
          </table:table-cell>
          <table:table-cell office:value-type="float" office:value="-1.4452878881475999E-3" table:formula="of:=[.C146]*[.D146]" table:style-name="ce1">
            <text:p>-0.00144528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0189850000000001" table:style-name="ce1">
            <text:p>0.2018985</text:p>
          </table:table-cell>
          <table:table-cell office:value-type="float" office:value="-7.3189850000000001E-3" table:style-name="ce1">
            <text:p>-0.007318985</text:p>
          </table:table-cell>
          <table:table-cell office:value-type="float" office:value="-1.4776920930225001E-3" table:formula="of:=[.C147]*[.D147]" table:style-name="ce1">
            <text:p>-0.00147769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073073" table:style-name="ce1">
            <text:p>0.2073073</text:p>
          </table:table-cell>
          <table:table-cell office:value-type="float" office:value="-7.2730729999999997E-3" table:style-name="ce1">
            <text:p>-0.007273073</text:p>
          </table:table-cell>
          <table:table-cell office:value-type="float" office:value="-1.5077611263328999E-3" table:formula="of:=[.C148]*[.D148]" table:style-name="ce1">
            <text:p>-0.00150776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1252550000000001" table:style-name="ce1">
            <text:p>0.2125255</text:p>
          </table:table-cell>
          <table:table-cell office:value-type="float" office:value="-7.2252549999999999E-3" table:style-name="ce1">
            <text:p>-0.007225255</text:p>
          </table:table-cell>
          <table:table-cell office:value-type="float" office:value="-1.5355509315025E-3" table:formula="of:=[.C149]*[.D149]" table:style-name="ce1">
            <text:p>-0.0015355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1756039999999999" table:style-name="ce1">
            <text:p>0.2175604</text:p>
          </table:table-cell>
          <table:table-cell office:value-type="float" office:value="-7.1756040000000004E-3" table:style-name="ce1">
            <text:p>-0.007175604</text:p>
          </table:table-cell>
          <table:table-cell office:value-type="float" office:value="-1.5611272764816E-3" table:formula="of:=[.C150]*[.D150]" table:style-name="ce1">
            <text:p>-0.0015611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224196" table:style-name="ce1">
            <text:p>0.2224196</text:p>
          </table:table-cell>
          <table:table-cell office:value-type="float" office:value="-7.1241960000000002E-3" table:style-name="ce1">
            <text:p>-0.007124196</text:p>
          </table:table-cell>
          <table:table-cell office:value-type="float" office:value="-1.5845608246416001E-3" table:formula="of:=[.C151]*[.D151]" table:style-name="ce1">
            <text:p>-0.00158456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2711100000000001" table:style-name="ce1">
            <text:p>0.227111</text:p>
          </table:table-cell>
          <table:table-cell office:value-type="float" office:value="-7.0711100000000002E-3" table:style-name="ce1">
            <text:p>-0.00707111</text:p>
          </table:table-cell>
          <table:table-cell office:value-type="float" office:value="-1.6059268632100001E-3" table:formula="of:=[.C152]*[.D152]" table:style-name="ce1">
            <text:p>-0.0016059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3164270000000001" table:style-name="ce1">
            <text:p>0.2316427</text:p>
          </table:table-cell>
          <table:table-cell office:value-type="float" office:value="-7.0164270000000004E-3" table:style-name="ce1">
            <text:p>-0.007016427</text:p>
          </table:table-cell>
          <table:table-cell office:value-type="float" office:value="-1.6253040946329002E-3" table:formula="of:=[.C153]*[.D153]" table:style-name="ce1">
            <text:p>-0.00162530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360228" table:style-name="ce1">
            <text:p>0.2360228</text:p>
          </table:table-cell>
          <table:table-cell office:value-type="float" office:value="-6.9602279999999997E-3" table:style-name="ce1">
            <text:p>-0.006960228</text:p>
          </table:table-cell>
          <table:table-cell office:value-type="float" office:value="-1.6427725011983999E-3" table:formula="of:=[.C154]*[.D154]" table:style-name="ce1">
            <text:p>-0.00164277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4025930000000001" table:style-name="ce1">
            <text:p>0.2402593</text:p>
          </table:table-cell>
          <table:table-cell office:value-type="float" office:value="-6.9025930000000003E-3" table:style-name="ce1">
            <text:p>-0.006902593</text:p>
          </table:table-cell>
          <table:table-cell office:value-type="float" office:value="-1.6584121623649001E-3" table:formula="of:=[.C155]*[.D155]" table:style-name="ce1">
            <text:p>-0.00165841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4435979999999999" table:style-name="ce1">
            <text:p>0.2443598</text:p>
          </table:table-cell>
          <table:table-cell office:value-type="float" office:value="-6.8435980000000002E-3" table:style-name="ce1">
            <text:p>-0.006843598</text:p>
          </table:table-cell>
          <table:table-cell office:value-type="float" office:value="-1.6723002385604E-3" table:formula="of:=[.C156]*[.D156]" table:style-name="ce1">
            <text:p>-0.001672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4833179999999999" table:style-name="ce1">
            <text:p>0.2483318</text:p>
          </table:table-cell>
          <table:table-cell office:value-type="float" office:value="-6.783318E-3" table:style-name="ce1">
            <text:p>-0.006783318</text:p>
          </table:table-cell>
          <table:table-cell office:value-type="float" office:value="-1.6845135689123999E-3" table:formula="of:=[.C157]*[.D157]" table:style-name="ce1">
            <text:p>-0.00168451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5218239999999997" table:style-name="ce1">
            <text:p>0.2521824</text:p>
          </table:table-cell>
          <table:table-cell office:value-type="float" office:value="-6.7218240000000004E-3" table:style-name="ce1">
            <text:p>-0.006721824</text:p>
          </table:table-cell>
          <table:table-cell office:value-type="float" office:value="-1.6951257086976E-3" table:formula="of:=[.C158]*[.D158]" table:style-name="ce1">
            <text:p>-0.00169512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5591839999999999" table:style-name="ce1">
            <text:p>0.2559184</text:p>
          </table:table-cell>
          <table:table-cell office:value-type="float" office:value="-6.6591840000000003E-3" table:style-name="ce1">
            <text:p>-0.006659184</text:p>
          </table:table-cell>
          <table:table-cell office:value-type="float" office:value="-1.7042077145856E-3" table:formula="of:=[.C159]*[.D159]" table:style-name="ce1">
            <text:p>-0.00170420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5954630000000001" table:style-name="ce1">
            <text:p>0.2595463</text:p>
          </table:table-cell>
          <table:table-cell office:value-type="float" office:value="-6.5954630000000002E-3" table:style-name="ce1">
            <text:p>-0.006595463</text:p>
          </table:table-cell>
          <table:table-cell office:value-type="float" office:value="-1.7118280184369001E-3" table:formula="of:=[.C160]*[.D160]" table:style-name="ce1">
            <text:p>-0.00171182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6307219999999998" table:style-name="ce1">
            <text:p>0.2630722</text:p>
          </table:table-cell>
          <table:table-cell office:value-type="float" office:value="-6.5307220000000001E-3" table:style-name="ce1">
            <text:p>-0.006530722</text:p>
          </table:table-cell>
          <table:table-cell office:value-type="float" office:value="-1.7180514041284E-3" table:formula="of:=[.C161]*[.D161]" table:style-name="ce1">
            <text:p>-0.0017180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6650180000000001" table:style-name="ce1">
            <text:p>0.2665018</text:p>
          </table:table-cell>
          <table:table-cell office:value-type="float" office:value="-6.4650180000000003E-3" table:style-name="ce1">
            <text:p>-0.006465018</text:p>
          </table:table-cell>
          <table:table-cell office:value-type="float" office:value="-1.7229389340324001E-3" table:formula="of:=[.C162]*[.D162]" table:style-name="ce1">
            <text:p>-0.0017229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6984049999999998" table:style-name="ce1">
            <text:p>0.2698405</text:p>
          </table:table-cell>
          <table:table-cell office:value-type="float" office:value="-6.3984050000000002E-3" table:style-name="ce1">
            <text:p>-0.006398405</text:p>
          </table:table-cell>
          <table:table-cell office:value-type="float" office:value="-1.7265488044025E-3" table:formula="of:=[.C163]*[.D163]" table:style-name="ce1">
            <text:p>-0.0017265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7309349999999999" table:style-name="ce1">
            <text:p>0.2730935</text:p>
          </table:table-cell>
          <table:table-cell office:value-type="float" office:value="-6.3309350000000002E-3" table:style-name="ce1">
            <text:p>-0.006330935</text:p>
          </table:table-cell>
          <table:table-cell office:value-type="float" office:value="-1.7289371974225001E-3" table:formula="of:=[.C164]*[.D164]" table:style-name="ce1">
            <text:p>-0.00172893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7626529999999999" table:style-name="ce1">
            <text:p>0.2762653</text:p>
          </table:table-cell>
          <table:table-cell office:value-type="float" office:value="-6.262653E-3" table:style-name="ce1">
            <text:p>-0.006262653</text:p>
          </table:table-cell>
          <table:table-cell office:value-type="float" office:value="-1.7301537098408999E-3" table:formula="of:=[.C165]*[.D165]" table:style-name="ce1">
            <text:p>-0.00173015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7936050000000001" table:style-name="ce1">
            <text:p>0.2793605</text:p>
          </table:table-cell>
          <table:table-cell office:value-type="float" office:value="-6.1936049999999996E-3" table:style-name="ce1">
            <text:p>-0.006193605</text:p>
          </table:table-cell>
          <table:table-cell office:value-type="float" office:value="-1.7302485896025001E-3" table:formula="of:=[.C166]*[.D166]" table:style-name="ce1">
            <text:p>-0.0017302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823832" table:style-name="ce1">
            <text:p>0.2823832</text:p>
          </table:table-cell>
          <table:table-cell office:value-type="float" office:value="-6.1238320000000001E-3" table:style-name="ce1">
            <text:p>-0.006123832</text:p>
          </table:table-cell>
          <table:table-cell office:value-type="float" office:value="-1.7292672764224E-3" table:formula="of:=[.C167]*[.D167]" table:style-name="ce1">
            <text:p>-0.00172926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8533730000000002" table:style-name="ce1">
            <text:p>0.2853373</text:p>
          </table:table-cell>
          <table:table-cell office:value-type="float" office:value="-6.0533729999999999E-3" table:style-name="ce1">
            <text:p>-0.006053373</text:p>
          </table:table-cell>
          <table:table-cell office:value-type="float" office:value="-1.7272531077129E-3" table:formula="of:=[.C168]*[.D168]" table:style-name="ce1">
            <text:p>-0.00172725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882265" table:style-name="ce1">
            <text:p>0.2882265</text:p>
          </table:table-cell>
          <table:table-cell office:value-type="float" office:value="-5.9822649999999996E-3" table:style-name="ce1">
            <text:p>-0.005982265</text:p>
          </table:table-cell>
          <table:table-cell office:value-type="float" office:value="-1.7242473030224998E-3" table:formula="of:=[.C169]*[.D169]" table:style-name="ce1">
            <text:p>-0.00172424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9105409999999998" table:style-name="ce1">
            <text:p>0.2910541</text:p>
          </table:table-cell>
          <table:table-cell office:value-type="float" office:value="-5.9105410000000001E-3" table:style-name="ce1">
            <text:p>-0.005910541</text:p>
          </table:table-cell>
          <table:table-cell office:value-type="float" office:value="-1.7202871912680999E-3" table:formula="of:=[.C170]*[.D170]" table:style-name="ce1">
            <text:p>-0.00172028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9382330000000001" table:style-name="ce1">
            <text:p>0.2938233</text:p>
          </table:table-cell>
          <table:table-cell office:value-type="float" office:value="-5.838233E-3" table:style-name="ce1">
            <text:p>-0.005838233</text:p>
          </table:table-cell>
          <table:table-cell office:value-type="float" office:value="-1.7154088862289E-3" table:formula="of:=[.C171]*[.D171]" table:style-name="ce1">
            <text:p>-0.00171540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965371" table:style-name="ce1">
            <text:p>0.2965371</text:p>
          </table:table-cell>
          <table:table-cell office:value-type="float" office:value="-5.765371E-3" table:style-name="ce1">
            <text:p>-0.005765371</text:p>
          </table:table-cell>
          <table:table-cell office:value-type="float" office:value="-1.7096463967641001E-3" table:formula="of:=[.C172]*[.D172]" table:style-name="ce1">
            <text:p>-0.0017096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9919829999999997" table:style-name="ce1">
            <text:p>0.2991983</text:p>
          </table:table-cell>
          <table:table-cell office:value-type="float" office:value="-5.6919830000000003E-3" table:style-name="ce1">
            <text:p>-0.005691983</text:p>
          </table:table-cell>
          <table:table-cell office:value-type="float" office:value="-1.7030316372288999E-3" table:formula="of:=[.C173]*[.D173]" table:style-name="ce1">
            <text:p>-0.00170303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0180940000000001" table:style-name="ce1">
            <text:p>0.3018094</text:p>
          </table:table-cell>
          <table:table-cell office:value-type="float" office:value="-5.6180939999999997E-3" table:style-name="ce1">
            <text:p>-0.005618094</text:p>
          </table:table-cell>
          <table:table-cell office:value-type="float" office:value="-1.6955935792835998E-3" table:formula="of:=[.C174]*[.D174]" table:style-name="ce1">
            <text:p>-0.00169559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043729" table:style-name="ce1">
            <text:p>0.3043729</text:p>
          </table:table-cell>
          <table:table-cell office:value-type="float" office:value="-5.5437289999999998E-3" table:style-name="ce1">
            <text:p>-0.005543729</text:p>
          </table:table-cell>
          <table:table-cell office:value-type="float" office:value="-1.6873608725441001E-3" table:formula="of:=[.C175]*[.D175]" table:style-name="ce1">
            <text:p>-0.00168736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0689100000000002" table:style-name="ce1">
            <text:p>0.306891</text:p>
          </table:table-cell>
          <table:table-cell office:value-type="float" office:value="-5.4689099999999996E-3" table:style-name="ce1">
            <text:p>-0.00546891</text:p>
          </table:table-cell>
          <table:table-cell office:value-type="float" office:value="-1.6783592588100001E-3" table:formula="of:=[.C176]*[.D176]" table:style-name="ce1">
            <text:p>-0.00167835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0936599999999997" table:style-name="ce1">
            <text:p>0.309366</text:p>
          </table:table-cell>
          <table:table-cell office:value-type="float" office:value="-5.3936599999999998E-3" table:style-name="ce1">
            <text:p>-0.00539366</text:p>
          </table:table-cell>
          <table:table-cell office:value-type="float" office:value="-1.6686150195599997E-3" table:formula="of:=[.C177]*[.D177]" table:style-name="ce1">
            <text:p>-0.00166861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1179970000000001" table:style-name="ce1">
            <text:p>0.3117997</text:p>
          </table:table-cell>
          <table:table-cell office:value-type="float" office:value="-5.3179969999999997E-3" table:style-name="ce1">
            <text:p>-0.005317997</text:p>
          </table:table-cell>
          <table:table-cell office:value-type="float" office:value="-1.6581498692008999E-3" table:formula="of:=[.C178]*[.D178]" table:style-name="ce1">
            <text:p>-0.0016581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1419419999999998" table:style-name="ce1">
            <text:p>0.3141942</text:p>
          </table:table-cell>
          <table:table-cell office:value-type="float" office:value="-5.2419420000000003E-3" table:style-name="ce1">
            <text:p>-0.005241942</text:p>
          </table:table-cell>
          <table:table-cell office:value-type="float" office:value="-1.6469877731363999E-3" table:formula="of:=[.C179]*[.D179]" table:style-name="ce1">
            <text:p>-0.00164698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1655109999999997" table:style-name="ce1">
            <text:p>0.3165511</text:p>
          </table:table-cell>
          <table:table-cell office:value-type="float" office:value="-5.1655110000000002E-3" table:style-name="ce1">
            <text:p>-0.005165511</text:p>
          </table:table-cell>
          <table:table-cell office:value-type="float" office:value="-1.6351481891121E-3" table:formula="of:=[.C180]*[.D180]" table:style-name="ce1">
            <text:p>-0.00163514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1887209999999999" table:style-name="ce1">
            <text:p>0.3188721</text:p>
          </table:table-cell>
          <table:table-cell office:value-type="float" office:value="-5.088721E-3" table:style-name="ce1">
            <text:p>-0.005088721</text:p>
          </table:table-cell>
          <table:table-cell office:value-type="float" office:value="-1.6226511515841E-3" table:formula="of:=[.C181]*[.D181]" table:style-name="ce1">
            <text:p>-0.0016226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2115870000000002" table:style-name="ce1">
            <text:p>0.3211587</text:p>
          </table:table-cell>
          <table:table-cell office:value-type="float" office:value="-5.0115869999999996E-3" table:style-name="ce1">
            <text:p>-0.005011587</text:p>
          </table:table-cell>
          <table:table-cell office:value-type="float" office:value="-1.6095147658569001E-3" table:formula="of:=[.C182]*[.D182]" table:style-name="ce1">
            <text:p>-0.00160951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2341259999999999" table:style-name="ce1">
            <text:p>0.3234126</text:p>
          </table:table-cell>
          <table:table-cell office:value-type="float" office:value="-4.9341259999999996E-3" table:style-name="ce1">
            <text:p>-0.004934126</text:p>
          </table:table-cell>
          <table:table-cell office:value-type="float" office:value="-1.5957585183875998E-3" table:formula="of:=[.C183]*[.D183]" table:style-name="ce1">
            <text:p>-0.00159575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256349" table:style-name="ce1">
            <text:p>0.3256349</text:p>
          </table:table-cell>
          <table:table-cell office:value-type="float" office:value="-4.8563490000000003E-3" table:style-name="ce1">
            <text:p>-0.004856349</text:p>
          </table:table-cell>
          <table:table-cell office:value-type="float" office:value="-1.5813967209801002E-3" table:formula="of:=[.C184]*[.D184]" table:style-name="ce1">
            <text:p>-0.00158139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2782709999999998" table:style-name="ce1">
            <text:p>0.3278271</text:p>
          </table:table-cell>
          <table:table-cell office:value-type="float" office:value="-4.7782709999999997E-3" table:style-name="ce1">
            <text:p>-0.004778271</text:p>
          </table:table-cell>
          <table:table-cell office:value-type="float" office:value="-1.5664467249440997E-3" table:formula="of:=[.C185]*[.D185]" table:style-name="ce1">
            <text:p>-0.00156644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2999040000000002" table:style-name="ce1">
            <text:p>0.3299904</text:p>
          </table:table-cell>
          <table:table-cell office:value-type="float" office:value="-4.6999040000000004E-3" table:style-name="ce1">
            <text:p>-0.004699904</text:p>
          </table:table-cell>
          <table:table-cell office:value-type="float" office:value="-1.5509232009216002E-3" table:formula="of:=[.C186]*[.D186]" table:style-name="ce1">
            <text:p>-0.00155092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3212589999999997" table:style-name="ce1">
            <text:p>0.3321259</text:p>
          </table:table-cell>
          <table:table-cell office:value-type="float" office:value="-4.621259E-3" table:style-name="ce1">
            <text:p>-0.004621259</text:p>
          </table:table-cell>
          <table:table-cell office:value-type="float" office:value="-1.5348398045080998E-3" table:formula="of:=[.C187]*[.D187]" table:style-name="ce1">
            <text:p>-0.0015348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342348" table:style-name="ce1">
            <text:p>0.3342348</text:p>
          </table:table-cell>
          <table:table-cell office:value-type="float" office:value="-4.5423479999999999E-3" table:style-name="ce1">
            <text:p>-0.004542348</text:p>
          </table:table-cell>
          <table:table-cell office:value-type="float" office:value="-1.5182107753104E-3" table:formula="of:=[.C188]*[.D188]" table:style-name="ce1">
            <text:p>-0.00151821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3631800000000001" table:style-name="ce1">
            <text:p>0.336318</text:p>
          </table:table-cell>
          <table:table-cell office:value-type="float" office:value="-4.4631799999999998E-3" table:style-name="ce1">
            <text:p>-0.00446318</text:p>
          </table:table-cell>
          <table:table-cell office:value-type="float" office:value="-1.50104777124E-3" table:formula="of:=[.C189]*[.D189]" table:style-name="ce1">
            <text:p>-0.00150104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3837660000000003" table:style-name="ce1">
            <text:p>0.3383766</text:p>
          </table:table-cell>
          <table:table-cell office:value-type="float" office:value="-4.3837659999999999E-3" table:style-name="ce1">
            <text:p>-0.004383766</text:p>
          </table:table-cell>
          <table:table-cell office:value-type="float" office:value="-1.4833638342756001E-3" table:formula="of:=[.C190]*[.D190]" table:style-name="ce1">
            <text:p>-0.00148336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4041149999999998" table:style-name="ce1">
            <text:p>0.3404115</text:p>
          </table:table-cell>
          <table:table-cell office:value-type="float" office:value="-4.3041149999999999E-3" table:style-name="ce1">
            <text:p>-0.004304115</text:p>
          </table:table-cell>
          <table:table-cell office:value-type="float" office:value="-1.4651702433224997E-3" table:formula="of:=[.C191]*[.D191]" table:style-name="ce1">
            <text:p>-0.0014651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4242359999999999" table:style-name="ce1">
            <text:p>0.3424236</text:p>
          </table:table-cell>
          <table:table-cell office:value-type="float" office:value="-4.2242360000000001E-3" table:style-name="ce1">
            <text:p>-0.004224236</text:p>
          </table:table-cell>
          <table:table-cell office:value-type="float" office:value="-1.4464780983696E-3" table:formula="of:=[.C192]*[.D192]" table:style-name="ce1">
            <text:p>-0.00144647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4441369999999999" table:style-name="ce1">
            <text:p>0.3444137</text:p>
          </table:table-cell>
          <table:table-cell office:value-type="float" office:value="-4.144137E-3" table:style-name="ce1">
            <text:p>-0.004144137</text:p>
          </table:table-cell>
          <table:table-cell office:value-type="float" office:value="-1.4272975574769E-3" table:formula="of:=[.C193]*[.D193]" table:style-name="ce1">
            <text:p>-0.00142729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4638259999999998" table:style-name="ce1">
            <text:p>0.3463826</text:p>
          </table:table-cell>
          <table:table-cell office:value-type="float" office:value="-4.0638260000000004E-3" table:style-name="ce1">
            <text:p>-0.004063826</text:p>
          </table:table-cell>
          <table:table-cell office:value-type="float" office:value="-1.4076386158276002E-3" table:formula="of:=[.C194]*[.D194]" table:style-name="ce1">
            <text:p>-0.0014076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483311" table:style-name="ce1">
            <text:p>0.3483311</text:p>
          </table:table-cell>
          <table:table-cell office:value-type="float" office:value="-3.9833109999999998E-3" table:style-name="ce1">
            <text:p>-0.003983311</text:p>
          </table:table-cell>
          <table:table-cell office:value-type="float" office:value="-1.3875111022721E-3" table:formula="of:=[.C195]*[.D195]" table:style-name="ce1">
            <text:p>-0.00138751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5025990000000001" table:style-name="ce1">
            <text:p>0.3502599</text:p>
          </table:table-cell>
          <table:table-cell office:value-type="float" office:value="-3.9025990000000001E-3" table:style-name="ce1">
            <text:p>-0.003902599</text:p>
          </table:table-cell>
          <table:table-cell office:value-type="float" office:value="-1.3669239354801E-3" table:formula="of:=[.C196]*[.D196]" table:style-name="ce1">
            <text:p>-0.00136692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5216969999999997" table:style-name="ce1">
            <text:p>0.3521697</text:p>
          </table:table-cell>
          <table:table-cell office:value-type="float" office:value="-3.8216970000000002E-3" table:style-name="ce1">
            <text:p>-0.003821697</text:p>
          </table:table-cell>
          <table:table-cell office:value-type="float" office:value="-1.3458858859809E-3" table:formula="of:=[.C197]*[.D197]" table:style-name="ce1">
            <text:p>-0.0013458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5406110000000002" table:style-name="ce1">
            <text:p>0.3540611</text:p>
          </table:table-cell>
          <table:table-cell office:value-type="float" office:value="-3.740611E-3" table:style-name="ce1">
            <text:p>-0.003740611</text:p>
          </table:table-cell>
          <table:table-cell office:value-type="float" office:value="-1.3244048453321001E-3" table:formula="of:=[.C198]*[.D198]" table:style-name="ce1">
            <text:p>-0.0013244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5593469999999999" table:style-name="ce1">
            <text:p>0.3559347</text:p>
          </table:table-cell>
          <table:table-cell office:value-type="float" office:value="-3.6593469999999999E-3" table:style-name="ce1">
            <text:p>-0.003659347</text:p>
          </table:table-cell>
          <table:table-cell office:value-type="float" office:value="-1.3024885766408998E-3" table:formula="of:=[.C199]*[.D199]" table:style-name="ce1">
            <text:p>-0.00130248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5779119999999998" table:style-name="ce1">
            <text:p>0.3577912</text:p>
          </table:table-cell>
          <table:table-cell office:value-type="float" office:value="-3.5779119999999999E-3" table:style-name="ce1">
            <text:p>-0.003577912</text:p>
          </table:table-cell>
          <table:table-cell office:value-type="float" office:value="-1.2801454279744E-3" table:formula="of:=[.C200]*[.D200]" table:style-name="ce1">
            <text:p>-0.00128014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5963099999999998" table:style-name="ce1">
            <text:p>0.359631</text:p>
          </table:table-cell>
          <table:table-cell office:value-type="float" office:value="-3.4963099999999999E-3" table:style-name="ce1">
            <text:p>-0.00349631</text:p>
          </table:table-cell>
          <table:table-cell office:value-type="float" office:value="-1.2573814616099999E-3" table:formula="of:=[.C201]*[.D201]" table:style-name="ce1">
            <text:p>-0.00125738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6145480000000002" table:style-name="ce1">
            <text:p>0.3614548</text:p>
          </table:table-cell>
          <table:table-cell office:value-type="float" office:value="-3.4145479999999999E-3" table:style-name="ce1">
            <text:p>-0.003414548</text:p>
          </table:table-cell>
          <table:table-cell office:value-type="float" office:value="-1.2342047644304001E-3" table:formula="of:=[.C202]*[.D202]" table:style-name="ce1">
            <text:p>-0.0012342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63263" table:style-name="ce1">
            <text:p>0.363263</text:p>
          </table:table-cell>
          <table:table-cell office:value-type="float" office:value="-3.3326300000000001E-3" table:style-name="ce1">
            <text:p>-0.00333263</text:p>
          </table:table-cell>
          <table:table-cell office:value-type="float" office:value="-1.2106211716899999E-3" table:formula="of:=[.C203]*[.D203]" table:style-name="ce1">
            <text:p>-0.00121062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650562" table:style-name="ce1">
            <text:p>0.3650562</text:p>
          </table:table-cell>
          <table:table-cell office:value-type="float" office:value="-3.2505619999999998E-3" table:style-name="ce1">
            <text:p>-0.003250562</text:p>
          </table:table-cell>
          <table:table-cell office:value-type="float" office:value="-1.1866378115843999E-3" table:formula="of:=[.C204]*[.D204]" table:style-name="ce1">
            <text:p>-0.00118663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6683480000000002" table:style-name="ce1">
            <text:p>0.3668348</text:p>
          </table:table-cell>
          <table:table-cell office:value-type="float" office:value="-3.1683480000000001E-3" table:style-name="ce1">
            <text:p>-0.003168348</text:p>
          </table:table-cell>
          <table:table-cell office:value-type="float" office:value="-1.1622603049104001E-3" table:formula="of:=[.C205]*[.D205]" table:style-name="ce1">
            <text:p>-0.0011622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6859920000000002" table:style-name="ce1">
            <text:p>0.3685992</text:p>
          </table:table-cell>
          <table:table-cell office:value-type="float" office:value="-3.0859920000000001E-3" table:style-name="ce1">
            <text:p>-0.003085992</text:p>
          </table:table-cell>
          <table:table-cell office:value-type="float" office:value="-1.1374941824064001E-3" table:formula="of:=[.C206]*[.D206]" table:style-name="ce1">
            <text:p>-0.00113749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7034990000000001" table:style-name="ce1">
            <text:p>0.3703499</text:p>
          </table:table-cell>
          <table:table-cell office:value-type="float" office:value="-3.0034990000000002E-3" table:style-name="ce1">
            <text:p>-0.003003499</text:p>
          </table:table-cell>
          <table:table-cell office:value-type="float" office:value="-1.1123455543001E-3" table:formula="of:=[.C207]*[.D207]" table:style-name="ce1">
            <text:p>-0.0011123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7208720000000001" table:style-name="ce1">
            <text:p>0.3720872</text:p>
          </table:table-cell>
          <table:table-cell office:value-type="float" office:value="-2.9208720000000001E-3" table:style-name="ce1">
            <text:p>-0.002920872</text:p>
          </table:table-cell>
          <table:table-cell office:value-type="float" office:value="-1.0868190840384001E-3" table:formula="of:=[.C208]*[.D208]" table:style-name="ce1">
            <text:p>-0.00108681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7381170000000002" table:style-name="ce1">
            <text:p>0.3738117</text:p>
          </table:table-cell>
          <table:table-cell office:value-type="float" office:value="-2.8381169999999998E-3" table:style-name="ce1">
            <text:p>-0.002838117</text:p>
          </table:table-cell>
          <table:table-cell office:value-type="float" office:value="-1.0609213405688999E-3" table:formula="of:=[.C209]*[.D209]" table:style-name="ce1">
            <text:p>-0.00106092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7552360000000001" table:style-name="ce1">
            <text:p>0.3755236</text:p>
          </table:table-cell>
          <table:table-cell office:value-type="float" office:value="-2.7552359999999999E-3" table:style-name="ce1">
            <text:p>-0.002755236</text:p>
          </table:table-cell>
          <table:table-cell office:value-type="float" office:value="-1.0346561415695999E-3" table:formula="of:=[.C210]*[.D210]" table:style-name="ce1">
            <text:p>-0.00103465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7722329999999998" table:style-name="ce1">
            <text:p>0.3772233</text:p>
          </table:table-cell>
          <table:table-cell office:value-type="float" office:value="-2.672233E-3" table:style-name="ce1">
            <text:p>-0.002672233</text:p>
          </table:table-cell>
          <table:table-cell office:value-type="float" office:value="-1.0080285506288999E-3" table:formula="of:=[.C211]*[.D211]" table:style-name="ce1">
            <text:p>-0.00100802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789112" table:style-name="ce1">
            <text:p>0.3789112</text:p>
          </table:table-cell>
          <table:table-cell office:value-type="float" office:value="-2.5891120000000002E-3" table:style-name="ce1">
            <text:p>-0.002589112</text:p>
          </table:table-cell>
          <table:table-cell office:value-type="float" office:value="-9.8104353485440015E-4" table:formula="of:=[.C212]*[.D212]" table:style-name="ce1">
            <text:p>-0.00098104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8058750000000002" table:style-name="ce1">
            <text:p>0.3805875</text:p>
          </table:table-cell>
          <table:table-cell office:value-type="float" office:value="-2.5058749999999999E-3" table:style-name="ce1">
            <text:p>-0.002505875</text:p>
          </table:table-cell>
          <table:table-cell office:value-type="float" office:value="-9.5370470156250003E-4" table:formula="of:=[.C213]*[.D213]" table:style-name="ce1">
            <text:p>-0.0009537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822527" table:style-name="ce1">
            <text:p>0.3822527</text:p>
          </table:table-cell>
          <table:table-cell office:value-type="float" office:value="-2.4225269999999998E-3" table:style-name="ce1">
            <text:p>-0.002422527</text:p>
          </table:table-cell>
          <table:table-cell office:value-type="float" office:value="-9.2601748657289993E-4" table:formula="of:=[.C214]*[.D214]" table:style-name="ce1">
            <text:p>-0.00092601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83907" table:style-name="ce1">
            <text:p>0.383907</text:p>
          </table:table-cell>
          <table:table-cell office:value-type="float" office:value="-2.33907E-3" table:style-name="ce1">
            <text:p>-0.00233907</text:p>
          </table:table-cell>
          <table:table-cell office:value-type="float" office:value="-8.9798534649000001E-4" table:formula="of:=[.C215]*[.D215]" table:style-name="ce1">
            <text:p>-0.00089798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8555070000000002" table:style-name="ce1">
            <text:p>0.3855507</text:p>
          </table:table-cell>
          <table:table-cell office:value-type="float" office:value="-2.2555069999999999E-3" table:style-name="ce1">
            <text:p>-0.002255507</text:p>
          </table:table-cell>
          <table:table-cell office:value-type="float" office:value="-8.6961230270490007E-4" table:formula="of:=[.C216]*[.D216]" table:style-name="ce1">
            <text:p>-0.00086961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8718409999999998" table:style-name="ce1">
            <text:p>0.3871841</text:p>
          </table:table-cell>
          <table:table-cell office:value-type="float" office:value="-2.1718409999999999E-3" table:style-name="ce1">
            <text:p>-0.002171841</text:p>
          </table:table-cell>
          <table:table-cell office:value-type="float" office:value="-8.4090230292809985E-4" table:formula="of:=[.C217]*[.D217]" table:style-name="ce1">
            <text:p>-0.00084090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8880740000000003" table:style-name="ce1">
            <text:p>0.3888074</text:p>
          </table:table-cell>
          <table:table-cell office:value-type="float" office:value="-2.0880740000000001E-3" table:style-name="ce1">
            <text:p>-0.002088074</text:p>
          </table:table-cell>
          <table:table-cell office:value-type="float" office:value="-8.1185862294760013E-4" table:formula="of:=[.C218]*[.D218]" table:style-name="ce1">
            <text:p>-0.00081185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9042100000000002" table:style-name="ce1">
            <text:p>0.390421</text:p>
          </table:table-cell>
          <table:table-cell office:value-type="float" office:value="-2.0042100000000002E-3" table:style-name="ce1">
            <text:p>-0.00200421</text:p>
          </table:table-cell>
          <table:table-cell office:value-type="float" office:value="-7.8248567241000016E-4" table:formula="of:=[.C219]*[.D219]" table:style-name="ce1">
            <text:p>-0.0007824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9202500000000001" table:style-name="ce1">
            <text:p>0.392025</text:p>
          </table:table-cell>
          <table:table-cell office:value-type="float" office:value="-1.9202500000000001E-3" table:style-name="ce1">
            <text:p>-0.00192025</text:p>
          </table:table-cell>
          <table:table-cell office:value-type="float" office:value="-7.5278600625000006E-4" table:formula="of:=[.C220]*[.D220]" table:style-name="ce1">
            <text:p>-0.0007527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9361980000000002" table:style-name="ce1">
            <text:p>0.3936198</text:p>
          </table:table-cell>
          <table:table-cell office:value-type="float" office:value="-1.836198E-3" table:style-name="ce1">
            <text:p>-0.001836198</text:p>
          </table:table-cell>
          <table:table-cell office:value-type="float" office:value="-7.2276388952040001E-4" table:formula="of:=[.C221]*[.D221]" table:style-name="ce1">
            <text:p>-0.00072276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9520549999999999" table:style-name="ce1">
            <text:p>0.3952055</text:p>
          </table:table-cell>
          <table:table-cell office:value-type="float" office:value="-1.752055E-3" table:style-name="ce1">
            <text:p>-0.001752055</text:p>
          </table:table-cell>
          <table:table-cell office:value-type="float" office:value="-6.9242177230249998E-4" table:formula="of:=[.C222]*[.D222]" table:style-name="ce1">
            <text:p>-0.00069242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9678239999999998" table:style-name="ce1">
            <text:p>0.3967824</text:p>
          </table:table-cell>
          <table:table-cell office:value-type="float" office:value="-1.667824E-3" table:style-name="ce1">
            <text:p>-0.001667824</text:p>
          </table:table-cell>
          <table:table-cell office:value-type="float" office:value="-6.6176320949759993E-4" table:formula="of:=[.C223]*[.D223]" table:style-name="ce1">
            <text:p>-0.00066176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983507" table:style-name="ce1">
            <text:p>0.3983507</text:p>
          </table:table-cell>
          <table:table-cell office:value-type="float" office:value="-1.5835070000000001E-3" table:style-name="ce1">
            <text:p>-0.001583507</text:p>
          </table:table-cell>
          <table:table-cell office:value-type="float" office:value="-6.3079112190490003E-4" table:formula="of:=[.C224]*[.D224]" table:style-name="ce1">
            <text:p>-0.00063079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3999106" table:style-name="ce1">
            <text:p>0.3999106</text:p>
          </table:table-cell>
          <table:table-cell office:value-type="float" office:value="-1.499106E-3" table:style-name="ce1">
            <text:p>-0.001499106</text:p>
          </table:table-cell>
          <table:table-cell office:value-type="float" office:value="-5.9950837992360007E-4" table:formula="of:=[.C225]*[.D225]" table:style-name="ce1">
            <text:p>-0.00059950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0146219999999999" table:style-name="ce1">
            <text:p>0.4014622</text:p>
          </table:table-cell>
          <table:table-cell office:value-type="float" office:value="-1.4146219999999999E-3" table:style-name="ce1">
            <text:p>-0.001414622</text:p>
          </table:table-cell>
          <table:table-cell office:value-type="float" office:value="-5.6791726028839991E-4" table:formula="of:=[.C226]*[.D226]" table:style-name="ce1">
            <text:p>-0.00056791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0300589999999997" table:style-name="ce1">
            <text:p>0.4030059</text:p>
          </table:table-cell>
          <table:table-cell office:value-type="float" office:value="-1.330059E-3" table:style-name="ce1">
            <text:p>-0.001330059</text:p>
          </table:table-cell>
          <table:table-cell office:value-type="float" office:value="-5.3602162434809994E-4" table:formula="of:=[.C227]*[.D227]" table:style-name="ce1">
            <text:p>-0.00053602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0454180000000001" table:style-name="ce1">
            <text:p>0.4045418</text:p>
          </table:table-cell>
          <table:table-cell office:value-type="float" office:value="-1.2454180000000001E-3" table:style-name="ce1">
            <text:p>-0.001245418</text:p>
          </table:table-cell>
          <table:table-cell office:value-type="float" office:value="-5.0382363947240009E-4" table:formula="of:=[.C228]*[.D228]" table:style-name="ce1">
            <text:p>-0.00050382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0607009999999999" table:style-name="ce1">
            <text:p>0.4060701</text:p>
          </table:table-cell>
          <table:table-cell office:value-type="float" office:value="-1.1607010000000001E-3" table:style-name="ce1">
            <text:p>-0.001160701</text:p>
          </table:table-cell>
          <table:table-cell office:value-type="float" office:value="-4.7132597114010001E-4" table:formula="of:=[.C229]*[.D229]" table:style-name="ce1">
            <text:p>-0.00047132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0759089999999998" table:style-name="ce1">
            <text:p>0.4075909</text:p>
          </table:table-cell>
          <table:table-cell office:value-type="float" office:value="-1.0759089999999999E-3" table:style-name="ce1">
            <text:p>-0.001075909</text:p>
          </table:table-cell>
          <table:table-cell office:value-type="float" office:value="-4.3853071762809992E-4" table:formula="of:=[.C230]*[.D230]" table:style-name="ce1">
            <text:p>-0.00043853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0910439999999998" table:style-name="ce1">
            <text:p>0.4091044</text:p>
          </table:table-cell>
          <table:table-cell office:value-type="float" office:value="-9.9104440000000009E-4" table:style-name="ce1">
            <text:p>-0.000991044</text:p>
          </table:table-cell>
          <table:table-cell office:value-type="float" office:value="-4.0544062463536E-4" table:formula="of:=[.C231]*[.D231]" table:style-name="ce1">
            <text:p>-0.00040544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106108" table:style-name="ce1">
            <text:p>0.4106108</text:p>
          </table:table-cell>
          <table:table-cell office:value-type="float" office:value="-9.0610850000000004E-4" table:style-name="ce1">
            <text:p>-0.000906109</text:p>
          </table:table-cell>
          <table:table-cell office:value-type="float" office:value="-3.7205793607180001E-4" table:formula="of:=[.C232]*[.D232]" table:style-name="ce1">
            <text:p>-0.00037205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1211029999999998" table:style-name="ce1">
            <text:p>0.4121103</text:p>
          </table:table-cell>
          <table:table-cell office:value-type="float" office:value="-8.21103E-4" table:style-name="ce1">
            <text:p>-0.000821103</text:p>
          </table:table-cell>
          <table:table-cell office:value-type="float" office:value="-3.383850036609E-4" table:formula="of:=[.C233]*[.D233]" table:style-name="ce1">
            <text:p>-0.00033838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13603" table:style-name="ce1">
            <text:p>0.413603</text:p>
          </table:table-cell>
          <table:table-cell office:value-type="float" office:value="-7.3602949999999998E-4" table:style-name="ce1">
            <text:p>-0.00073603</text:p>
          </table:table-cell>
          <table:table-cell office:value-type="float" office:value="-3.0442400928850001E-4" table:formula="of:=[.C234]*[.D234]" table:style-name="ce1">
            <text:p>-0.00030442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1508899999999999" table:style-name="ce1">
            <text:p>0.415089</text:p>
          </table:table-cell>
          <table:table-cell office:value-type="float" office:value="-6.5088950000000004E-4" table:style-name="ce1">
            <text:p>-0.00065089</text:p>
          </table:table-cell>
          <table:table-cell office:value-type="float" office:value="-2.701770716655E-4" table:formula="of:=[.C235]*[.D235]" table:style-name="ce1">
            <text:p>-0.00027017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1656840000000001" table:style-name="ce1">
            <text:p>0.4165684</text:p>
          </table:table-cell>
          <table:table-cell office:value-type="float" office:value="-5.6568440000000003E-4" table:style-name="ce1">
            <text:p>-0.000565684</text:p>
          </table:table-cell>
          <table:table-cell office:value-type="float" office:value="-2.3564624541296003E-4" table:formula="of:=[.C236]*[.D236]" table:style-name="ce1">
            <text:p>-0.0002356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1804160000000001" table:style-name="ce1">
            <text:p>0.4180416</text:p>
          </table:table-cell>
          <table:table-cell office:value-type="float" office:value="-4.8041559999999997E-4" table:style-name="ce1">
            <text:p>-0.000480416</text:p>
          </table:table-cell>
          <table:table-cell office:value-type="float" office:value="-2.0083370608895999E-4" table:formula="of:=[.C237]*[.D237]" table:style-name="ce1">
            <text:p>-0.00020083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195084" table:style-name="ce1">
            <text:p>0.4195084</text:p>
          </table:table-cell>
          <table:table-cell office:value-type="float" office:value="-3.950844E-4" table:style-name="ce1">
            <text:p>-0.000395084</text:p>
          </table:table-cell>
          <table:table-cell office:value-type="float" office:value="-1.6574122450895999E-4" table:formula="of:=[.C238]*[.D238]" table:style-name="ce1">
            <text:p>-0.00016574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2096919999999999" table:style-name="ce1">
            <text:p>0.4209692</text:p>
          </table:table-cell>
          <table:table-cell office:value-type="float" office:value="-3.0969219999999999E-4" table:style-name="ce1">
            <text:p>-0.000309692</text:p>
          </table:table-cell>
          <table:table-cell office:value-type="float" office:value="-1.3037087768024E-4" table:formula="of:=[.C239]*[.D239]" table:style-name="ce1">
            <text:p>-0.00013037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2242400000000002" table:style-name="ce1">
            <text:p>0.422424</text:p>
          </table:table-cell>
          <table:table-cell office:value-type="float" office:value="-2.2424019999999999E-4" table:style-name="ce1">
            <text:p>-0.00022424</text:p>
          </table:table-cell>
          <table:table-cell office:value-type="float" office:value="-9.4724442244800008E-5" table:formula="of:=[.C240]*[.D240]" table:style-name="ce1">
            <text:p>-9.47244E-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23873" table:style-name="ce1">
            <text:p>0.423873</text:p>
          </table:table-cell>
          <table:table-cell office:value-type="float" office:value="-1.3872980000000001E-4" table:style-name="ce1">
            <text:p>-0.00013873</text:p>
          </table:table-cell>
          <table:table-cell office:value-type="float" office:value="-5.8803816515400004E-5" table:formula="of:=[.C241]*[.D241]" table:style-name="ce1">
            <text:p>-5.88038E-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2531619999999998" table:style-name="ce1">
            <text:p>0.4253162</text:p>
          </table:table-cell>
          <table:table-cell office:value-type="float" office:value="-5.3161999999999997E-5" table:style-name="ce1">
            <text:p>-0.000053162</text:p>
          </table:table-cell>
          <table:table-cell office:value-type="float" office:value="-2.2610659824399998E-5" table:formula="of:=[.C242]*[.D242]" table:style-name="ce1">
            <text:p>-2.26107E-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2675380000000002" table:style-name="ce1">
            <text:p>0.4267538</text:p>
          </table:table-cell>
          <table:table-cell office:value-type="float" office:value="3.2462000000000002E-5" table:style-name="ce1">
            <text:p>0.000032462</text:p>
          </table:table-cell>
          <table:table-cell office:value-type="float" office:value="1.3853281855600001E-5" table:formula="of:=[.C243]*[.D243]" table:style-name="ce1">
            <text:p>1.38533E-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2818590000000001" table:style-name="ce1">
            <text:p>0.4281859</text:p>
          </table:table-cell>
          <table:table-cell office:value-type="float" office:value="1.1814100000000001E-4" table:style-name="ce1">
            <text:p>0.000118141</text:p>
          </table:table-cell>
          <table:table-cell office:value-type="float" office:value="5.0586310411900001E-5" table:formula="of:=[.C244]*[.D244]" table:style-name="ce1">
            <text:p>5.05863E-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2961260000000001" table:style-name="ce1">
            <text:p>0.4296126</text:p>
          </table:table-cell>
          <table:table-cell office:value-type="float" office:value="2.0387390000000001E-4" table:style-name="ce1">
            <text:p>0.000203874</text:p>
          </table:table-cell>
          <table:table-cell office:value-type="float" office:value="8.7586796251140013E-5" table:formula="of:=[.C245]*[.D245]" table:style-name="ce1">
            <text:p>8.75868E-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3103399999999997" table:style-name="ce1">
            <text:p>0.431034</text:p>
          </table:table-cell>
          <table:table-cell office:value-type="float" office:value="2.8965959999999999E-4" table:style-name="ce1">
            <text:p>0.00028966</text:p>
          </table:table-cell>
          <table:table-cell office:value-type="float" office:value="1.2485313602639999E-4" table:formula="of:=[.C246]*[.D246]" table:style-name="ce1">
            <text:p>0.00012485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3245030000000001" table:style-name="ce1">
            <text:p>0.4324503</text:p>
          </table:table-cell>
          <table:table-cell office:value-type="float" office:value="3.7549719999999999E-4" table:style-name="ce1">
            <text:p>0.000375497</text:p>
          </table:table-cell>
          <table:table-cell office:value-type="float" office:value="1.6238387678915999E-4" table:formula="of:=[.C247]*[.D247]" table:style-name="ce1">
            <text:p>0.00016238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3386140000000001" table:style-name="ce1">
            <text:p>0.4338614</text:p>
          </table:table-cell>
          <table:table-cell office:value-type="float" office:value="4.613857E-4" table:style-name="ce1">
            <text:p>0.000461386</text:p>
          </table:table-cell>
          <table:table-cell office:value-type="float" office:value="2.0017744574198001E-4" table:formula="of:=[.C248]*[.D248]" table:style-name="ce1">
            <text:p>0.00020017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3526759999999998" table:style-name="ce1">
            <text:p>0.4352676</text:p>
          </table:table-cell>
          <table:table-cell office:value-type="float" office:value="5.4732399999999997E-4" table:style-name="ce1">
            <text:p>0.000547324</text:p>
          </table:table-cell>
          <table:table-cell office:value-type="float" office:value="2.3823240390239998E-4" table:formula="of:=[.C249]*[.D249]" table:style-name="ce1">
            <text:p>0.00023823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3666890000000003" table:style-name="ce1">
            <text:p>0.4366689</text:p>
          </table:table-cell>
          <table:table-cell office:value-type="float" office:value="6.3331119999999997E-4" table:style-name="ce1">
            <text:p>0.000633311</text:p>
          </table:table-cell>
          <table:table-cell office:value-type="float" office:value="2.7654730506168E-4" table:formula="of:=[.C250]*[.D250]" table:style-name="ce1">
            <text:p>0.00027654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3806539999999999" table:style-name="ce1">
            <text:p>0.4380654</text:p>
          </table:table-cell>
          <table:table-cell office:value-type="float" office:value="7.1934639999999997E-4" table:style-name="ce1">
            <text:p>0.000719346</text:p>
          </table:table-cell>
          <table:table-cell office:value-type="float" office:value="3.1512076845455997E-4" table:formula="of:=[.C251]*[.D251]" table:style-name="ce1">
            <text:p>0.00031512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3945709999999999" table:style-name="ce1">
            <text:p>0.4394571</text:p>
          </table:table-cell>
          <table:table-cell office:value-type="float" office:value="8.0542859999999995E-4" table:style-name="ce1">
            <text:p>0.000805429</text:p>
          </table:table-cell>
          <table:table-cell office:value-type="float" office:value="3.5395131681305997E-4" table:formula="of:=[.C252]*[.D252]" table:style-name="ce1">
            <text:p>0.0003539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4084430000000002" table:style-name="ce1">
            <text:p>0.4408443</text:p>
          </table:table-cell>
          <table:table-cell office:value-type="float" office:value="8.915571E-4" table:style-name="ce1">
            <text:p>0.000891557</text:p>
          </table:table-cell>
          <table:table-cell office:value-type="float" office:value="3.9303786565953E-4" table:formula="of:=[.C253]*[.D253]" table:style-name="ce1">
            <text:p>0.00039303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4222689999999998" table:style-name="ce1">
            <text:p>0.4422269</text:p>
          </table:table-cell>
          <table:table-cell office:value-type="float" office:value="9.777309000000001E-4" table:style-name="ce1">
            <text:p>0.000977731</text:p>
          </table:table-cell>
          <table:table-cell office:value-type="float" office:value="4.3237890494121005E-4" table:formula="of:=[.C254]*[.D254]" table:style-name="ce1">
            <text:p>0.00043237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4360509999999997" table:style-name="ce1">
            <text:p>0.4436051</text:p>
          </table:table-cell>
          <table:table-cell office:value-type="float" office:value="1.063949E-3" table:style-name="ce1">
            <text:p>0.001063949</text:p>
          </table:table-cell>
          <table:table-cell office:value-type="float" office:value="4.7197320253989999E-4" table:formula="of:=[.C255]*[.D255]" table:style-name="ce1">
            <text:p>0.00047197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4497890000000001" table:style-name="ce1">
            <text:p>0.4449789</text:p>
          </table:table-cell>
          <table:table-cell office:value-type="float" office:value="1.1502109999999999E-3" table:style-name="ce1">
            <text:p>0.001150211</text:p>
          </table:table-cell>
          <table:table-cell office:value-type="float" office:value="5.1181962554789999E-4" table:formula="of:=[.C256]*[.D256]" table:style-name="ce1">
            <text:p>0.0005118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4634839999999998" table:style-name="ce1">
            <text:p>0.4463484</text:p>
          </table:table-cell>
          <table:table-cell office:value-type="float" office:value="1.236516E-3" table:style-name="ce1">
            <text:p>0.001236516</text:p>
          </table:table-cell>
          <table:table-cell office:value-type="float" office:value="5.5191693817439999E-4" table:formula="of:=[.C257]*[.D257]" table:style-name="ce1">
            <text:p>0.00055191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4771359999999999" table:style-name="ce1">
            <text:p>0.4477136</text:p>
          </table:table-cell>
          <table:table-cell office:value-type="float" office:value="1.322864E-3" table:style-name="ce1">
            <text:p>0.001322864</text:p>
          </table:table-cell>
          <table:table-cell office:value-type="float" office:value="5.9226420375040002E-4" table:formula="of:=[.C258]*[.D258]" table:style-name="ce1">
            <text:p>0.00059226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490748" table:style-name="ce1">
            <text:p>0.4490748</text:p>
          </table:table-cell>
          <table:table-cell office:value-type="float" office:value="1.4092519999999999E-3" table:style-name="ce1">
            <text:p>0.001409252</text:p>
          </table:table-cell>
          <table:table-cell office:value-type="float" office:value="6.3285956004959995E-4" table:formula="of:=[.C259]*[.D259]" table:style-name="ce1">
            <text:p>0.000632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5043179999999999" table:style-name="ce1">
            <text:p>0.4504318</text:p>
          </table:table-cell>
          <table:table-cell office:value-type="float" office:value="1.4956819999999999E-3" table:style-name="ce1">
            <text:p>0.001495682</text:p>
          </table:table-cell>
          <table:table-cell office:value-type="float" office:value="6.7370273548759995E-4" table:formula="of:=[.C260]*[.D260]" table:style-name="ce1">
            <text:p>0.0006737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5178489999999999" table:style-name="ce1">
            <text:p>0.4517849</text:p>
          </table:table-cell>
          <table:table-cell office:value-type="float" office:value="1.582151E-3" table:style-name="ce1">
            <text:p>0.001582151</text:p>
          </table:table-cell>
          <table:table-cell office:value-type="float" office:value="7.1479193131989999E-4" table:formula="of:=[.C261]*[.D261]" table:style-name="ce1">
            <text:p>0.00071479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5313399999999998" table:style-name="ce1">
            <text:p>0.453134</text:p>
          </table:table-cell>
          <table:table-cell office:value-type="float" office:value="1.66866E-3" table:style-name="ce1">
            <text:p>0.00166866</text:p>
          </table:table-cell>
          <table:table-cell office:value-type="float" office:value="7.5612658043999997E-4" table:formula="of:=[.C262]*[.D262]" table:style-name="ce1">
            <text:p>0.0007561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5447929999999997" table:style-name="ce1">
            <text:p>0.4544793</text:p>
          </table:table-cell>
          <table:table-cell office:value-type="float" office:value="1.7552069999999999E-3" table:style-name="ce1">
            <text:p>0.001755207</text:p>
          </table:table-cell>
          <table:table-cell office:value-type="float" office:value="7.9770524871509995E-4" table:formula="of:=[.C263]*[.D263]" table:style-name="ce1">
            <text:p>0.0007977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5582070000000002" table:style-name="ce1">
            <text:p>0.4558207</text:p>
          </table:table-cell>
          <table:table-cell office:value-type="float" office:value="1.841793E-3" table:style-name="ce1">
            <text:p>0.001841793</text:p>
          </table:table-cell>
          <table:table-cell office:value-type="float" office:value="8.3952737451509999E-4" table:formula="of:=[.C264]*[.D264]" table:style-name="ce1">
            <text:p>0.0008395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5715850000000002" table:style-name="ce1">
            <text:p>0.4571585</text:p>
          </table:table-cell>
          <table:table-cell office:value-type="float" office:value="1.9284149999999999E-3" table:style-name="ce1">
            <text:p>0.001928415</text:p>
          </table:table-cell>
          <table:table-cell office:value-type="float" office:value="8.8159130877750003E-4" table:formula="of:=[.C265]*[.D265]" table:style-name="ce1">
            <text:p>0.00088159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5849250000000003" table:style-name="ce1">
            <text:p>0.4584925</text:p>
          </table:table-cell>
          <table:table-cell office:value-type="float" office:value="2.0150749999999999E-3" table:style-name="ce1">
            <text:p>0.002015075</text:p>
          </table:table-cell>
          <table:table-cell office:value-type="float" office:value="9.2389677443750003E-4" table:formula="of:=[.C266]*[.D266]" table:style-name="ce1">
            <text:p>0.00092389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5982299999999998" table:style-name="ce1">
            <text:p>0.459823</text:p>
          </table:table-cell>
          <table:table-cell office:value-type="float" office:value="2.1017700000000002E-3" table:style-name="ce1">
            <text:p>0.00210177</text:p>
          </table:table-cell>
          <table:table-cell office:value-type="float" office:value="9.6644218671000008E-4" table:formula="of:=[.C267]*[.D267]" table:style-name="ce1">
            <text:p>0.00096644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611499" table:style-name="ce1">
            <text:p>0.4611499</text:p>
          </table:table-cell>
          <table:table-cell office:value-type="float" office:value="2.1885009999999998E-3" table:style-name="ce1">
            <text:p>0.002188501</text:p>
          </table:table-cell>
          <table:table-cell office:value-type="float" office:value="1.0092270172998999E-3" table:formula="of:=[.C268]*[.D268]" table:style-name="ce1">
            <text:p>0.0010092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6247329999999998" table:style-name="ce1">
            <text:p>0.4624733</text:p>
          </table:table-cell>
          <table:table-cell office:value-type="float" office:value="2.2752670000000001E-3" table:style-name="ce1">
            <text:p>0.002275267</text:p>
          </table:table-cell>
          <table:table-cell office:value-type="float" office:value="1.0522502378711E-3" table:formula="of:=[.C269]*[.D269]" table:style-name="ce1">
            <text:p>0.0010522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6379320000000002" table:style-name="ce1">
            <text:p>0.4637932</text:p>
          </table:table-cell>
          <table:table-cell office:value-type="float" office:value="2.3620680000000002E-3" table:style-name="ce1">
            <text:p>0.002362068</text:p>
          </table:table-cell>
          <table:table-cell office:value-type="float" office:value="1.0955110763376001E-3" table:formula="of:=[.C270]*[.D270]" table:style-name="ce1">
            <text:p>0.00109551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6510980000000002" table:style-name="ce1">
            <text:p>0.4651098</text:p>
          </table:table-cell>
          <table:table-cell office:value-type="float" office:value="2.4489020000000002E-3" table:style-name="ce1">
            <text:p>0.002448902</text:p>
          </table:table-cell>
          <table:table-cell office:value-type="float" office:value="1.1390083194396002E-3" table:formula="of:=[.C271]*[.D271]" table:style-name="ce1">
            <text:p>0.00113900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6642299999999998" table:style-name="ce1">
            <text:p>0.466423</text:p>
          </table:table-cell>
          <table:table-cell office:value-type="float" office:value="2.5357700000000001E-3" table:style-name="ce1">
            <text:p>0.00253577</text:p>
          </table:table-cell>
          <table:table-cell office:value-type="float" office:value="1.1827414507100001E-3" table:formula="of:=[.C272]*[.D272]" table:style-name="ce1">
            <text:p>0.00118274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6773300000000001" table:style-name="ce1">
            <text:p>0.467733</text:p>
          </table:table-cell>
          <table:table-cell office:value-type="float" office:value="2.6226700000000001E-3" table:style-name="ce1">
            <text:p>0.00262267</text:p>
          </table:table-cell>
          <table:table-cell office:value-type="float" office:value="1.2267093071100001E-3" table:formula="of:=[.C273]*[.D273]" table:style-name="ce1">
            <text:p>0.00122670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690397" table:style-name="ce1">
            <text:p>0.4690397</text:p>
          </table:table-cell>
          <table:table-cell office:value-type="float" office:value="2.7096030000000001E-3" table:style-name="ce1">
            <text:p>0.002709603</text:p>
          </table:table-cell>
          <table:table-cell office:value-type="float" office:value="1.2709113782391E-3" table:formula="of:=[.C274]*[.D274]" table:style-name="ce1">
            <text:p>0.00127091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7034330000000002" table:style-name="ce1">
            <text:p>0.4703433</text:p>
          </table:table-cell>
          <table:table-cell office:value-type="float" office:value="2.7965669999999998E-3" table:style-name="ce1">
            <text:p>0.002796567</text:p>
          </table:table-cell>
          <table:table-cell office:value-type="float" office:value="1.3153465514511001E-3" table:formula="of:=[.C275]*[.D275]" table:style-name="ce1">
            <text:p>0.00131534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716437" table:style-name="ce1">
            <text:p>0.4716437</text:p>
          </table:table-cell>
          <table:table-cell office:value-type="float" office:value="2.883563E-3" table:style-name="ce1">
            <text:p>0.002883563</text:p>
          </table:table-cell>
          <table:table-cell office:value-type="float" office:value="1.3600143225031001E-3" table:formula="of:=[.C276]*[.D276]" table:style-name="ce1">
            <text:p>0.00136001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729411" table:style-name="ce1">
            <text:p>0.4729411</text:p>
          </table:table-cell>
          <table:table-cell office:value-type="float" office:value="2.970589E-3" table:style-name="ce1">
            <text:p>0.002970589</text:p>
          </table:table-cell>
          <table:table-cell office:value-type="float" office:value="1.4049136293079001E-3" table:formula="of:=[.C277]*[.D277]" table:style-name="ce1">
            <text:p>0.00140491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7423539999999997" table:style-name="ce1">
            <text:p>0.4742354</text:p>
          </table:table-cell>
          <table:table-cell office:value-type="float" office:value="3.0576459999999998E-3" table:style-name="ce1">
            <text:p>0.003057646</text:p>
          </table:table-cell>
          <table:table-cell office:value-type="float" office:value="1.4500439738683998E-3" table:formula="of:=[.C278]*[.D278]" table:style-name="ce1">
            <text:p>0.00145004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7552670000000002" table:style-name="ce1">
            <text:p>0.4755267</text:p>
          </table:table-cell>
          <table:table-cell office:value-type="float" office:value="3.1447329999999998E-3" table:style-name="ce1">
            <text:p>0.003144733</text:p>
          </table:table-cell>
          <table:table-cell office:value-type="float" office:value="1.4954045058711001E-3" table:formula="of:=[.C279]*[.D279]" table:style-name="ce1">
            <text:p>0.0014954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7681509999999999" table:style-name="ce1">
            <text:p>0.4768151</text:p>
          </table:table-cell>
          <table:table-cell office:value-type="float" office:value="3.2318490000000002E-3" table:style-name="ce1">
            <text:p>0.003231849</text:p>
          </table:table-cell>
          <table:table-cell office:value-type="float" office:value="1.5409944041199E-3" table:formula="of:=[.C280]*[.D280]" table:style-name="ce1">
            <text:p>0.00154099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7810059999999999" table:style-name="ce1">
            <text:p>0.4781006</text:p>
          </table:table-cell>
          <table:table-cell office:value-type="float" office:value="3.318994E-3" table:style-name="ce1">
            <text:p>0.003318994</text:p>
          </table:table-cell>
          <table:table-cell office:value-type="float" office:value="1.5868130227964E-3" table:formula="of:=[.C281]*[.D281]" table:style-name="ce1">
            <text:p>0.00158681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7938330000000001" table:style-name="ce1">
            <text:p>0.4793833</text:p>
          </table:table-cell>
          <table:table-cell office:value-type="float" office:value="3.4061669999999999E-3" table:style-name="ce1">
            <text:p>0.003406167</text:p>
          </table:table-cell>
          <table:table-cell office:value-type="float" office:value="1.6328595768110999E-3" table:formula="of:=[.C282]*[.D282]" table:style-name="ce1">
            <text:p>0.001632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8066310000000001" table:style-name="ce1">
            <text:p>0.4806631</text:p>
          </table:table-cell>
          <table:table-cell office:value-type="float" office:value="3.4933690000000001E-3" table:style-name="ce1">
            <text:p>0.003493369</text:p>
          </table:table-cell>
          <table:table-cell office:value-type="float" office:value="1.6791335729839001E-3" table:formula="of:=[.C283]*[.D283]" table:style-name="ce1">
            <text:p>0.00167913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8194019999999999" table:style-name="ce1">
            <text:p>0.4819402</text:p>
          </table:table-cell>
          <table:table-cell office:value-type="float" office:value="3.5805979999999999E-3" table:style-name="ce1">
            <text:p>0.003580598</text:p>
          </table:table-cell>
          <table:table-cell office:value-type="float" office:value="1.7256341162396E-3" table:formula="of:=[.C284]*[.D284]" table:style-name="ce1">
            <text:p>0.00172563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8321449999999999" table:style-name="ce1">
            <text:p>0.4832145</text:p>
          </table:table-cell>
          <table:table-cell office:value-type="float" office:value="3.6678549999999998E-3" table:style-name="ce1">
            <text:p>0.003667855</text:p>
          </table:table-cell>
          <table:table-cell office:value-type="float" office:value="1.7723607198974999E-3" table:formula="of:=[.C285]*[.D285]" table:style-name="ce1">
            <text:p>0.00177236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8448609999999998" table:style-name="ce1">
            <text:p>0.4844861</text:p>
          </table:table-cell>
          <table:table-cell office:value-type="float" office:value="3.7551389999999998E-3" table:style-name="ce1">
            <text:p>0.003755139</text:p>
          </table:table-cell>
          <table:table-cell office:value-type="float" office:value="1.8193126490678997E-3" table:formula="of:=[.C286]*[.D286]" table:style-name="ce1">
            <text:p>0.00181931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857551" table:style-name="ce1">
            <text:p>0.4857551</text:p>
          </table:table-cell>
          <table:table-cell office:value-type="float" office:value="3.842449E-3" table:style-name="ce1">
            <text:p>0.003842449</text:p>
          </table:table-cell>
          <table:table-cell office:value-type="float" office:value="1.8664891982399E-3" table:formula="of:=[.C287]*[.D287]" table:style-name="ce1">
            <text:p>0.00186648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870215" table:style-name="ce1">
            <text:p>0.4870215</text:p>
          </table:table-cell>
          <table:table-cell office:value-type="float" office:value="3.9297849999999999E-3" table:style-name="ce1">
            <text:p>0.003929785</text:p>
          </table:table-cell>
          <table:table-cell office:value-type="float" office:value="1.9138897853775E-3" table:formula="of:=[.C288]*[.D288]" table:style-name="ce1">
            <text:p>0.0019138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8828529999999998" table:style-name="ce1">
            <text:p>0.4882853</text:p>
          </table:table-cell>
          <table:table-cell office:value-type="float" office:value="4.0171470000000004E-3" table:style-name="ce1">
            <text:p>0.004017147</text:p>
          </table:table-cell>
          <table:table-cell office:value-type="float" office:value="1.9615138280391002E-3" table:formula="of:=[.C289]*[.D289]" table:style-name="ce1">
            <text:p>0.00196151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895465" table:style-name="ce1">
            <text:p>0.4895465</text:p>
          </table:table-cell>
          <table:table-cell office:value-type="float" office:value="4.1045350000000003E-3" table:style-name="ce1">
            <text:p>0.004104535</text:p>
          </table:table-cell>
          <table:table-cell office:value-type="float" office:value="2.0093607433775001E-3" table:formula="of:=[.C290]*[.D290]" table:style-name="ce1">
            <text:p>0.00200936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908052" table:style-name="ce1">
            <text:p>0.4908052</text:p>
          </table:table-cell>
          <table:table-cell office:value-type="float" office:value="4.191948E-3" table:style-name="ce1">
            <text:p>0.004191948</text:p>
          </table:table-cell>
          <table:table-cell office:value-type="float" office:value="2.0574298765296001E-3" table:formula="of:=[.C291]*[.D291]" table:style-name="ce1">
            <text:p>0.0020574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9206149999999999" table:style-name="ce1">
            <text:p>0.4920615</text:p>
          </table:table-cell>
          <table:table-cell office:value-type="float" office:value="4.2793850000000001E-3" table:style-name="ce1">
            <text:p>0.004279385</text:p>
          </table:table-cell>
          <table:table-cell office:value-type="float" office:value="2.1057206021774999E-3" table:formula="of:=[.C292]*[.D292]" table:style-name="ce1">
            <text:p>0.00210572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9331530000000001" table:style-name="ce1">
            <text:p>0.4933153</text:p>
          </table:table-cell>
          <table:table-cell office:value-type="float" office:value="4.3668470000000001E-3" table:style-name="ce1">
            <text:p>0.004366847</text:p>
          </table:table-cell>
          <table:table-cell office:value-type="float" office:value="2.1542324378591E-3" table:formula="of:=[.C293]*[.D293]" table:style-name="ce1">
            <text:p>0.00215423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9456670000000003" table:style-name="ce1">
            <text:p>0.4945667</text:p>
          </table:table-cell>
          <table:table-cell office:value-type="float" office:value="4.4543330000000004E-3" table:style-name="ce1">
            <text:p>0.004454333</text:p>
          </table:table-cell>
          <table:table-cell office:value-type="float" office:value="2.2029647725111002E-3" table:formula="of:=[.C294]*[.D294]" table:style-name="ce1">
            <text:p>0.00220296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9581579999999997" table:style-name="ce1">
            <text:p>0.4958158</text:p>
          </table:table-cell>
          <table:table-cell office:value-type="float" office:value="4.5418419999999999E-3" table:style-name="ce1">
            <text:p>0.004541842</text:p>
          </table:table-cell>
          <table:table-cell office:value-type="float" office:value="2.2519170247035998E-3" table:formula="of:=[.C295]*[.D295]" table:style-name="ce1">
            <text:p>0.00225191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9706250000000002" table:style-name="ce1">
            <text:p>0.4970625</text:p>
          </table:table-cell>
          <table:table-cell office:value-type="float" office:value="4.6293749999999998E-3" table:style-name="ce1">
            <text:p>0.004629375</text:p>
          </table:table-cell>
          <table:table-cell office:value-type="float" office:value="2.3010887109375E-3" table:formula="of:=[.C296]*[.D296]" table:style-name="ce1">
            <text:p>0.00230108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983069" table:style-name="ce1">
            <text:p>0.4983069</text:p>
          </table:table-cell>
          <table:table-cell office:value-type="float" office:value="4.7169309999999997E-3" table:style-name="ce1">
            <text:p>0.004716931</text:p>
          </table:table-cell>
          <table:table-cell office:value-type="float" office:value="2.3504792641238998E-3" table:formula="of:=[.C297]*[.D297]" table:style-name="ce1">
            <text:p>0.00235047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49954900000000002" table:style-name="ce1">
            <text:p>0.499549</text:p>
          </table:table-cell>
          <table:table-cell office:value-type="float" office:value="4.8045099999999997E-3" table:style-name="ce1">
            <text:p>0.00480451</text:p>
          </table:table-cell>
          <table:table-cell office:value-type="float" office:value="2.4000881659899998E-3" table:formula="of:=[.C298]*[.D298]" table:style-name="ce1">
            <text:p>0.00240008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0078889999999998" table:style-name="ce1">
            <text:p>0.5007889</text:p>
          </table:table-cell>
          <table:table-cell office:value-type="float" office:value="4.8921110000000002E-3" table:style-name="ce1">
            <text:p>0.004892111</text:p>
          </table:table-cell>
          <table:table-cell office:value-type="float" office:value="2.4499148863679002E-3" table:formula="of:=[.C299]*[.D299]" table:style-name="ce1">
            <text:p>0.00244991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0202650000000004" table:style-name="ce1">
            <text:p>0.5020265</text:p>
          </table:table-cell>
          <table:table-cell office:value-type="float" office:value="4.9797349999999999E-3" table:style-name="ce1">
            <text:p>0.004979735</text:p>
          </table:table-cell>
          <table:table-cell office:value-type="float" office:value="2.4999589329775E-3" table:formula="of:=[.C300]*[.D300]" table:style-name="ce1">
            <text:p>0.00249995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0326199999999999" table:style-name="ce1">
            <text:p>0.503262</text:p>
          </table:table-cell>
          <table:table-cell office:value-type="float" office:value="5.0673799999999998E-3" table:style-name="ce1">
            <text:p>0.00506738</text:p>
          </table:table-cell>
          <table:table-cell office:value-type="float" office:value="2.5502197935599997E-3" table:formula="of:=[.C301]*[.D301]" table:style-name="ce1">
            <text:p>0.0025502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0449529999999998" table:style-name="ce1">
            <text:p>0.5044953</text:p>
          </table:table-cell>
          <table:table-cell office:value-type="float" office:value="5.1550470000000003E-3" table:style-name="ce1">
            <text:p>0.005155047</text:p>
          </table:table-cell>
          <table:table-cell office:value-type="float" office:value="2.6006969827790999E-3" table:formula="of:=[.C302]*[.D302]" table:style-name="ce1">
            <text:p>0.00260069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0572640000000002" table:style-name="ce1">
            <text:p>0.5057264</text:p>
          </table:table-cell>
          <table:table-cell office:value-type="float" office:value="5.2427359999999996E-3" table:style-name="ce1">
            <text:p>0.005242736</text:p>
          </table:table-cell>
          <table:table-cell office:value-type="float" office:value="2.6513900034304001E-3" table:formula="of:=[.C303]*[.D303]" table:style-name="ce1">
            <text:p>0.002651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069555" table:style-name="ce1">
            <text:p>0.5069555</text:p>
          </table:table-cell>
          <table:table-cell office:value-type="float" office:value="5.3304449999999996E-3" table:style-name="ce1">
            <text:p>0.005330445</text:p>
          </table:table-cell>
          <table:table-cell office:value-type="float" office:value="2.7022984101974998E-3" table:formula="of:=[.C304]*[.D304]" table:style-name="ce1">
            <text:p>0.00270229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0818240000000003" table:style-name="ce1">
            <text:p>0.5081824</text:p>
          </table:table-cell>
          <table:table-cell office:value-type="float" office:value="5.4181760000000002E-3" table:style-name="ce1">
            <text:p>0.005418176</text:p>
          </table:table-cell>
          <table:table-cell office:value-type="float" office:value="2.7534216833024002E-3" table:formula="of:=[.C305]*[.D305]" table:style-name="ce1">
            <text:p>0.00275342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0940739999999995" table:style-name="ce1">
            <text:p>0.5094074</text:p>
          </table:table-cell>
          <table:table-cell office:value-type="float" office:value="5.5059260000000004E-3" table:style-name="ce1">
            <text:p>0.005505926</text:p>
          </table:table-cell>
          <table:table-cell office:value-type="float" office:value="2.8047594482524E-3" table:formula="of:=[.C306]*[.D306]" table:style-name="ce1">
            <text:p>0.00280475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1063029999999998" table:style-name="ce1">
            <text:p>0.5106303</text:p>
          </table:table-cell>
          <table:table-cell office:value-type="float" office:value="5.5936969999999999E-3" table:style-name="ce1">
            <text:p>0.005593697</text:p>
          </table:table-cell>
          <table:table-cell office:value-type="float" office:value="2.8563111772190999E-3" table:formula="of:=[.C307]*[.D307]" table:style-name="ce1">
            <text:p>0.00285631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118511" table:style-name="ce1">
            <text:p>0.5118511</text:p>
          </table:table-cell>
          <table:table-cell office:value-type="float" office:value="5.6814889999999996E-3" table:style-name="ce1">
            <text:p>0.005681489</text:p>
          </table:table-cell>
          <table:table-cell office:value-type="float" office:value="2.9080763942879E-3" table:formula="of:=[.C308]*[.D308]" table:style-name="ce1">
            <text:p>0.00290807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1307009999999997" table:style-name="ce1">
            <text:p>0.5130701</text:p>
          </table:table-cell>
          <table:table-cell office:value-type="float" office:value="5.7692990000000003E-3" table:style-name="ce1">
            <text:p>0.005769299</text:p>
          </table:table-cell>
          <table:table-cell office:value-type="float" office:value="2.9600548148599002E-3" table:formula="of:=[.C309]*[.D309]" table:style-name="ce1">
            <text:p>0.00296005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1428700000000005" table:style-name="ce1">
            <text:p>0.514287</text:p>
          </table:table-cell>
          <table:table-cell office:value-type="float" office:value="5.8571300000000003E-3" table:style-name="ce1">
            <text:p>0.00585713</text:p>
          </table:table-cell>
          <table:table-cell office:value-type="float" office:value="3.0122458163100003E-3" table:formula="of:=[.C310]*[.D310]" table:style-name="ce1">
            <text:p>0.0030122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1550200000000002" table:style-name="ce1">
            <text:p>0.515502</text:p>
          </table:table-cell>
          <table:table-cell office:value-type="float" office:value="5.9449799999999999E-3" table:style-name="ce1">
            <text:p>0.00594498</text:p>
          </table:table-cell>
          <table:table-cell office:value-type="float" office:value="3.06464907996E-3" table:formula="of:=[.C311]*[.D311]" table:style-name="ce1">
            <text:p>0.0030646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1671520000000004" table:style-name="ce1">
            <text:p>0.5167152</text:p>
          </table:table-cell>
          <table:table-cell office:value-type="float" office:value="6.0328480000000004E-3" table:style-name="ce1">
            <text:p>0.006032848</text:p>
          </table:table-cell>
          <table:table-cell office:value-type="float" office:value="3.1172642608896005E-3" table:formula="of:=[.C312]*[.D312]" table:style-name="ce1">
            <text:p>0.00311726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1792640000000001" table:style-name="ce1">
            <text:p>0.5179264</text:p>
          </table:table-cell>
          <table:table-cell office:value-type="float" office:value="6.1207359999999999E-3" table:style-name="ce1">
            <text:p>0.006120736</text:p>
          </table:table-cell>
          <table:table-cell office:value-type="float" office:value="3.1700907618304E-3" table:formula="of:=[.C313]*[.D313]" table:style-name="ce1">
            <text:p>0.00317009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1913580000000004" table:style-name="ce1">
            <text:p>0.5191358</text:p>
          </table:table-cell>
          <table:table-cell office:value-type="float" office:value="6.2086420000000003E-3" table:style-name="ce1">
            <text:p>0.006208642</text:p>
          </table:table-cell>
          <table:table-cell office:value-type="float" office:value="3.2231283315836004E-3" table:formula="of:=[.C314]*[.D314]" table:style-name="ce1">
            <text:p>0.00322312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2034329999999995" table:style-name="ce1">
            <text:p>0.5203433</text:p>
          </table:table-cell>
          <table:table-cell office:value-type="float" office:value="6.2965670000000003E-3" table:style-name="ce1">
            <text:p>0.006296567</text:p>
          </table:table-cell>
          <table:table-cell office:value-type="float" office:value="3.2763764514510997E-3" table:formula="of:=[.C315]*[.D315]" table:style-name="ce1">
            <text:p>0.00327637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2154909999999999" table:style-name="ce1">
            <text:p>0.5215491</text:p>
          </table:table-cell>
          <table:table-cell office:value-type="float" office:value="6.384509E-3" table:style-name="ce1">
            <text:p>0.006384509</text:p>
          </table:table-cell>
          <table:table-cell office:value-type="float" office:value="3.3298349228918999E-3" table:formula="of:=[.C316]*[.D316]" table:style-name="ce1">
            <text:p>0.00332983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2275300000000002" table:style-name="ce1">
            <text:p>0.522753</text:p>
          </table:table-cell>
          <table:table-cell office:value-type="float" office:value="6.4724700000000001E-3" table:style-name="ce1">
            <text:p>0.00647247</text:p>
          </table:table-cell>
          <table:table-cell office:value-type="float" office:value="3.3835031099100003E-3" table:formula="of:=[.C317]*[.D317]" table:style-name="ce1">
            <text:p>0.0033835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2395519999999995" table:style-name="ce1">
            <text:p>0.5239552</text:p>
          </table:table-cell>
          <table:table-cell office:value-type="float" office:value="6.560448E-3" table:style-name="ce1">
            <text:p>0.006560448</text:p>
          </table:table-cell>
          <table:table-cell office:value-type="float" office:value="3.4373808439295997E-3" table:formula="of:=[.C318]*[.D318]" table:style-name="ce1">
            <text:p>0.00343738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2515559999999994" table:style-name="ce1">
            <text:p>0.5251556</text:p>
          </table:table-cell>
          <table:table-cell office:value-type="float" office:value="6.6484439999999999E-3" table:style-name="ce1">
            <text:p>0.006648444</text:p>
          </table:table-cell>
          <table:table-cell office:value-type="float" office:value="3.4914675978863995E-3" table:formula="of:=[.C319]*[.D319]" table:style-name="ce1">
            <text:p>0.00349146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2635430000000005" table:style-name="ce1">
            <text:p>0.5263543</text:p>
          </table:table-cell>
          <table:table-cell office:value-type="float" office:value="6.7364570000000004E-3" table:style-name="ce1">
            <text:p>0.006736457</text:p>
          </table:table-cell>
          <table:table-cell office:value-type="float" office:value="3.5457631087151007E-3" table:formula="of:=[.C320]*[.D320]" table:style-name="ce1">
            <text:p>0.00354576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275512" table:style-name="ce1">
            <text:p>0.5275512</text:p>
          </table:table-cell>
          <table:table-cell office:value-type="float" office:value="6.8244880000000001E-3" table:style-name="ce1">
            <text:p>0.006824488</text:p>
          </table:table-cell>
          <table:table-cell office:value-type="float" office:value="3.6002668337856E-3" table:formula="of:=[.C321]*[.D321]" table:style-name="ce1">
            <text:p>0.00360026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2874650000000001" table:style-name="ce1">
            <text:p>0.5287465</text:p>
          </table:table-cell>
          <table:table-cell office:value-type="float" office:value="6.912535E-3" table:style-name="ce1">
            <text:p>0.006912535</text:p>
          </table:table-cell>
          <table:table-cell office:value-type="float" office:value="3.6549786873775001E-3" table:formula="of:=[.C322]*[.D322]" table:style-name="ce1">
            <text:p>0.00365497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2994010000000003" table:style-name="ce1">
            <text:p>0.5299401</text:p>
          </table:table-cell>
          <table:table-cell office:value-type="float" office:value="7.0005989999999997E-3" table:style-name="ce1">
            <text:p>0.007000599</text:p>
          </table:table-cell>
          <table:table-cell office:value-type="float" office:value="3.7098981341199002E-3" table:formula="of:=[.C323]*[.D323]" table:style-name="ce1">
            <text:p>0.00370989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3113200000000005" table:style-name="ce1">
            <text:p>0.531132</text:p>
          </table:table-cell>
          <table:table-cell office:value-type="float" office:value="7.08868E-3" table:style-name="ce1">
            <text:p>0.00708868</text:p>
          </table:table-cell>
          <table:table-cell office:value-type="float" office:value="3.7650247857600005E-3" table:formula="of:=[.C324]*[.D324]" table:style-name="ce1">
            <text:p>0.00376502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3232239999999997" table:style-name="ce1">
            <text:p>0.5323224</text:p>
          </table:table-cell>
          <table:table-cell office:value-type="float" office:value="7.1767760000000002E-3" table:style-name="ce1">
            <text:p>0.007176776</text:p>
          </table:table-cell>
          <table:table-cell office:value-type="float" office:value="3.8203586245823999E-3" table:formula="of:=[.C325]*[.D325]" table:style-name="ce1">
            <text:p>0.00382035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3351110000000002" table:style-name="ce1">
            <text:p>0.5335111</text:p>
          </table:table-cell>
          <table:table-cell office:value-type="float" office:value="7.2648890000000001E-3" table:style-name="ce1">
            <text:p>0.007264889</text:p>
          </table:table-cell>
          <table:table-cell office:value-type="float" office:value="3.8758989217679003E-3" table:formula="of:=[.C326]*[.D326]" table:style-name="ce1">
            <text:p>0.00387589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3469820000000001" table:style-name="ce1">
            <text:p>0.5346982</text:p>
          </table:table-cell>
          <table:table-cell office:value-type="float" office:value="7.3530180000000002E-3" table:style-name="ce1">
            <text:p>0.007353018</text:p>
          </table:table-cell>
          <table:table-cell office:value-type="float" office:value="3.9316454891676006E-3" table:formula="of:=[.C327]*[.D327]" table:style-name="ce1">
            <text:p>0.00393164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3588369999999996" table:style-name="ce1">
            <text:p>0.5358837</text:p>
          </table:table-cell>
          <table:table-cell office:value-type="float" office:value="7.4411629999999998E-3" table:style-name="ce1">
            <text:p>0.007441163</text:p>
          </table:table-cell>
          <table:table-cell office:value-type="float" office:value="3.9875979607430995E-3" table:formula="of:=[.C328]*[.D328]" table:style-name="ce1">
            <text:p>0.00398759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3706759999999998" table:style-name="ce1">
            <text:p>0.5370676</text:p>
          </table:table-cell>
          <table:table-cell office:value-type="float" office:value="7.5293240000000004E-3" table:style-name="ce1">
            <text:p>0.007529324</text:p>
          </table:table-cell>
          <table:table-cell office:value-type="float" office:value="4.0437559703024005E-3" table:formula="of:=[.C329]*[.D329]" table:style-name="ce1">
            <text:p>0.00404375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3825009999999995" table:style-name="ce1">
            <text:p>0.5382501</text:p>
          </table:table-cell>
          <table:table-cell office:value-type="float" office:value="7.6174989999999998E-3" table:style-name="ce1">
            <text:p>0.007617499</text:p>
          </table:table-cell>
          <table:table-cell office:value-type="float" office:value="4.1001195984998991E-3" table:formula="of:=[.C330]*[.D330]" table:style-name="ce1">
            <text:p>0.0041001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3943090000000005" table:style-name="ce1">
            <text:p>0.5394309</text:p>
          </table:table-cell>
          <table:table-cell office:value-type="float" office:value="7.7056909999999998E-3" table:style-name="ce1">
            <text:p>0.007705691</text:p>
          </table:table-cell>
          <table:table-cell office:value-type="float" office:value="4.1566878312518998E-3" table:formula="of:=[.C331]*[.D331]" table:style-name="ce1">
            <text:p>0.00415668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4061029999999999" table:style-name="ce1">
            <text:p>0.5406103</text:p>
          </table:table-cell>
          <table:table-cell office:value-type="float" office:value="7.7938970000000002E-3" table:style-name="ce1">
            <text:p>0.007793897</text:p>
          </table:table-cell>
          <table:table-cell office:value-type="float" office:value="4.2134609953390998E-3" table:formula="of:=[.C332]*[.D332]" table:style-name="ce1">
            <text:p>0.00421346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4178820000000005" table:style-name="ce1">
            <text:p>0.5417882</text:p>
          </table:table-cell>
          <table:table-cell office:value-type="float" office:value="7.8821180000000005E-3" table:style-name="ce1">
            <text:p>0.007882118</text:p>
          </table:table-cell>
          <table:table-cell office:value-type="float" office:value="4.2704385234076008E-3" table:formula="of:=[.C333]*[.D333]" table:style-name="ce1">
            <text:p>0.0042704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4296460000000002" table:style-name="ce1">
            <text:p>0.5429646</text:p>
          </table:table-cell>
          <table:table-cell office:value-type="float" office:value="7.9703540000000007E-3" table:style-name="ce1">
            <text:p>0.007970354</text:p>
          </table:table-cell>
          <table:table-cell office:value-type="float" office:value="4.3276200714684005E-3" table:formula="of:=[.C334]*[.D334]" table:style-name="ce1">
            <text:p>0.0043276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441395" table:style-name="ce1">
            <text:p>0.5441395</text:p>
          </table:table-cell>
          <table:table-cell office:value-type="float" office:value="8.0586049999999999E-3" table:style-name="ce1">
            <text:p>0.008058605</text:p>
          </table:table-cell>
          <table:table-cell office:value-type="float" office:value="4.3850052953974998E-3" table:formula="of:=[.C335]*[.D335]" table:style-name="ce1">
            <text:p>0.0043850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4531300000000005" table:style-name="ce1">
            <text:p>0.545313</text:p>
          </table:table-cell>
          <table:table-cell office:value-type="float" office:value="8.1468700000000005E-3" table:style-name="ce1">
            <text:p>0.00814687</text:p>
          </table:table-cell>
          <table:table-cell office:value-type="float" office:value="4.4425941203100009E-3" table:formula="of:=[.C336]*[.D336]" table:style-name="ce1">
            <text:p>0.00444259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4648509999999995" table:style-name="ce1">
            <text:p>0.5464851</text:p>
          </table:table-cell>
          <table:table-cell office:value-type="float" office:value="8.2351490000000006E-3" table:style-name="ce1">
            <text:p>0.008235149</text:p>
          </table:table-cell>
          <table:table-cell office:value-type="float" office:value="4.5003862247798999E-3" table:formula="of:=[.C337]*[.D337]" table:style-name="ce1">
            <text:p>0.0045003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4765569999999997" table:style-name="ce1">
            <text:p>0.5476557</text:p>
          </table:table-cell>
          <table:table-cell office:value-type="float" office:value="8.3234429999999998E-3" table:style-name="ce1">
            <text:p>0.008323443</text:p>
          </table:table-cell>
          <table:table-cell office:value-type="float" office:value="4.5583810025750992E-3" table:formula="of:=[.C338]*[.D338]" table:style-name="ce1">
            <text:p>0.00455838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4882500000000001" table:style-name="ce1">
            <text:p>0.548825</text:p>
          </table:table-cell>
          <table:table-cell office:value-type="float" office:value="8.4117500000000008E-3" table:style-name="ce1">
            <text:p>0.00841175</text:p>
          </table:table-cell>
          <table:table-cell office:value-type="float" office:value="4.6165786937500007E-3" table:formula="of:=[.C339]*[.D339]" table:style-name="ce1">
            <text:p>0.00461657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4999279999999995" table:style-name="ce1">
            <text:p>0.5499928</text:p>
          </table:table-cell>
          <table:table-cell office:value-type="float" office:value="8.5000719999999991E-3" table:style-name="ce1">
            <text:p>0.008500072</text:p>
          </table:table-cell>
          <table:table-cell office:value-type="float" office:value="4.6749783994815995E-3" table:formula="of:=[.C340]*[.D340]" table:style-name="ce1">
            <text:p>0.00467497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5115930000000002" table:style-name="ce1">
            <text:p>0.5511593</text:p>
          </table:table-cell>
          <table:table-cell office:value-type="float" office:value="8.5884069999999993E-3" table:style-name="ce1">
            <text:p>0.008588407</text:p>
          </table:table-cell>
          <table:table-cell office:value-type="float" office:value="4.7335803902350997E-3" table:formula="of:=[.C341]*[.D341]" table:style-name="ce1">
            <text:p>0.0047335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5232440000000005" table:style-name="ce1">
            <text:p>0.5523244</text:p>
          </table:table-cell>
          <table:table-cell office:value-type="float" office:value="8.6767560000000007E-3" table:style-name="ce1">
            <text:p>0.008676756</text:p>
          </table:table-cell>
          <table:table-cell office:value-type="float" office:value="4.7923840516464009E-3" table:formula="of:=[.C342]*[.D342]" table:style-name="ce1">
            <text:p>0.00479238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5348819999999999" table:style-name="ce1">
            <text:p>0.5534882</text:p>
          </table:table-cell>
          <table:table-cell office:value-type="float" office:value="8.7651180000000006E-3" table:style-name="ce1">
            <text:p>0.008765118</text:p>
          </table:table-cell>
          <table:table-cell office:value-type="float" office:value="4.8513893846076003E-3" table:formula="of:=[.C343]*[.D343]" table:style-name="ce1">
            <text:p>0.00485138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5465059999999999" table:style-name="ce1">
            <text:p>0.5546506</text:p>
          </table:table-cell>
          <table:table-cell office:value-type="float" office:value="8.8534939999999999E-3" table:style-name="ce1">
            <text:p>0.008853494</text:p>
          </table:table-cell>
          <table:table-cell office:value-type="float" office:value="4.9105957591963996E-3" table:formula="of:=[.C344]*[.D344]" table:style-name="ce1">
            <text:p>0.004910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5581170000000002" table:style-name="ce1">
            <text:p>0.5558117</text:p>
          </table:table-cell>
          <table:table-cell office:value-type="float" office:value="8.9418829999999994E-3" table:style-name="ce1">
            <text:p>0.008941883</text:p>
          </table:table-cell>
          <table:table-cell office:value-type="float" office:value="4.9700031914310999E-3" table:formula="of:=[.C345]*[.D345]" table:style-name="ce1">
            <text:p>0.0049700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5697160000000001" table:style-name="ce1">
            <text:p>0.5569716</text:p>
          </table:table-cell>
          <table:table-cell office:value-type="float" office:value="9.0302839999999995E-3" table:style-name="ce1">
            <text:p>0.009030284</text:p>
          </table:table-cell>
          <table:table-cell office:value-type="float" office:value="5.0296117279344001E-3" table:formula="of:=[.C346]*[.D346]" table:style-name="ce1">
            <text:p>0.00502961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5813009999999996" table:style-name="ce1">
            <text:p>0.5581301</text:p>
          </table:table-cell>
          <table:table-cell office:value-type="float" office:value="9.1186989999999992E-3" table:style-name="ce1">
            <text:p>0.009118699</text:p>
          </table:table-cell>
          <table:table-cell office:value-type="float" office:value="5.0894203847398995E-3" table:formula="of:=[.C347]*[.D347]" table:style-name="ce1">
            <text:p>0.0050894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5928739999999999" table:style-name="ce1">
            <text:p>0.5592874</text:p>
          </table:table-cell>
          <table:table-cell office:value-type="float" office:value="9.2071259999999995E-3" table:style-name="ce1">
            <text:p>0.009207126</text:p>
          </table:table-cell>
          <table:table-cell office:value-type="float" office:value="5.1494295620123998E-3" table:formula="of:=[.C348]*[.D348]" table:style-name="ce1">
            <text:p>0.0051494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6044329999999998" table:style-name="ce1">
            <text:p>0.5604433</text:p>
          </table:table-cell>
          <table:table-cell office:value-type="float" office:value="9.2955669999999994E-3" table:style-name="ce1">
            <text:p>0.009295567</text:p>
          </table:table-cell>
          <table:table-cell office:value-type="float" office:value="5.2096382448510994E-3" table:formula="of:=[.C349]*[.D349]" table:style-name="ce1">
            <text:p>0.00520963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6159809999999999" table:style-name="ce1">
            <text:p>0.5615981</text:p>
          </table:table-cell>
          <table:table-cell office:value-type="float" office:value="9.3840190000000004E-3" table:style-name="ce1">
            <text:p>0.009384019</text:p>
          </table:table-cell>
          <table:table-cell office:value-type="float" office:value="5.2700472407639001E-3" table:formula="of:=[.C350]*[.D350]" table:style-name="ce1">
            <text:p>0.00527004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6275160000000002" table:style-name="ce1">
            <text:p>0.5627516</text:p>
          </table:table-cell>
          <table:table-cell office:value-type="float" office:value="9.4724839999999998E-3" table:style-name="ce1">
            <text:p>0.009472484</text:p>
          </table:table-cell>
          <table:table-cell office:value-type="float" office:value="5.3306555269744E-3" table:formula="of:=[.C351]*[.D351]" table:style-name="ce1">
            <text:p>0.00533065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6390390000000001" table:style-name="ce1">
            <text:p>0.5639039</text:p>
          </table:table-cell>
          <table:table-cell office:value-type="float" office:value="9.5609609999999998E-3" table:style-name="ce1">
            <text:p>0.009560961</text:p>
          </table:table-cell>
          <table:table-cell office:value-type="float" office:value="5.3914631956478998E-3" table:formula="of:=[.C352]*[.D352]" table:style-name="ce1">
            <text:p>0.00539146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6505490000000003" table:style-name="ce1">
            <text:p>0.5650549</text:p>
          </table:table-cell>
          <table:table-cell office:value-type="float" office:value="9.6494509999999999E-3" table:style-name="ce1">
            <text:p>0.009649451</text:p>
          </table:table-cell>
          <table:table-cell office:value-type="float" office:value="5.4524695698599003E-3" table:formula="of:=[.C353]*[.D353]" table:style-name="ce1">
            <text:p>0.0054524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6620479999999995" table:style-name="ce1">
            <text:p>0.5662048</text:p>
          </table:table-cell>
          <table:table-cell office:value-type="float" office:value="9.7379519999999994E-3" table:style-name="ce1">
            <text:p>0.009737952</text:p>
          </table:table-cell>
          <table:table-cell office:value-type="float" office:value="5.5136751645695993E-3" table:formula="of:=[.C354]*[.D354]" table:style-name="ce1">
            <text:p>0.00551367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6735340000000001" table:style-name="ce1">
            <text:p>0.5673534</text:p>
          </table:table-cell>
          <table:table-cell office:value-type="float" office:value="9.8264660000000007E-3" table:style-name="ce1">
            <text:p>0.009826466</text:p>
          </table:table-cell>
          <table:table-cell office:value-type="float" office:value="5.5750788950844005E-3" table:formula="of:=[.C355]*[.D355]" table:style-name="ce1">
            <text:p>0.00557507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6850089999999998" table:style-name="ce1">
            <text:p>0.5685009</text:p>
          </table:table-cell>
          <table:table-cell office:value-type="float" office:value="9.9149909999999997E-3" table:style-name="ce1">
            <text:p>0.009914991</text:p>
          </table:table-cell>
          <table:table-cell office:value-type="float" office:value="5.6366813069918999E-3" table:formula="of:=[.C356]*[.D356]" table:style-name="ce1">
            <text:p>0.00563668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6964720000000002" table:style-name="ce1">
            <text:p>0.5696472</text:p>
          </table:table-cell>
          <table:table-cell office:value-type="float" office:value="1.000353E-2" table:style-name="ce1">
            <text:p>0.01000353</text:p>
          </table:table-cell>
          <table:table-cell office:value-type="float" office:value="5.6984828546159999E-3" table:formula="of:=[.C357]*[.D357]" table:style-name="ce1">
            <text:p>0.00569848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7079239999999998" table:style-name="ce1">
            <text:p>0.5707924</text:p>
          </table:table-cell>
          <table:table-cell office:value-type="float" office:value="1.009208E-2" table:style-name="ce1">
            <text:p>0.01009208</text:p>
          </table:table-cell>
          <table:table-cell office:value-type="float" office:value="5.7604825641919995E-3" table:formula="of:=[.C358]*[.D358]" table:style-name="ce1">
            <text:p>0.00576048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7193640000000001" table:style-name="ce1">
            <text:p>0.5719364</text:p>
          </table:table-cell>
          <table:table-cell office:value-type="float" office:value="1.0180639999999999E-2" table:style-name="ce1">
            <text:p>0.01018064</text:p>
          </table:table-cell>
          <table:table-cell office:value-type="float" office:value="5.8226785912959995E-3" table:formula="of:=[.C359]*[.D359]" table:style-name="ce1">
            <text:p>0.00582267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7307929999999996" table:style-name="ce1">
            <text:p>0.5730793</text:p>
          </table:table-cell>
          <table:table-cell office:value-type="float" office:value="1.0269210000000001E-2" table:style-name="ce1">
            <text:p>0.01026921</text:p>
          </table:table-cell>
          <table:table-cell office:value-type="float" office:value="5.885071678353E-3" table:formula="of:=[.C360]*[.D360]" table:style-name="ce1">
            <text:p>0.00588507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7422099999999998" table:style-name="ce1">
            <text:p>0.574221</text:p>
          </table:table-cell>
          <table:table-cell office:value-type="float" office:value="1.035779E-2" table:style-name="ce1">
            <text:p>0.01035779</text:p>
          </table:table-cell>
          <table:table-cell office:value-type="float" office:value="5.9476605315899999E-3" table:formula="of:=[.C361]*[.D361]" table:style-name="ce1">
            <text:p>0.00594766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7536169999999998" table:style-name="ce1">
            <text:p>0.5753617</text:p>
          </table:table-cell>
          <table:table-cell office:value-type="float" office:value="1.044638E-2" table:style-name="ce1">
            <text:p>0.01044638</text:p>
          </table:table-cell>
          <table:table-cell office:value-type="float" office:value="6.0104469556459999E-3" table:formula="of:=[.C362]*[.D362]" table:style-name="ce1">
            <text:p>0.00601044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7650120000000005" table:style-name="ce1">
            <text:p>0.5765012</text:p>
          </table:table-cell>
          <table:table-cell office:value-type="float" office:value="1.0534989999999999E-2" table:style-name="ce1">
            <text:p>0.01053499</text:p>
          </table:table-cell>
          <table:table-cell office:value-type="float" office:value="6.0734343769879998E-3" table:formula="of:=[.C363]*[.D363]" table:style-name="ce1">
            <text:p>0.00607343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7763960000000003" table:style-name="ce1">
            <text:p>0.5776396</text:p>
          </table:table-cell>
          <table:table-cell office:value-type="float" office:value="1.06236E-2" table:style-name="ce1">
            <text:p>0.0106236</text:p>
          </table:table-cell>
          <table:table-cell office:value-type="float" office:value="6.1366120545600002E-3" table:formula="of:=[.C364]*[.D364]" table:style-name="ce1">
            <text:p>0.00613661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7877699999999999" table:style-name="ce1">
            <text:p>0.578777</text:p>
          </table:table-cell>
          <table:table-cell office:value-type="float" office:value="1.071223E-2" table:style-name="ce1">
            <text:p>0.01071223</text:p>
          </table:table-cell>
          <table:table-cell office:value-type="float" office:value="6.1999923427099998E-3" table:formula="of:=[.C365]*[.D365]" table:style-name="ce1">
            <text:p>0.00619999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7991329999999996" table:style-name="ce1">
            <text:p>0.5799133</text:p>
          </table:table-cell>
          <table:table-cell office:value-type="float" office:value="1.0800870000000001E-2" table:style-name="ce1">
            <text:p>0.01080087</text:p>
          </table:table-cell>
          <table:table-cell office:value-type="float" office:value="6.2635681645709998E-3" table:formula="of:=[.C366]*[.D366]" table:style-name="ce1">
            <text:p>0.00626356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8104849999999997" table:style-name="ce1">
            <text:p>0.5810485</text:p>
          </table:table-cell>
          <table:table-cell office:value-type="float" office:value="1.088952E-2" table:style-name="ce1">
            <text:p>0.01088952</text:p>
          </table:table-cell>
          <table:table-cell office:value-type="float" office:value="6.3273392617199994E-3" table:formula="of:=[.C367]*[.D367]" table:style-name="ce1">
            <text:p>0.0063273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8218259999999999" table:style-name="ce1">
            <text:p>0.5821826</text:p>
          </table:table-cell>
          <table:table-cell office:value-type="float" office:value="1.0978170000000001E-2" table:style-name="ce1">
            <text:p>0.01097817</text:p>
          </table:table-cell>
          <table:table-cell office:value-type="float" office:value="6.3912995538420005E-3" table:formula="of:=[.C368]*[.D368]" table:style-name="ce1">
            <text:p>0.006391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58331580000000005" table:style-name="ce1">
            <text:p>0.5833158</text:p>
          </table:table-cell>
          <table:table-cell office:value-type="float" office:value="1.106684E-2" table:style-name="ce1">
            <text:p>0.01106684</text:p>
          </table:table-cell>
          <table:table-cell office:value-type="float" office:value="6.4554626280720001E-3" table:formula="of:=[.C369]*[.D369]" table:style-name="ce1">
            <text:p>0.00645546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8444790000000002" table:style-name="ce1">
            <text:p>0.5844479</text:p>
          </table:table-cell>
          <table:table-cell office:value-type="float" office:value="1.115552E-2" table:style-name="ce1">
            <text:p>0.01115552</text:p>
          </table:table-cell>
          <table:table-cell office:value-type="float" office:value="6.5198202374080003E-3" table:formula="of:=[.C370]*[.D370]" table:style-name="ce1">
            <text:p>0.0065198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8557890000000001" table:style-name="ce1">
            <text:p>0.5855789</text:p>
          </table:table-cell>
          <table:table-cell office:value-type="float" office:value="1.1244209999999999E-2" table:style-name="ce1">
            <text:p>0.01124421</text:p>
          </table:table-cell>
          <table:table-cell office:value-type="float" office:value="6.584372123169E-3" table:formula="of:=[.C371]*[.D371]" table:style-name="ce1">
            <text:p>0.00658437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8670900000000004" table:style-name="ce1">
            <text:p>0.586709</text:p>
          </table:table-cell>
          <table:table-cell office:value-type="float" office:value="1.133291E-2" table:style-name="ce1">
            <text:p>0.01133291</text:p>
          </table:table-cell>
          <table:table-cell office:value-type="float" office:value="6.6491202931900006E-3" table:formula="of:=[.C372]*[.D372]" table:style-name="ce1">
            <text:p>0.0066491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8783799999999997" table:style-name="ce1">
            <text:p>0.587838</text:p>
          </table:table-cell>
          <table:table-cell office:value-type="float" office:value="1.142162E-2" table:style-name="ce1">
            <text:p>0.01142162</text:p>
          </table:table-cell>
          <table:table-cell office:value-type="float" office:value="6.71406225756E-3" table:formula="of:=[.C373]*[.D373]" table:style-name="ce1">
            <text:p>0.00671406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8896599999999999" table:style-name="ce1">
            <text:p>0.588966</text:p>
          </table:table-cell>
          <table:table-cell office:value-type="float" office:value="1.1510340000000001E-2" table:style-name="ce1">
            <text:p>0.01151034</text:p>
          </table:table-cell>
          <table:table-cell office:value-type="float" office:value="6.7791989084400005E-3" table:formula="of:=[.C374]*[.D374]" table:style-name="ce1">
            <text:p>0.006779199</text:p>
          </table:table-cell>
          <table:table-cell table:number-columns-repeated="3" table:style-name="ce1"/>
          <table:table-cell office:value-type="float" office:value="0.4611499" table:style-name="ce1">
            <text:p>0.4611499</text:p>
          </table:table-cell>
          <table:table-cell office:value-type="float" office:value="2.1885009999999998E-3" table:style-name="ce1">
            <text:p>0.002188501</text:p>
          </table:table-cell>
          <table:table-cell office:value-type="float" office:value="-2.6598532506070094" table:formula="of:=LOG([.J374])" table:style-name="ce1">
            <text:p>-2.659853251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0.59009310000000004" table:style-name="ce1">
            <text:p>0.5900931</text:p>
          </table:table-cell>
          <table:table-cell office:value-type="float" office:value="1.159907E-2" table:style-name="ce1">
            <text:p>0.01159907</text:p>
          </table:table-cell>
          <table:table-cell office:value-type="float" office:value="6.8445311734170004E-3" table:formula="of:=[.C375]*[.D375]" table:style-name="ce1">
            <text:p>0.006844531</text:p>
          </table:table-cell>
          <table:table-cell table:number-columns-repeated="3" table:style-name="ce1"/>
          <table:table-cell office:value-type="float" office:value="0.46247329999999998" table:style-name="ce1">
            <text:p>0.4624733</text:p>
          </table:table-cell>
          <table:table-cell office:value-type="float" office:value="2.2752670000000001E-3" table:style-name="ce1">
            <text:p>0.002275267</text:p>
          </table:table-cell>
          <table:table-cell office:value-type="float" office:value="-2.6429676320518301" table:formula="of:=LOG([.J375])" table:style-name="ce1">
            <text:p>-2.642967632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0.59121919999999994" table:style-name="ce1">
            <text:p>0.5912192</text:p>
          </table:table-cell>
          <table:table-cell office:value-type="float" office:value="1.168781E-2" table:style-name="ce1">
            <text:p>0.01168781</text:p>
          </table:table-cell>
          <table:table-cell office:value-type="float" office:value="6.9100576779519991E-3" table:formula="of:=[.C376]*[.D376]" table:style-name="ce1">
            <text:p>0.006910058</text:p>
          </table:table-cell>
          <table:table-cell table:number-columns-repeated="6" table:style-name="ce1"/>
          <table:table-cell office:value-type="float" office:value="12.759270481471711" table:formula="of:=([.K375]-[.K374])/([.I375]-[.I374])" table:style-name="ce1">
            <text:p>12.75927048</text:p>
          </table:table-cell>
          <table:table-cell office:value-type="float" office:value="3.0495870350173631" table:formula="of:=1000/(25.7*[.L376])" table:style-name="ce1">
            <text:p>3.04958703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0.59234430000000005" table:style-name="ce1">
            <text:p>0.5923443</text:p>
          </table:table-cell>
          <table:table-cell office:value-type="float" office:value="1.177656E-2" table:style-name="ce1">
            <text:p>0.01177656</text:p>
          </table:table-cell>
          <table:table-cell office:value-type="float" office:value="6.9757781896080005E-3" table:formula="of:=[.C377]*[.D377]" table:style-name="ce1">
            <text:p>0.006975778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9346840000000001" table:style-name="ce1">
            <text:p>0.5934684</text:p>
          </table:table-cell>
          <table:table-cell office:value-type="float" office:value="1.186532E-2" table:style-name="ce1">
            <text:p>0.01186532</text:p>
          </table:table-cell>
          <table:table-cell office:value-type="float" office:value="7.0416924758880005E-3" table:formula="of:=[.C378]*[.D378]" table:style-name="ce1">
            <text:p>0.00704169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945916" table:style-name="ce1">
            <text:p>0.5945916</text:p>
          </table:table-cell>
          <table:table-cell office:value-type="float" office:value="1.1954080000000001E-2" table:style-name="ce1">
            <text:p>0.01195408</text:p>
          </table:table-cell>
          <table:table-cell office:value-type="float" office:value="7.1077955537280002E-3" table:formula="of:=[.C379]*[.D379]" table:style-name="ce1">
            <text:p>0.007107796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9571379999999996" table:style-name="ce1">
            <text:p>0.5957138</text:p>
          </table:table-cell>
          <table:table-cell office:value-type="float" office:value="1.2042860000000001E-2" table:style-name="ce1">
            <text:p>0.01204286</text:p>
          </table:table-cell>
          <table:table-cell office:value-type="float" office:value="7.174097893468E-3" table:formula="of:=[.C380]*[.D380]" table:style-name="ce1">
            <text:p>0.007174098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9683509999999995" table:style-name="ce1">
            <text:p>0.5968351</text:p>
          </table:table-cell>
          <table:table-cell office:value-type="float" office:value="1.2131650000000001E-2" table:style-name="ce1">
            <text:p>0.01213165</text:p>
          </table:table-cell>
          <table:table-cell office:value-type="float" office:value="7.2405945409149998E-3" table:formula="of:=[.C381]*[.D381]" table:style-name="ce1">
            <text:p>0.00724059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9795549999999997" table:style-name="ce1">
            <text:p>0.5979555</text:p>
          </table:table-cell>
          <table:table-cell office:value-type="float" office:value="1.2220440000000001E-2" table:style-name="ce1">
            <text:p>0.01222044</text:p>
          </table:table-cell>
          <table:table-cell office:value-type="float" office:value="7.3072793104200003E-3" table:formula="of:=[.C382]*[.D382]" table:style-name="ce1">
            <text:p>0.007307279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59907500000000002" table:style-name="ce1">
            <text:p>0.599075</text:p>
          </table:table-cell>
          <table:table-cell office:value-type="float" office:value="1.2309250000000001E-2" table:style-name="ce1">
            <text:p>0.01230925</text:p>
          </table:table-cell>
          <table:table-cell office:value-type="float" office:value="7.3741639437500004E-3" table:formula="of:=[.C383]*[.D383]" table:style-name="ce1">
            <text:p>0.00737416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60019350000000005" table:style-name="ce1">
            <text:p>0.6001935</text:p>
          </table:table-cell>
          <table:table-cell office:value-type="float" office:value="1.2398070000000001E-2" table:style-name="ce1">
            <text:p>0.01239807</text:p>
          </table:table-cell>
          <table:table-cell office:value-type="float" office:value="7.4412410265450009E-3" table:formula="of:=[.C384]*[.D384]" table:style-name="ce1">
            <text:p>0.007441241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0.60131109999999999" table:style-name="ce1">
            <text:p>0.6013111</text:p>
          </table:table-cell>
          <table:table-cell office:value-type="float" office:value="1.248689E-2" table:style-name="ce1">
            <text:p>0.01248689</text:p>
          </table:table-cell>
          <table:table-cell office:value-type="float" office:value="7.508505561479E-3" table:formula="of:=[.C385]*[.D385]" table:style-name="ce1">
            <text:p>0.00750850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0242790000000002" table:style-name="ce1">
            <text:p>0.6024279</text:p>
          </table:table-cell>
          <table:table-cell office:value-type="float" office:value="1.257572E-2" table:style-name="ce1">
            <text:p>0.01257572</text:p>
          </table:table-cell>
          <table:table-cell office:value-type="float" office:value="7.5759645905880005E-3" table:formula="of:=[.C386]*[.D386]" table:style-name="ce1">
            <text:p>0.00757596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0354370000000002" table:style-name="ce1">
            <text:p>0.6035437</text:p>
          </table:table-cell>
          <table:table-cell office:value-type="float" office:value="1.266456E-2" table:style-name="ce1">
            <text:p>0.01266456</text:p>
          </table:table-cell>
          <table:table-cell office:value-type="float" office:value="7.6436154012720003E-3" table:formula="of:=[.C387]*[.D387]" table:style-name="ce1">
            <text:p>0.00764361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0465869999999999" table:style-name="ce1">
            <text:p>0.6046587</text:p>
          </table:table-cell>
          <table:table-cell office:value-type="float" office:value="1.275341E-2" table:style-name="ce1">
            <text:p>0.01275341</text:p>
          </table:table-cell>
          <table:table-cell office:value-type="float" office:value="7.711460311167E-3" table:formula="of:=[.C388]*[.D388]" table:style-name="ce1">
            <text:p>0.007711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0577270000000005" table:style-name="ce1">
            <text:p>0.6057727</text:p>
          </table:table-cell>
          <table:table-cell office:value-type="float" office:value="1.2842269999999999E-2" table:style-name="ce1">
            <text:p>0.01284227</text:p>
          </table:table-cell>
          <table:table-cell office:value-type="float" office:value="7.779496572029E-3" table:formula="of:=[.C389]*[.D389]" table:style-name="ce1">
            <text:p>0.00777949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0688600000000004" table:style-name="ce1">
            <text:p>0.606886</text:p>
          </table:table-cell>
          <table:table-cell office:value-type="float" office:value="1.2931140000000001E-2" table:style-name="ce1">
            <text:p>0.01293114</text:p>
          </table:table-cell>
          <table:table-cell office:value-type="float" office:value="7.8477278300400008E-3" table:formula="of:=[.C390]*[.D390]" table:style-name="ce1">
            <text:p>0.00784772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0799829999999999" table:style-name="ce1">
            <text:p>0.6079983</text:p>
          </table:table-cell>
          <table:table-cell office:value-type="float" office:value="1.302002E-2" table:style-name="ce1">
            <text:p>0.01302002</text:p>
          </table:table-cell>
          <table:table-cell office:value-type="float" office:value="7.9161500259660005E-3" table:formula="of:=[.C391]*[.D391]" table:style-name="ce1">
            <text:p>0.0079161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0910980000000003" table:style-name="ce1">
            <text:p>0.6091098</text:p>
          </table:table-cell>
          <table:table-cell office:value-type="float" office:value="1.31089E-2" table:style-name="ce1">
            <text:p>0.0131089</text:p>
          </table:table-cell>
          <table:table-cell office:value-type="float" office:value="7.9847594572200007E-3" table:formula="of:=[.C392]*[.D392]" table:style-name="ce1">
            <text:p>0.00798475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1022050000000005" table:style-name="ce1">
            <text:p>0.6102205</text:p>
          </table:table-cell>
          <table:table-cell office:value-type="float" office:value="1.3197800000000001E-2" table:style-name="ce1">
            <text:p>0.0131978</text:p>
          </table:table-cell>
          <table:table-cell office:value-type="float" office:value="8.0535681149000015E-3" table:formula="of:=[.C393]*[.D393]" table:style-name="ce1">
            <text:p>0.00805356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1133029999999999" table:style-name="ce1">
            <text:p>0.6113303</text:p>
          </table:table-cell>
          <table:table-cell office:value-type="float" office:value="1.32867E-2" table:style-name="ce1">
            <text:p>0.0132867</text:p>
          </table:table-cell>
          <table:table-cell office:value-type="float" office:value="8.1225622970099998E-3" table:formula="of:=[.C394]*[.D394]" table:style-name="ce1">
            <text:p>0.00812256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1243919999999996" table:style-name="ce1">
            <text:p>0.6124392</text:p>
          </table:table-cell>
          <table:table-cell office:value-type="float" office:value="1.337561E-2" table:style-name="ce1">
            <text:p>0.01337561</text:p>
          </table:table-cell>
          <table:table-cell office:value-type="float" office:value="8.1917478879120001E-3" table:formula="of:=[.C395]*[.D395]" table:style-name="ce1">
            <text:p>0.00819174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1354739999999997" table:style-name="ce1">
            <text:p>0.6135474</text:p>
          </table:table-cell>
          <table:table-cell office:value-type="float" office:value="1.3464530000000001E-2" table:style-name="ce1">
            <text:p>0.01346453</text:p>
          </table:table-cell>
          <table:table-cell office:value-type="float" office:value="8.2611273737219996E-3" table:formula="of:=[.C396]*[.D396]" table:style-name="ce1">
            <text:p>0.0082611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146547" table:style-name="ce1">
            <text:p>0.6146547</text:p>
          </table:table-cell>
          <table:table-cell office:value-type="float" office:value="1.355345E-2" table:style-name="ce1">
            <text:p>0.01355345</text:p>
          </table:table-cell>
          <table:table-cell office:value-type="float" office:value="8.3306917437150005E-3" table:formula="of:=[.C397]*[.D397]" table:style-name="ce1">
            <text:p>0.00833069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1576129999999996" table:style-name="ce1">
            <text:p>0.6157613</text:p>
          </table:table-cell>
          <table:table-cell office:value-type="float" office:value="1.3642390000000001E-2" table:style-name="ce1">
            <text:p>0.01364239</text:p>
          </table:table-cell>
          <table:table-cell office:value-type="float" office:value="8.400455801506999E-3" table:formula="of:=[.C398]*[.D398]" table:style-name="ce1">
            <text:p>0.00840045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1686700000000005" table:style-name="ce1">
            <text:p>0.616867</text:p>
          </table:table-cell>
          <table:table-cell office:value-type="float" office:value="1.373133E-2" table:style-name="ce1">
            <text:p>0.01373133</text:p>
          </table:table-cell>
          <table:table-cell office:value-type="float" office:value="8.4704043431100013E-3" table:formula="of:=[.C399]*[.D399]" table:style-name="ce1">
            <text:p>0.00847040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61797190000000002" table:style-name="ce1">
            <text:p>0.6179719</text:p>
          </table:table-cell>
          <table:table-cell office:value-type="float" office:value="1.3820280000000001E-2" table:style-name="ce1">
            <text:p>0.01382028</text:p>
          </table:table-cell>
          <table:table-cell office:value-type="float" office:value="8.5405446901320008E-3" table:formula="of:=[.C400]*[.D400]" table:style-name="ce1">
            <text:p>0.008540545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PP</text:p>
          </table:table-cell>
          <table:table-cell office:value-type="float" office:value="0.27936050000000001" table:style-name="ce1">
            <text:p>0.2793605</text:p>
          </table:table-cell>
          <table:table-cell office:value-type="float" office:value="-6.1936049999999996E-3" table:style-name="ce1">
            <text:p>-0.006193605</text:p>
          </table:table-cell>
          <table:table-cell office:value-type="float" office:value="-1.7302485896025001E-3" table:formula="of:=[.C403]*[.D403]" table:style-name="ce1">
            <text:p>-0.00173024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ISC</text:p>
          </table:table-cell>
          <table:table-cell office:value-type="float" office:value="0" table:style-name="ce1">
            <text:p>0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VOC</text:p>
          </table:table-cell>
          <table:table-cell office:value-type="float" office:value="0.42499999999999999" table:style-name="ce1">
            <text:p>0.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F</text:p>
          </table:table-cell>
          <table:table-cell table:number-columns-repeated="2" table:style-name="ce1"/>
          <table:table-cell office:value-type="float" office:value="0.50889664400073531" table:formula="of:=[.D403]*[.C403]/([.D404]*[.C405])" table:style-name="ce1">
            <text:p>0.508896644</text:p>
          </table:table-cell>
          <table:table-cell table:number-columns-repeated="16379"/>
        </table:table-row>
        <table:table-row table:number-rows-repeated="1048169" table:style-name="ro1">
          <table:table-cell table:number-columns-repeated="16384"/>
        </table:table-row>
      </table:table>
      <table:table table:name="part1_I2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2"/>
          <table:table-cell table:style-name="ce1"/>
          <table:table-cell office:value-type="float" office:value="-0.91873879999999997" table:style-name="ce2">
            <text:p>-9.19E-01</text:p>
          </table:table-cell>
          <table:table-cell office:value-type="float" office:value="-1.081261E-2" table:style-name="ce2">
            <text:p>-1.08E-02</text:p>
          </table:table-cell>
          <table:table-cell office:value-type="float" office:value="9.9339643362679995E-3" table:formula="of:=[.C1]*[.D1]" table:style-name="ce1">
            <text:p>0.009933964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90963970000000005" table:style-name="ce2">
            <text:p>-9.10E-01</text:p>
          </table:table-cell>
          <table:table-cell office:value-type="float" office:value="-1.08036E-2" table:style-name="ce2">
            <text:p>-1.08E-02</text:p>
          </table:table-cell>
          <table:table-cell office:value-type="float" office:value="9.8273834629200012E-3" table:formula="of:=[.C2]*[.D2]" table:style-name="ce1">
            <text:p>0.009827383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90054060000000002" table:style-name="ce2">
            <text:p>-9.01E-01</text:p>
          </table:table-cell>
          <table:table-cell office:value-type="float" office:value="-1.079459E-2" table:style-name="ce2">
            <text:p>-1.08E-02</text:p>
          </table:table-cell>
          <table:table-cell office:value-type="float" office:value="9.7209665553539999E-3" table:formula="of:=[.C3]*[.D3]" table:style-name="ce1">
            <text:p>0.009720967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8914415" table:style-name="ce2">
            <text:p>-8.91E-01</text:p>
          </table:table-cell>
          <table:table-cell office:value-type="float" office:value="-1.0785579999999999E-2" table:style-name="ce2">
            <text:p>-1.08E-02</text:p>
          </table:table-cell>
          <table:table-cell office:value-type="float" office:value="9.6147136135699991E-3" table:formula="of:=[.C4]*[.D4]" table:style-name="ce1">
            <text:p>0.009614714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88234239999999997" table:style-name="ce2">
            <text:p>-8.82E-01</text:p>
          </table:table-cell>
          <table:table-cell office:value-type="float" office:value="-1.0776579999999999E-2" table:style-name="ce2">
            <text:p>-1.08E-02</text:p>
          </table:table-cell>
          <table:table-cell office:value-type="float" office:value="9.5086334609919988E-3" table:formula="of:=[.C5]*[.D5]" table:style-name="ce1">
            <text:p>0.009508633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2"/>
          <table:table-cell table:style-name="ce1"/>
          <table:table-cell office:value-type="float" office:value="-0.87324329999999994" table:style-name="ce2">
            <text:p>-8.73E-01</text:p>
          </table:table-cell>
          <table:table-cell office:value-type="float" office:value="-1.0767570000000001E-2" table:style-name="ce2">
            <text:p>-1.08E-02</text:p>
          </table:table-cell>
          <table:table-cell office:value-type="float" office:value="9.4027083597809993E-3" table:formula="of:=[.C6]*[.D6]" table:style-name="ce1">
            <text:p>0.009402708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2"/>
          <table:table-cell table:style-name="ce1"/>
          <table:table-cell office:value-type="float" office:value="-0.86414420000000003" table:style-name="ce2">
            <text:p>-8.64E-01</text:p>
          </table:table-cell>
          <table:table-cell office:value-type="float" office:value="-1.075856E-2" table:style-name="ce2">
            <text:p>-1.08E-02</text:p>
          </table:table-cell>
          <table:table-cell office:value-type="float" office:value="9.2969472243520004E-3" table:formula="of:=[.C7]*[.D7]" table:style-name="ce1">
            <text:p>0.009296947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2"/>
          <table:table-cell table:style-name="ce1"/>
          <table:table-cell office:value-type="float" office:value="-0.8550451" table:style-name="ce2">
            <text:p>-8.55E-01</text:p>
          </table:table-cell>
          <table:table-cell office:value-type="float" office:value="-1.074955E-2" table:style-name="ce2">
            <text:p>-1.07E-02</text:p>
          </table:table-cell>
          <table:table-cell office:value-type="float" office:value="9.1913500547050001E-3" table:formula="of:=[.C8]*[.D8]" table:style-name="ce1">
            <text:p>0.00919135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2"/>
          <table:table-cell table:style-name="ce1"/>
          <table:table-cell office:value-type="float" office:value="-0.84594599999999998" table:style-name="ce2">
            <text:p>-8.46E-01</text:p>
          </table:table-cell>
          <table:table-cell office:value-type="float" office:value="-1.074054E-2" table:style-name="ce2">
            <text:p>-1.07E-02</text:p>
          </table:table-cell>
          <table:table-cell office:value-type="float" office:value="9.0859168508400003E-3" table:formula="of:=[.C9]*[.D9]" table:style-name="ce1">
            <text:p>0.009085917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83684689999999995" table:style-name="ce2">
            <text:p>-8.37E-01</text:p>
          </table:table-cell>
          <table:table-cell office:value-type="float" office:value="-1.073153E-2" table:style-name="ce2">
            <text:p>-1.07E-02</text:p>
          </table:table-cell>
          <table:table-cell office:value-type="float" office:value="8.9806476127569992E-3" table:formula="of:=[.C10]*[.D10]" table:style-name="ce1">
            <text:p>0.008980648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82774780000000003" table:style-name="ce2">
            <text:p>-8.28E-01</text:p>
          </table:table-cell>
          <table:table-cell office:value-type="float" office:value="-1.0722519999999999E-2" table:style-name="ce2">
            <text:p>-1.07E-02</text:p>
          </table:table-cell>
          <table:table-cell office:value-type="float" office:value="8.8755423404560004E-3" table:formula="of:=[.C11]*[.D11]" table:style-name="ce1">
            <text:p>0.008875542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81864870000000001" table:style-name="ce2">
            <text:p>-8.19E-01</text:p>
          </table:table-cell>
          <table:table-cell office:value-type="float" office:value="-1.0713510000000001E-2" table:style-name="ce2">
            <text:p>-1.07E-02</text:p>
          </table:table-cell>
          <table:table-cell office:value-type="float" office:value="8.7706010339370002E-3" table:formula="of:=[.C12]*[.D12]" table:style-name="ce1">
            <text:p>0.008770601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80954959999999998" table:style-name="ce2">
            <text:p>-8.10E-01</text:p>
          </table:table-cell>
          <table:table-cell office:value-type="float" office:value="-1.07045E-2" table:style-name="ce2">
            <text:p>-1.07E-02</text:p>
          </table:table-cell>
          <table:table-cell office:value-type="float" office:value="8.6658236932000005E-3" table:formula="of:=[.C13]*[.D13]" table:style-name="ce1">
            <text:p>0.008665824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80045060000000001" table:style-name="ce2">
            <text:p>-8.00E-01</text:p>
          </table:table-cell>
          <table:table-cell office:value-type="float" office:value="-1.069549E-2" table:style-name="ce2">
            <text:p>-1.07E-02</text:p>
          </table:table-cell>
          <table:table-cell office:value-type="float" office:value="8.5612113877940009E-3" table:formula="of:=[.C14]*[.D14]" table:style-name="ce1">
            <text:p>0.008561211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79135149999999999" table:style-name="ce2">
            <text:p>-7.91E-01</text:p>
          </table:table-cell>
          <table:table-cell office:value-type="float" office:value="-1.068649E-2" table:style-name="ce2">
            <text:p>-1.07E-02</text:p>
          </table:table-cell>
          <table:table-cell office:value-type="float" office:value="8.4567698912350001E-3" table:formula="of:=[.C15]*[.D15]" table:style-name="ce1">
            <text:p>0.00845677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78225239999999996" table:style-name="ce2">
            <text:p>-7.82E-01</text:p>
          </table:table-cell>
          <table:table-cell office:value-type="float" office:value="-1.067748E-2" table:style-name="ce2">
            <text:p>-1.07E-02</text:p>
          </table:table-cell>
          <table:table-cell office:value-type="float" office:value="8.3524843559519991E-3" table:formula="of:=[.C16]*[.D16]" table:style-name="ce1">
            <text:p>0.008352484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-0.77315330000000004" table:style-name="ce2">
            <text:p>-7.73E-01</text:p>
          </table:table-cell>
          <table:table-cell office:value-type="float" office:value="-1.0668469999999999E-2" table:style-name="ce2">
            <text:p>-1.07E-02</text:p>
          </table:table-cell>
          <table:table-cell office:value-type="float" office:value="8.2483627864510002E-3" table:formula="of:=[.C17]*[.D17]" table:style-name="ce1">
            <text:p>0.00824836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76405420000000002" table:style-name="ce2">
            <text:p>-7.64E-01</text:p>
          </table:table-cell>
          <table:table-cell office:value-type="float" office:value="-1.0659460000000001E-2" table:style-name="ce2">
            <text:p>-1.07E-02</text:p>
          </table:table-cell>
          <table:table-cell office:value-type="float" office:value="8.1444051827320001E-3" table:formula="of:=[.C18]*[.D18]" table:style-name="ce1">
            <text:p>0.00814440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75495509999999999" table:style-name="ce2">
            <text:p>-7.55E-01</text:p>
          </table:table-cell>
          <table:table-cell office:value-type="float" office:value="-1.0650450000000001E-2" table:style-name="ce2">
            <text:p>-1.07E-02</text:p>
          </table:table-cell>
          <table:table-cell office:value-type="float" office:value="8.0406115447950004E-3" table:formula="of:=[.C19]*[.D19]" table:style-name="ce1">
            <text:p>0.0080406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74585599999999996" table:style-name="ce2">
            <text:p>-7.46E-01</text:p>
          </table:table-cell>
          <table:table-cell office:value-type="float" office:value="-1.064144E-2" table:style-name="ce2">
            <text:p>-1.06E-02</text:p>
          </table:table-cell>
          <table:table-cell office:value-type="float" office:value="7.9369818726399994E-3" table:formula="of:=[.C20]*[.D20]" table:style-name="ce1">
            <text:p>0.00793698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73675690000000005" table:style-name="ce2">
            <text:p>-7.37E-01</text:p>
          </table:table-cell>
          <table:table-cell office:value-type="float" office:value="-1.063243E-2" table:style-name="ce2">
            <text:p>-1.06E-02</text:p>
          </table:table-cell>
          <table:table-cell office:value-type="float" office:value="7.8335161662670006E-3" table:formula="of:=[.C21]*[.D21]" table:style-name="ce1">
            <text:p>0.00783351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72765780000000002" table:style-name="ce2">
            <text:p>-7.28E-01</text:p>
          </table:table-cell>
          <table:table-cell office:value-type="float" office:value="-1.062342E-2" table:style-name="ce2">
            <text:p>-1.06E-02</text:p>
          </table:table-cell>
          <table:table-cell office:value-type="float" office:value="7.7302144256759997E-3" table:formula="of:=[.C22]*[.D22]" table:style-name="ce1">
            <text:p>0.00773021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71855869999999999" table:style-name="ce2">
            <text:p>-7.19E-01</text:p>
          </table:table-cell>
          <table:table-cell office:value-type="float" office:value="-1.0614409999999999E-2" table:style-name="ce2">
            <text:p>-1.06E-02</text:p>
          </table:table-cell>
          <table:table-cell office:value-type="float" office:value="7.6270766508669992E-3" table:formula="of:=[.C23]*[.D23]" table:style-name="ce1">
            <text:p>0.00762707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70945959999999997" table:style-name="ce2">
            <text:p>-7.09E-01</text:p>
          </table:table-cell>
          <table:table-cell office:value-type="float" office:value="-1.0605399999999999E-2" table:style-name="ce2">
            <text:p>-1.06E-02</text:p>
          </table:table-cell>
          <table:table-cell office:value-type="float" office:value="7.5241028418399991E-3" table:formula="of:=[.C24]*[.D24]" table:style-name="ce1">
            <text:p>0.00752410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70036050000000005" table:style-name="ce2">
            <text:p>-7.00E-01</text:p>
          </table:table-cell>
          <table:table-cell office:value-type="float" office:value="-1.0596390000000001E-2" table:style-name="ce2">
            <text:p>-1.06E-02</text:p>
          </table:table-cell>
          <table:table-cell office:value-type="float" office:value="7.4212929985950013E-3" table:formula="of:=[.C25]*[.D25]" table:style-name="ce1">
            <text:p>0.00742129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9126140000000003" table:style-name="ce2">
            <text:p>-6.91E-01</text:p>
          </table:table-cell>
          <table:table-cell office:value-type="float" office:value="-1.058739E-2" table:style-name="ce2">
            <text:p>-1.06E-02</text:p>
          </table:table-cell>
          <table:table-cell office:value-type="float" office:value="7.3186540337460007E-3" table:formula="of:=[.C26]*[.D26]" table:style-name="ce1">
            <text:p>0.00731865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821623" table:style-name="ce2">
            <text:p>-6.82E-01</text:p>
          </table:table-cell>
          <table:table-cell office:value-type="float" office:value="-1.057838E-2" table:style-name="ce2">
            <text:p>-1.06E-02</text:p>
          </table:table-cell>
          <table:table-cell office:value-type="float" office:value="7.216172031074E-3" table:formula="of:=[.C27]*[.D27]" table:style-name="ce1">
            <text:p>0.00721617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7306319999999997" table:style-name="ce2">
            <text:p>-6.73E-01</text:p>
          </table:table-cell>
          <table:table-cell office:value-type="float" office:value="-1.056937E-2" table:style-name="ce2">
            <text:p>-1.06E-02</text:p>
          </table:table-cell>
          <table:table-cell office:value-type="float" office:value="7.1138539941839997E-3" table:formula="of:=[.C28]*[.D28]" table:style-name="ce1">
            <text:p>0.00711385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639642" table:style-name="ce2">
            <text:p>-6.64E-01</text:p>
          </table:table-cell>
          <table:table-cell office:value-type="float" office:value="-1.056036E-2" table:style-name="ce2">
            <text:p>-1.06E-02</text:p>
          </table:table-cell>
          <table:table-cell office:value-type="float" office:value="7.0117009791119999E-3" table:formula="of:=[.C29]*[.D29]" table:style-name="ce1">
            <text:p>0.00701170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5486509999999998" table:style-name="ce2">
            <text:p>-6.55E-01</text:p>
          </table:table-cell>
          <table:table-cell office:value-type="float" office:value="-1.0551349999999999E-2" table:style-name="ce2">
            <text:p>-1.06E-02</text:p>
          </table:table-cell>
          <table:table-cell office:value-type="float" office:value="6.909710872884999E-3" table:formula="of:=[.C30]*[.D30]" table:style-name="ce1">
            <text:p>0.00690971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4576599999999995" table:style-name="ce2">
            <text:p>-6.46E-01</text:p>
          </table:table-cell>
          <table:table-cell office:value-type="float" office:value="-1.0542340000000001E-2" table:style-name="ce2">
            <text:p>-1.05E-02</text:p>
          </table:table-cell>
          <table:table-cell office:value-type="float" office:value="6.8078847324400003E-3" table:formula="of:=[.C31]*[.D31]" table:style-name="ce1">
            <text:p>0.00680788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3666690000000004" table:style-name="ce2">
            <text:p>-6.37E-01</text:p>
          </table:table-cell>
          <table:table-cell office:value-type="float" office:value="-1.053333E-2" table:style-name="ce2">
            <text:p>-1.05E-02</text:p>
          </table:table-cell>
          <table:table-cell office:value-type="float" office:value="6.7062225577770003E-3" table:formula="of:=[.C32]*[.D32]" table:style-name="ce1">
            <text:p>0.00670622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2756780000000001" table:style-name="ce2">
            <text:p>-6.28E-01</text:p>
          </table:table-cell>
          <table:table-cell office:value-type="float" office:value="-1.052432E-2" table:style-name="ce2">
            <text:p>-1.05E-02</text:p>
          </table:table-cell>
          <table:table-cell office:value-type="float" office:value="6.6047243488959999E-3" table:formula="of:=[.C33]*[.D33]" table:style-name="ce1">
            <text:p>0.00660472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1846869999999998" table:style-name="ce2">
            <text:p>-6.18E-01</text:p>
          </table:table-cell>
          <table:table-cell office:value-type="float" office:value="-1.051531E-2" table:style-name="ce2">
            <text:p>-1.05E-02</text:p>
          </table:table-cell>
          <table:table-cell office:value-type="float" office:value="6.503390105797E-3" table:formula="of:=[.C34]*[.D34]" table:style-name="ce1">
            <text:p>0.0065033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0936959999999996" table:style-name="ce2">
            <text:p>-6.09E-01</text:p>
          </table:table-cell>
          <table:table-cell office:value-type="float" office:value="-1.05063E-2" table:style-name="ce2">
            <text:p>-1.05E-02</text:p>
          </table:table-cell>
          <table:table-cell office:value-type="float" office:value="6.4022198284799997E-3" table:formula="of:=[.C35]*[.D35]" table:style-name="ce1">
            <text:p>0.0064022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60027050000000004" table:style-name="ce2">
            <text:p>-6.00E-01</text:p>
          </table:table-cell>
          <table:table-cell office:value-type="float" office:value="-1.0497289999999999E-2" table:style-name="ce2">
            <text:p>-1.05E-02</text:p>
          </table:table-cell>
          <table:table-cell office:value-type="float" office:value="6.3012135169449998E-3" table:formula="of:=[.C36]*[.D36]" table:style-name="ce1">
            <text:p>0.00630121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9117149999999996" table:style-name="ce2">
            <text:p>-5.91E-01</text:p>
          </table:table-cell>
          <table:table-cell office:value-type="float" office:value="-1.0488290000000001E-2" table:style-name="ce2">
            <text:p>-1.05E-02</text:p>
          </table:table-cell>
          <table:table-cell office:value-type="float" office:value="6.200378131735E-3" table:formula="of:=[.C37]*[.D37]" table:style-name="ce1">
            <text:p>0.00620037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8207240000000005" table:style-name="ce2">
            <text:p>-5.82E-01</text:p>
          </table:table-cell>
          <table:table-cell office:value-type="float" office:value="-1.0479280000000001E-2" table:style-name="ce2">
            <text:p>-1.05E-02</text:p>
          </table:table-cell>
          <table:table-cell office:value-type="float" office:value="6.0996996598720009E-3" table:formula="of:=[.C38]*[.D38]" table:style-name="ce1">
            <text:p>0.006099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7297330000000002" table:style-name="ce2">
            <text:p>-5.73E-01</text:p>
          </table:table-cell>
          <table:table-cell office:value-type="float" office:value="-1.047027E-2" table:style-name="ce2">
            <text:p>-1.05E-02</text:p>
          </table:table-cell>
          <table:table-cell office:value-type="float" office:value="5.9991851537910005E-3" table:formula="of:=[.C39]*[.D39]" table:style-name="ce1">
            <text:p>0.00599918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6387419999999999" table:style-name="ce2">
            <text:p>-5.64E-01</text:p>
          </table:table-cell>
          <table:table-cell office:value-type="float" office:value="-1.046126E-2" table:style-name="ce2">
            <text:p>-1.05E-02</text:p>
          </table:table-cell>
          <table:table-cell office:value-type="float" office:value="5.8988346134919998E-3" table:formula="of:=[.C40]*[.D40]" table:style-name="ce1">
            <text:p>0.00589883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5477509999999997" table:style-name="ce2">
            <text:p>-5.55E-01</text:p>
          </table:table-cell>
          <table:table-cell office:value-type="float" office:value="-1.045225E-2" table:style-name="ce2">
            <text:p>-1.05E-02</text:p>
          </table:table-cell>
          <table:table-cell office:value-type="float" office:value="5.7986480389749994E-3" table:formula="of:=[.C41]*[.D41]" table:style-name="ce1">
            <text:p>0.00579864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456761" table:style-name="ce2">
            <text:p>-5.46E-01</text:p>
          </table:table-cell>
          <table:table-cell office:value-type="float" office:value="-1.0443239999999999E-2" table:style-name="ce2">
            <text:p>-1.04E-02</text:p>
          </table:table-cell>
          <table:table-cell office:value-type="float" office:value="5.6986264745639992E-3" table:formula="of:=[.C42]*[.D42]" table:style-name="ce1">
            <text:p>0.00569862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3657699999999997" table:style-name="ce2">
            <text:p>-5.37E-01</text:p>
          </table:table-cell>
          <table:table-cell office:value-type="float" office:value="-1.0434229999999999E-2" table:style-name="ce2">
            <text:p>-1.04E-02</text:p>
          </table:table-cell>
          <table:table-cell office:value-type="float" office:value="5.5987678307099992E-3" table:formula="of:=[.C43]*[.D43]" table:style-name="ce1">
            <text:p>0.00559876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2747790000000006" table:style-name="ce2">
            <text:p>-5.27E-01</text:p>
          </table:table-cell>
          <table:table-cell office:value-type="float" office:value="-1.0425220000000001E-2" table:style-name="ce2">
            <text:p>-1.04E-02</text:p>
          </table:table-cell>
          <table:table-cell office:value-type="float" office:value="5.4990731526380014E-3" table:formula="of:=[.C44]*[.D44]" table:style-name="ce1">
            <text:p>0.00549907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1837889999999998" table:style-name="ce2">
            <text:p>-5.18E-01</text:p>
          </table:table-cell>
          <table:table-cell office:value-type="float" office:value="-1.041621E-2" table:style-name="ce2">
            <text:p>-1.04E-02</text:p>
          </table:table-cell>
          <table:table-cell office:value-type="float" office:value="5.399543481969E-3" table:formula="of:=[.C45]*[.D45]" table:style-name="ce1">
            <text:p>0.00539954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0927979999999995" table:style-name="ce2">
            <text:p>-5.09E-01</text:p>
          </table:table-cell>
          <table:table-cell office:value-type="float" office:value="-1.04072E-2" table:style-name="ce2">
            <text:p>-1.04E-02</text:p>
          </table:table-cell>
          <table:table-cell office:value-type="float" office:value="5.3001767345599998E-3" table:formula="of:=[.C46]*[.D46]" table:style-name="ce1">
            <text:p>0.00530017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50018070000000003" table:style-name="ce2">
            <text:p>-5.00E-01</text:p>
          </table:table-cell>
          <table:table-cell office:value-type="float" office:value="-1.039819E-2" table:style-name="ce2">
            <text:p>-1.04E-02</text:p>
          </table:table-cell>
          <table:table-cell office:value-type="float" office:value="5.2009739529330001E-3" table:formula="of:=[.C47]*[.D47]" table:style-name="ce1">
            <text:p>0.00520097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9108170000000001" table:style-name="ce2">
            <text:p>-4.91E-01</text:p>
          </table:table-cell>
          <table:table-cell office:value-type="float" office:value="-1.038918E-2" table:style-name="ce2">
            <text:p>-1.04E-02</text:p>
          </table:table-cell>
          <table:table-cell office:value-type="float" office:value="5.1019361760060002E-3" table:formula="of:=[.C48]*[.D48]" table:style-name="ce1">
            <text:p>0.00510193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8198259999999998" table:style-name="ce2">
            <text:p>-4.82E-01</text:p>
          </table:table-cell>
          <table:table-cell office:value-type="float" office:value="-1.0380169999999999E-2" table:style-name="ce2">
            <text:p>-1.04E-02</text:p>
          </table:table-cell>
          <table:table-cell office:value-type="float" office:value="5.0030613250419999E-3" table:formula="of:=[.C49]*[.D49]" table:style-name="ce1">
            <text:p>0.00500306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7288350000000001" table:style-name="ce2">
            <text:p>-4.73E-01</text:p>
          </table:table-cell>
          <table:table-cell office:value-type="float" office:value="-1.0371160000000001E-2" table:style-name="ce2">
            <text:p>-1.04E-02</text:p>
          </table:table-cell>
          <table:table-cell office:value-type="float" office:value="4.9043504398600009E-3" table:formula="of:=[.C50]*[.D50]" table:style-name="ce1">
            <text:p>0.0049043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6378449999999999" table:style-name="ce2">
            <text:p>-4.64E-01</text:p>
          </table:table-cell>
          <table:table-cell office:value-type="float" office:value="-1.0362150000000001E-2" table:style-name="ce2">
            <text:p>-1.04E-02</text:p>
          </table:table-cell>
          <table:table-cell office:value-type="float" office:value="4.8058045566749998E-3" table:formula="of:=[.C51]*[.D51]" table:style-name="ce1">
            <text:p>0.00480580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5468550000000002" table:style-name="ce2">
            <text:p>-4.55E-01</text:p>
          </table:table-cell>
          <table:table-cell office:value-type="float" office:value="-1.035315E-2" table:style-name="ce2">
            <text:p>-1.04E-02</text:p>
          </table:table-cell>
          <table:table-cell office:value-type="float" office:value="4.7074271843250007E-3" table:formula="of:=[.C52]*[.D52]" table:style-name="ce1">
            <text:p>0.00470742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4558639999999999" table:style-name="ce2">
            <text:p>-4.46E-01</text:p>
          </table:table-cell>
          <table:table-cell office:value-type="float" office:value="-1.034414E-2" table:style-name="ce2">
            <text:p>-1.03E-02</text:p>
          </table:table-cell>
          <table:table-cell office:value-type="float" office:value="4.6092081036959998E-3" table:formula="of:=[.C53]*[.D53]" table:style-name="ce1">
            <text:p>0.00460920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3648740000000003" table:style-name="ce2">
            <text:p>-4.36E-01</text:p>
          </table:table-cell>
          <table:table-cell office:value-type="float" office:value="-1.033513E-2" table:style-name="ce2">
            <text:p>-1.03E-02</text:p>
          </table:table-cell>
          <table:table-cell office:value-type="float" office:value="4.5111540223620001E-3" table:formula="of:=[.C54]*[.D54]" table:style-name="ce1">
            <text:p>0.00451115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273884" table:style-name="ce2">
            <text:p>-4.27E-01</text:p>
          </table:table-cell>
          <table:table-cell office:value-type="float" office:value="-1.0326119999999999E-2" table:style-name="ce2">
            <text:p>-1.03E-02</text:p>
          </table:table-cell>
          <table:table-cell office:value-type="float" office:value="4.4132639050079997E-3" table:formula="of:=[.C55]*[.D55]" table:style-name="ce1">
            <text:p>0.00441326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1828939999999998" table:style-name="ce2">
            <text:p>-4.18E-01</text:p>
          </table:table-cell>
          <table:table-cell office:value-type="float" office:value="-1.0317110000000001E-2" table:style-name="ce2">
            <text:p>-1.03E-02</text:p>
          </table:table-cell>
          <table:table-cell office:value-type="float" office:value="4.3155377516340002E-3" table:formula="of:=[.C56]*[.D56]" table:style-name="ce1">
            <text:p>0.00431553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0919040000000001" table:style-name="ce2">
            <text:p>-4.09E-01</text:p>
          </table:table-cell>
          <table:table-cell office:value-type="float" office:value="-1.0308100000000001E-2" table:style-name="ce2">
            <text:p>-1.03E-02</text:p>
          </table:table-cell>
          <table:table-cell office:value-type="float" office:value="4.2179755622400008E-3" table:formula="of:=[.C57]*[.D57]" table:style-name="ce1">
            <text:p>0.00421797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40009139999999999" table:style-name="ce2">
            <text:p>-4.00E-01</text:p>
          </table:table-cell>
          <table:table-cell office:value-type="float" office:value="-1.029909E-2" table:style-name="ce2">
            <text:p>-1.03E-02</text:p>
          </table:table-cell>
          <table:table-cell office:value-type="float" office:value="4.1205773368259997E-3" table:formula="of:=[.C58]*[.D58]" table:style-name="ce1">
            <text:p>0.00412057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9099240000000002" table:style-name="ce2">
            <text:p>-3.91E-01</text:p>
          </table:table-cell>
          <table:table-cell office:value-type="float" office:value="-1.029008E-2" table:style-name="ce2">
            <text:p>-1.03E-02</text:p>
          </table:table-cell>
          <table:table-cell office:value-type="float" office:value="4.0233430753920003E-3" table:formula="of:=[.C59]*[.D59]" table:style-name="ce1">
            <text:p>0.00402334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8189339999999999" table:style-name="ce2">
            <text:p>-3.82E-01</text:p>
          </table:table-cell>
          <table:table-cell office:value-type="float" office:value="-1.028107E-2" table:style-name="ce2">
            <text:p>-1.03E-02</text:p>
          </table:table-cell>
          <table:table-cell office:value-type="float" office:value="3.9262727779380002E-3" table:formula="of:=[.C60]*[.D60]" table:style-name="ce1">
            <text:p>0.00392627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7279449999999997" table:style-name="ce2">
            <text:p>-3.73E-01</text:p>
          </table:table-cell>
          <table:table-cell office:value-type="float" office:value="-1.027206E-2" table:style-name="ce2">
            <text:p>-1.03E-02</text:p>
          </table:table-cell>
          <table:table-cell office:value-type="float" office:value="3.8293674716699997E-3" table:formula="of:=[.C61]*[.D61]" table:style-name="ce1">
            <text:p>0.00382936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6369560000000001" table:style-name="ce2">
            <text:p>-3.64E-01</text:p>
          </table:table-cell>
          <table:table-cell office:value-type="float" office:value="-1.0263039999999999E-2" table:style-name="ce2">
            <text:p>-1.03E-02</text:p>
          </table:table-cell>
          <table:table-cell office:value-type="float" office:value="3.7326224906239999E-3" table:formula="of:=[.C62]*[.D62]" table:style-name="ce1">
            <text:p>0.00373262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5459669999999999" table:style-name="ce2">
            <text:p>-3.55E-01</text:p>
          </table:table-cell>
          <table:table-cell office:value-type="float" office:value="-1.0254030000000001E-2" table:style-name="ce2">
            <text:p>-1.03E-02</text:p>
          </table:table-cell>
          <table:table-cell office:value-type="float" office:value="3.6360451997010002E-3" table:formula="of:=[.C63]*[.D63]" table:style-name="ce1">
            <text:p>0.00363604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4549780000000002" table:style-name="ce2">
            <text:p>-3.45E-01</text:p>
          </table:table-cell>
          <table:table-cell office:value-type="float" office:value="-1.0245020000000001E-2" table:style-name="ce2">
            <text:p>-1.02E-02</text:p>
          </table:table-cell>
          <table:table-cell office:value-type="float" office:value="3.5396318709560006E-3" table:formula="of:=[.C64]*[.D64]" table:style-name="ce1">
            <text:p>0.0035396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36399" table:style-name="ce2">
            <text:p>-3.36E-01</text:p>
          </table:table-cell>
          <table:table-cell office:value-type="float" office:value="-1.023601E-2" table:style-name="ce2">
            <text:p>-1.02E-02</text:p>
          </table:table-cell>
          <table:table-cell office:value-type="float" office:value="3.4433835279900002E-3" table:formula="of:=[.C65]*[.D65]" table:style-name="ce1">
            <text:p>0.00344338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2730019999999999" table:style-name="ce2">
            <text:p>-3.27E-01</text:p>
          </table:table-cell>
          <table:table-cell office:value-type="float" office:value="-1.0227E-2" table:style-name="ce2">
            <text:p>-1.02E-02</text:p>
          </table:table-cell>
          <table:table-cell office:value-type="float" office:value="3.3472991454E-3" table:formula="of:=[.C66]*[.D66]" table:style-name="ce1">
            <text:p>0.00334729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1820150000000003" table:style-name="ce2">
            <text:p>-3.18E-01</text:p>
          </table:table-cell>
          <table:table-cell office:value-type="float" office:value="-1.021798E-2" table:style-name="ce2">
            <text:p>-1.02E-02</text:p>
          </table:table-cell>
          <table:table-cell office:value-type="float" office:value="3.2513765629700003E-3" table:formula="of:=[.C67]*[.D67]" table:style-name="ce1">
            <text:p>0.00325137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0910290000000001" table:style-name="ce2">
            <text:p>-3.09E-01</text:p>
          </table:table-cell>
          <table:table-cell office:value-type="float" office:value="-1.020897E-2" table:style-name="ce2">
            <text:p>-1.02E-02</text:p>
          </table:table-cell>
          <table:table-cell office:value-type="float" office:value="3.1556222330129998E-3" table:formula="of:=[.C68]*[.D68]" table:style-name="ce1">
            <text:p>0.00315562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3000043" table:style-name="ce2">
            <text:p>-3.00E-01</text:p>
          </table:table-cell>
          <table:table-cell office:value-type="float" office:value="-1.0199959999999999E-2" table:style-name="ce2">
            <text:p>-1.02E-02</text:p>
          </table:table-cell>
          <table:table-cell office:value-type="float" office:value="3.060031859828E-3" table:formula="of:=[.C69]*[.D69]" table:style-name="ce1">
            <text:p>0.0030600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909059" table:style-name="ce2">
            <text:p>-2.91E-01</text:p>
          </table:table-cell>
          <table:table-cell office:value-type="float" office:value="-1.0190940000000001E-2" table:style-name="ce2">
            <text:p>-1.02E-02</text:p>
          </table:table-cell>
          <table:table-cell office:value-type="float" office:value="2.9646045725460002E-3" table:formula="of:=[.C70]*[.D70]" table:style-name="ce1">
            <text:p>0.00296460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8180759999999999" table:style-name="ce2">
            <text:p>-2.82E-01</text:p>
          </table:table-cell>
          <table:table-cell office:value-type="float" office:value="-1.0181920000000001E-2" table:style-name="ce2">
            <text:p>-1.02E-02</text:p>
          </table:table-cell>
          <table:table-cell office:value-type="float" office:value="2.8693424385919999E-3" table:formula="of:=[.C71]*[.D71]" table:style-name="ce1">
            <text:p>0.00286934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7270939999999999" table:style-name="ce2">
            <text:p>-2.73E-01</text:p>
          </table:table-cell>
          <table:table-cell office:value-type="float" office:value="-1.017291E-2" table:style-name="ce2">
            <text:p>-1.02E-02</text:p>
          </table:table-cell>
          <table:table-cell office:value-type="float" office:value="2.7742481823539999E-3" table:formula="of:=[.C72]*[.D72]" table:style-name="ce1">
            <text:p>0.00277424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636115" table:style-name="ce2">
            <text:p>-2.64E-01</text:p>
          </table:table-cell>
          <table:table-cell office:value-type="float" office:value="-1.016389E-2" table:style-name="ce2">
            <text:p>-1.02E-02</text:p>
          </table:table-cell>
          <table:table-cell office:value-type="float" office:value="2.6793182887349999E-3" table:formula="of:=[.C73]*[.D73]" table:style-name="ce1">
            <text:p>0.00267931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5451390000000002" table:style-name="ce2">
            <text:p>-2.55E-01</text:p>
          </table:table-cell>
          <table:table-cell office:value-type="float" office:value="-1.015486E-2" table:style-name="ce2">
            <text:p>-1.02E-02</text:p>
          </table:table-cell>
          <table:table-cell office:value-type="float" office:value="2.5845530225540002E-3" table:formula="of:=[.C74]*[.D74]" table:style-name="ce1">
            <text:p>0.00258455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4541660000000001" table:style-name="ce2">
            <text:p>-2.45E-01</text:p>
          </table:table-cell>
          <table:table-cell office:value-type="float" office:value="-1.014583E-2" table:style-name="ce2">
            <text:p>-1.01E-02</text:p>
          </table:table-cell>
          <table:table-cell office:value-type="float" office:value="2.4899551027779999E-3" table:formula="of:=[.C75]*[.D75]" table:style-name="ce1">
            <text:p>0.00248995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3631959999999999" table:style-name="ce2">
            <text:p>-2.36E-01</text:p>
          </table:table-cell>
          <table:table-cell office:value-type="float" office:value="-1.01368E-2" table:style-name="ce2">
            <text:p>-1.01E-02</text:p>
          </table:table-cell>
          <table:table-cell office:value-type="float" office:value="2.3955245212799996E-3" table:formula="of:=[.C76]*[.D76]" table:style-name="ce1">
            <text:p>0.00239552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2722300000000001" table:style-name="ce2">
            <text:p>-2.27E-01</text:p>
          </table:table-cell>
          <table:table-cell office:value-type="float" office:value="-1.0127769999999999E-2" table:style-name="ce2">
            <text:p>-1.01E-02</text:p>
          </table:table-cell>
          <table:table-cell office:value-type="float" office:value="2.30126228271E-3" table:formula="of:=[.C77]*[.D77]" table:style-name="ce1">
            <text:p>0.00230126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1812690000000001" table:style-name="ce2">
            <text:p>-2.18E-01</text:p>
          </table:table-cell>
          <table:table-cell office:value-type="float" office:value="-1.0118729999999999E-2" table:style-name="ce2">
            <text:p>-1.01E-02</text:p>
          </table:table-cell>
          <table:table-cell office:value-type="float" office:value="2.2071672068370001E-3" table:formula="of:=[.C78]*[.D78]" table:style-name="ce1">
            <text:p>0.00220716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20903140000000001" table:style-name="ce2">
            <text:p>-2.09E-01</text:p>
          </table:table-cell>
          <table:table-cell office:value-type="float" office:value="-1.0109689999999999E-2" table:style-name="ce2">
            <text:p>-1.01E-02</text:p>
          </table:table-cell>
          <table:table-cell office:value-type="float" office:value="2.1132426542659999E-3" table:formula="of:=[.C79]*[.D79]" table:style-name="ce1">
            <text:p>0.00211324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9993649999999999" table:style-name="ce2">
            <text:p>-2.00E-01</text:p>
          </table:table-cell>
          <table:table-cell office:value-type="float" office:value="-1.0100629999999999E-2" table:style-name="ce2">
            <text:p>-1.01E-02</text:p>
          </table:table-cell>
          <table:table-cell office:value-type="float" office:value="2.0194846099949996E-3" table:formula="of:=[.C80]*[.D80]" table:style-name="ce1">
            <text:p>0.00201948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908425" table:style-name="ce2">
            <text:p>-1.91E-01</text:p>
          </table:table-cell>
          <table:table-cell office:value-type="float" office:value="-1.0091579999999999E-2" table:style-name="ce2">
            <text:p>-1.01E-02</text:p>
          </table:table-cell>
          <table:table-cell office:value-type="float" office:value="1.9259023561499999E-3" table:formula="of:=[.C81]*[.D81]" table:style-name="ce1">
            <text:p>0.00192590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8174940000000001" table:style-name="ce2">
            <text:p>-1.82E-01</text:p>
          </table:table-cell>
          <table:table-cell office:value-type="float" office:value="-1.0082509999999999E-2" table:style-name="ce2">
            <text:p>-1.01E-02</text:p>
          </table:table-cell>
          <table:table-cell office:value-type="float" office:value="1.8324901429939999E-3" table:formula="of:=[.C82]*[.D82]" table:style-name="ce1">
            <text:p>0.0018324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7265749999999999" table:style-name="ce2">
            <text:p>-1.73E-01</text:p>
          </table:table-cell>
          <table:table-cell office:value-type="float" office:value="-1.007343E-2" table:style-name="ce2">
            <text:p>-1.01E-02</text:p>
          </table:table-cell>
          <table:table-cell office:value-type="float" office:value="1.7392532402249999E-3" table:formula="of:=[.C83]*[.D83]" table:style-name="ce1">
            <text:p>0.00173925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6356689999999999" table:style-name="ce2">
            <text:p>-1.64E-01</text:p>
          </table:table-cell>
          <table:table-cell office:value-type="float" office:value="-1.006433E-2" table:style-name="ce2">
            <text:p>-1.01E-02</text:p>
          </table:table-cell>
          <table:table-cell office:value-type="float" office:value="1.6461912586769999E-3" table:formula="of:=[.C84]*[.D84]" table:style-name="ce1">
            <text:p>0.00164619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544779" table:style-name="ce2">
            <text:p>-1.54E-01</text:p>
          </table:table-cell>
          <table:table-cell office:value-type="float" office:value="-1.005522E-2" table:style-name="ce2">
            <text:p>-1.01E-02</text:p>
          </table:table-cell>
          <table:table-cell office:value-type="float" office:value="1.553309269638E-3" table:formula="of:=[.C85]*[.D85]" table:style-name="ce1">
            <text:p>0.00155330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4539089999999999" table:style-name="ce2">
            <text:p>-1.45E-01</text:p>
          </table:table-cell>
          <table:table-cell office:value-type="float" office:value="-1.0046090000000001E-2" table:style-name="ce2">
            <text:p>-1.00E-02</text:p>
          </table:table-cell>
          <table:table-cell office:value-type="float" office:value="1.460610066581E-3" table:formula="of:=[.C86]*[.D86]" table:style-name="ce1">
            <text:p>0.0014606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3630619999999999" table:style-name="ce2">
            <text:p>-1.36E-01</text:p>
          </table:table-cell>
          <table:table-cell office:value-type="float" office:value="-1.0036939999999999E-2" table:style-name="ce2">
            <text:p>-1.00E-02</text:p>
          </table:table-cell>
          <table:table-cell office:value-type="float" office:value="1.3680971510279998E-3" table:formula="of:=[.C87]*[.D87]" table:style-name="ce1">
            <text:p>0.00136809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2722410000000001" table:style-name="ce2">
            <text:p>-1.27E-01</text:p>
          </table:table-cell>
          <table:table-cell office:value-type="float" office:value="-1.002776E-2" table:style-name="ce2">
            <text:p>-1.00E-02</text:p>
          </table:table-cell>
          <table:table-cell office:value-type="float" office:value="1.2757727410160002E-3" table:formula="of:=[.C88]*[.D88]" table:style-name="ce1">
            <text:p>0.00127577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1814529999999999" table:style-name="ce2">
            <text:p>-1.18E-01</text:p>
          </table:table-cell>
          <table:table-cell office:value-type="float" office:value="-1.0018549999999999E-2" table:style-name="ce2">
            <text:p>-1.00E-02</text:p>
          </table:table-cell>
          <table:table-cell office:value-type="float" office:value="1.183644595315E-3" table:formula="of:=[.C89]*[.D89]" table:style-name="ce1">
            <text:p>0.00118364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090704" table:style-name="ce2">
            <text:p>-1.09E-01</text:p>
          </table:table-cell>
          <table:table-cell office:value-type="float" office:value="-1.00093E-2" table:style-name="ce2">
            <text:p>-1.00E-02</text:p>
          </table:table-cell>
          <table:table-cell office:value-type="float" office:value="1.0917183547200001E-3" table:formula="of:=[.C90]*[.D90]" table:style-name="ce1">
            <text:p>0.00109171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0.1" table:style-name="ce2">
            <text:p>-1.00E-01</text:p>
          </table:table-cell>
          <table:table-cell office:value-type="float" office:value="-0.01" table:style-name="ce2">
            <text:p>-1.00E-02</text:p>
          </table:table-cell>
          <table:table-cell office:value-type="float" office:value="1E-3" table:formula="of:=[.C91]*[.D91]" table:style-name="ce1">
            <text:p>0.00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9.0935020000000005E-2" table:style-name="ce2">
            <text:p>-9.09E-02</text:p>
          </table:table-cell>
          <table:table-cell office:value-type="float" office:value="-9.9906500000000002E-3" table:style-name="ce2">
            <text:p>-9.99E-03</text:p>
          </table:table-cell>
          <table:table-cell office:value-type="float" office:value="9.0849995756300003E-4" table:formula="of:=[.C92]*[.D92]" table:style-name="ce1">
            <text:p>0.000908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8.1876480000000001E-2" table:style-name="ce2">
            <text:p>-8.19E-02</text:p>
          </table:table-cell>
          <table:table-cell office:value-type="float" office:value="-9.9812349999999998E-3" table:style-name="ce2">
            <text:p>-9.98E-03</text:p>
          </table:table-cell>
          <table:table-cell office:value-type="float" office:value="8.1722838785280004E-4" table:formula="of:=[.C93]*[.D93]" table:style-name="ce1">
            <text:p>0.00081722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7.2825550000000003E-2" table:style-name="ce2">
            <text:p>-7.28E-02</text:p>
          </table:table-cell>
          <table:table-cell office:value-type="float" office:value="-9.9717439999999994E-3" table:style-name="ce2">
            <text:p>-9.97E-03</text:p>
          </table:table-cell>
          <table:table-cell office:value-type="float" office:value="7.261977412592E-4" table:formula="of:=[.C94]*[.D94]" table:style-name="ce1">
            <text:p>0.00072619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6.3783660000000006E-2" table:style-name="ce2">
            <text:p>-6.38E-02</text:p>
          </table:table-cell>
          <table:table-cell office:value-type="float" office:value="-9.9621629999999996E-3" table:style-name="ce2">
            <text:p>-9.96E-03</text:p>
          </table:table-cell>
          <table:table-cell office:value-type="float" office:value="6.3542321765658002E-4" table:formula="of:=[.C95]*[.D95]" table:style-name="ce1">
            <text:p>0.00063542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5.4752479999999999E-2" table:style-name="ce2">
            <text:p>-5.48E-02</text:p>
          </table:table-cell>
          <table:table-cell office:value-type="float" office:value="-9.9524750000000006E-3" table:style-name="ce2">
            <text:p>-9.95E-03</text:p>
          </table:table-cell>
          <table:table-cell office:value-type="float" office:value="5.4492268838800002E-4" table:formula="of:=[.C96]*[.D96]" table:style-name="ce1">
            <text:p>0.00054492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4.5733959999999997E-2" table:style-name="ce2">
            <text:p>-4.57E-02</text:p>
          </table:table-cell>
          <table:table-cell office:value-type="float" office:value="-9.9426600000000007E-3" table:style-name="ce2">
            <text:p>-9.94E-03</text:p>
          </table:table-cell>
          <table:table-cell office:value-type="float" office:value="4.5471721473359998E-4" table:formula="of:=[.C97]*[.D97]" table:style-name="ce1">
            <text:p>0.00045471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3.673042E-2" table:style-name="ce2">
            <text:p>-3.67E-02</text:p>
          </table:table-cell>
          <table:table-cell office:value-type="float" office:value="-9.9326959999999995E-3" table:style-name="ce2">
            <text:p>-9.93E-03</text:p>
          </table:table-cell>
          <table:table-cell office:value-type="float" office:value="3.6483209581231998E-4" table:formula="of:=[.C98]*[.D98]" table:style-name="ce1">
            <text:p>0.0003648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2.774455E-2" table:style-name="ce2">
            <text:p>-2.77E-02</text:p>
          </table:table-cell>
          <table:table-cell office:value-type="float" office:value="-9.9225540000000001E-3" table:style-name="ce2">
            <text:p>-9.92E-03</text:p>
          </table:table-cell>
          <table:table-cell office:value-type="float" office:value="2.7529679558070002E-4" table:formula="of:=[.C99]*[.D99]" table:style-name="ce1">
            <text:p>0.00027529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1.8779529999999999E-2" table:style-name="ce2">
            <text:p>-1.88E-02</text:p>
          </table:table-cell>
          <table:table-cell office:value-type="float" office:value="-9.9122050000000003E-3" table:style-name="ce2">
            <text:p>-9.91E-03</text:p>
          </table:table-cell>
          <table:table-cell office:value-type="float" office:value="1.8614655116365E-4" table:formula="of:=[.C100]*[.D100]" table:style-name="ce1">
            <text:p>0.00018614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9.8390319999999993E-3" table:style-name="ce2">
            <text:p>-9.84E-03</text:p>
          </table:table-cell>
          <table:table-cell office:value-type="float" office:value="-9.9016099999999999E-3" table:style-name="ce2">
            <text:p>-9.90E-03</text:p>
          </table:table-cell>
          <table:table-cell office:value-type="float" office:value="9.7422257641519992E-5" table:formula="of:=[.C101]*[.D101]" table:style-name="ce1">
            <text:p>9.74223E-0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-9.2733720000000004E-4" table:style-name="ce2">
            <text:p>-9.27E-04</text:p>
          </table:table-cell>
          <table:table-cell office:value-type="float" office:value="-9.8907270000000002E-3" table:style-name="ce2">
            <text:p>-9.89E-03</text:p>
          </table:table-cell>
          <table:table-cell office:value-type="float" office:value="9.172039082144401E-6" table:formula="of:=[.C102]*[.D102]" table:style-name="ce1">
            <text:p>9.17204E-0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7.9506100000000003E-3" table:style-name="ce2">
            <text:p>7.95E-03</text:p>
          </table:table-cell>
          <table:table-cell office:value-type="float" office:value="-9.8795059999999997E-3" table:style-name="ce2">
            <text:p>-9.88E-03</text:p>
          </table:table-cell>
          <table:table-cell office:value-type="float" office:value="-7.8548099198659995E-5" table:formula="of:=[.C103]*[.D103]" table:style-name="ce1">
            <text:p>-7.85481E-0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1.6789129999999999E-2" table:style-name="ce2">
            <text:p>1.68E-02</text:p>
          </table:table-cell>
          <table:table-cell office:value-type="float" office:value="-9.8678910000000002E-3" table:style-name="ce2">
            <text:p>-9.87E-03</text:p>
          </table:table-cell>
          <table:table-cell office:value-type="float" office:value="-1.6586831056977999E-4" table:formula="of:=[.C104]*[.D103]" table:style-name="ce1">
            <text:p>-0.00016586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2.5581719999999999E-2" table:style-name="ce2">
            <text:p>2.56E-02</text:p>
          </table:table-cell>
          <table:table-cell office:value-type="float" office:value="-9.8558169999999994E-3" table:style-name="ce2">
            <text:p>-9.86E-03</text:p>
          </table:table-cell>
          <table:table-cell office:value-type="float" office:value="-2.5243762455251999E-4" table:formula="of:=[.C105]*[.D104]" table:style-name="ce1">
            <text:p>-0.00025243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3.4321039999999997E-2" table:style-name="ce2">
            <text:p>3.43E-02</text:p>
          </table:table-cell>
          <table:table-cell office:value-type="float" office:value="-9.8432099999999998E-3" table:style-name="ce2">
            <text:p>-9.84E-03</text:p>
          </table:table-cell>
          <table:table-cell office:value-type="float" office:value="-3.3826188948967996E-4" table:formula="of:=[.C106]*[.D105]" table:style-name="ce1">
            <text:p>-0.00033826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4.2998799999999997E-2" table:style-name="ce2">
            <text:p>4.30E-02</text:p>
          </table:table-cell>
          <table:table-cell office:value-type="float" office:value="-9.8299879999999996E-3" table:style-name="ce2">
            <text:p>-9.83E-03</text:p>
          </table:table-cell>
          <table:table-cell office:value-type="float" office:value="-4.2324621814799994E-4" table:formula="of:=[.C107]*[.D106]" table:style-name="ce1">
            <text:p>-0.00042324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5.1605779999999997E-2" table:style-name="ce2">
            <text:p>5.16E-02</text:p>
          </table:table-cell>
          <table:table-cell office:value-type="float" office:value="-9.8160580000000008E-3" table:style-name="ce2">
            <text:p>-9.82E-03</text:p>
          </table:table-cell>
          <table:table-cell office:value-type="float" office:value="-5.0728419813063992E-4" table:formula="of:=[.C108]*[.D107]" table:style-name="ce1">
            <text:p>-0.00050728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6.0131829999999997E-2" table:style-name="ce2">
            <text:p>6.01E-02</text:p>
          </table:table-cell>
          <table:table-cell office:value-type="float" office:value="-9.8013179999999998E-3" table:style-name="ce2">
            <text:p>-9.80E-03</text:p>
          </table:table-cell>
          <table:table-cell office:value-type="float" office:value="-5.9025753092614003E-4" table:formula="of:=[.C109]*[.D108]" table:style-name="ce1">
            <text:p>-0.00059025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6.8565929999999997E-2" table:style-name="ce2">
            <text:p>6.86E-02</text:p>
          </table:table-cell>
          <table:table-cell office:value-type="float" office:value="-9.7856590000000004E-3" table:style-name="ce2">
            <text:p>-9.79E-03</text:p>
          </table:table-cell>
          <table:table-cell office:value-type="float" office:value="-6.7203648389573998E-4" table:formula="of:=[.C110]*[.D109]" table:style-name="ce1">
            <text:p>-0.00067203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7.6896259999999994E-2" table:style-name="ce2">
            <text:p>7.69E-02</text:p>
          </table:table-cell>
          <table:table-cell office:value-type="float" office:value="-9.7689630000000003E-3" table:style-name="ce2">
            <text:p>-9.77E-03</text:p>
          </table:table-cell>
          <table:table-cell office:value-type="float" office:value="-7.5248057873533996E-4" table:formula="of:=[.C111]*[.D110]" table:style-name="ce1">
            <text:p>-0.00075248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8.5110400000000003E-2" table:style-name="ce2">
            <text:p>8.51E-02</text:p>
          </table:table-cell>
          <table:table-cell office:value-type="float" office:value="-9.751104E-3" table:style-name="ce2">
            <text:p>-9.75E-03</text:p>
          </table:table-cell>
          <table:table-cell office:value-type="float" office:value="-8.3144034851520001E-4" table:formula="of:=[.C112]*[.D111]" table:style-name="ce1">
            <text:p>-0.0008314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9.3195490000000006E-2" table:style-name="ce2">
            <text:p>9.32E-02</text:p>
          </table:table-cell>
          <table:table-cell office:value-type="float" office:value="-9.7319550000000005E-3" table:style-name="ce2">
            <text:p>-9.73E-03</text:p>
          </table:table-cell>
          <table:table-cell office:value-type="float" office:value="-9.0875891532096005E-4" table:formula="of:=[.C113]*[.D112]" table:style-name="ce1">
            <text:p>-0.00090875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011386" table:style-name="ce2">
            <text:p>1.01E-01</text:p>
          </table:table-cell>
          <table:table-cell office:value-type="float" office:value="-9.7113860000000007E-3" table:style-name="ce2">
            <text:p>-9.71E-03</text:p>
          </table:table-cell>
          <table:table-cell office:value-type="float" office:value="-9.8427630396300003E-4" table:formula="of:=[.C114]*[.D113]" table:style-name="ce1">
            <text:p>-0.00098427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0892689999999999" table:style-name="ce2">
            <text:p>1.09E-01</text:p>
          </table:table-cell>
          <table:table-cell office:value-type="float" office:value="-9.6892690000000004E-3" table:style-name="ce2">
            <text:p>-9.69E-03</text:p>
          </table:table-cell>
          <table:table-cell office:value-type="float" office:value="-1.0578311716834001E-3" table:formula="of:=[.C115]*[.D114]" table:style-name="ce1">
            <text:p>-0.00105783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1654829999999999" table:style-name="ce2">
            <text:p>1.17E-01</text:p>
          </table:table-cell>
          <table:table-cell office:value-type="float" office:value="-9.6654830000000008E-3" table:style-name="ce2">
            <text:p>-9.67E-03</text:p>
          </table:table-cell>
          <table:table-cell office:value-type="float" office:value="-1.1292678301926999E-3" table:formula="of:=[.C116]*[.D115]" table:style-name="ce1">
            <text:p>-0.00112926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239914" table:style-name="ce2">
            <text:p>1.24E-01</text:p>
          </table:table-cell>
          <table:table-cell office:value-type="float" office:value="-9.6399139999999994E-3" table:style-name="ce2">
            <text:p>-9.64E-03</text:p>
          </table:table-cell>
          <table:table-cell office:value-type="float" office:value="-1.1984367688462E-3" table:formula="of:=[.C117]*[.D116]" table:style-name="ce1">
            <text:p>-0.00119843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3124630000000001" table:style-name="ce2">
            <text:p>1.31E-01</text:p>
          </table:table-cell>
          <table:table-cell office:value-type="float" office:value="-9.6124629999999999E-3" table:style-name="ce2">
            <text:p>-9.61E-03</text:p>
          </table:table-cell>
          <table:table-cell office:value-type="float" office:value="-1.2652030448182001E-3" table:formula="of:=[.C118]*[.D117]" table:style-name="ce1">
            <text:p>-0.00126520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383045" table:style-name="ce2">
            <text:p>1.38E-01</text:p>
          </table:table-cell>
          <table:table-cell office:value-type="float" office:value="-9.5830450000000001E-3" table:style-name="ce2">
            <text:p>-9.58E-03</text:p>
          </table:table-cell>
          <table:table-cell office:value-type="float" office:value="-1.3294468889835001E-3" table:formula="of:=[.C119]*[.D118]" table:style-name="ce1">
            <text:p>-0.00132944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451595" table:style-name="ce2">
            <text:p>1.45E-01</text:p>
          </table:table-cell>
          <table:table-cell office:value-type="float" office:value="-9.5515949999999995E-3" table:style-name="ce2">
            <text:p>-9.55E-03</text:p>
          </table:table-cell>
          <table:table-cell office:value-type="float" office:value="-1.3910700206775E-3" table:formula="of:=[.C120]*[.D119]" table:style-name="ce1">
            <text:p>-0.0013910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5180650000000001" table:style-name="ce2">
            <text:p>1.52E-01</text:p>
          </table:table-cell>
          <table:table-cell office:value-type="float" office:value="-9.5180649999999992E-3" table:style-name="ce2">
            <text:p>-9.52E-03</text:p>
          </table:table-cell>
          <table:table-cell office:value-type="float" office:value="-1.4499942063674999E-3" table:formula="of:=[.C121]*[.D120]" table:style-name="ce1">
            <text:p>-0.00144999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582431" table:style-name="ce2">
            <text:p>1.58E-01</text:p>
          </table:table-cell>
          <table:table-cell office:value-type="float" office:value="-9.4824309999999995E-3" table:style-name="ce2">
            <text:p>-9.48E-03</text:p>
          </table:table-cell>
          <table:table-cell office:value-type="float" office:value="-1.5061681116014997E-3" table:formula="of:=[.C122]*[.D121]" table:style-name="ce1">
            <text:p>-0.00150616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6446849999999999" table:style-name="ce2">
            <text:p>1.64E-01</text:p>
          </table:table-cell>
          <table:table-cell office:value-type="float" office:value="-9.4446849999999995E-3" table:style-name="ce2">
            <text:p>-9.44E-03</text:p>
          </table:table-cell>
          <table:table-cell office:value-type="float" office:value="-1.5595612029234997E-3" table:formula="of:=[.C123]*[.D122]" table:style-name="ce1">
            <text:p>-0.00155956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704841" table:style-name="ce2">
            <text:p>1.70E-01</text:p>
          </table:table-cell>
          <table:table-cell office:value-type="float" office:value="-9.4048410000000006E-3" table:style-name="ce2">
            <text:p>-9.40E-03</text:p>
          </table:table-cell>
          <table:table-cell office:value-type="float" office:value="-1.6101686220085E-3" table:formula="of:=[.C124]*[.D123]" table:style-name="ce1">
            <text:p>-0.00161016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7629259999999999" table:style-name="ce2">
            <text:p>1.76E-01</text:p>
          </table:table-cell>
          <table:table-cell office:value-type="float" office:value="-9.3629260000000006E-3" table:style-name="ce2">
            <text:p>-9.36E-03</text:p>
          </table:table-cell>
          <table:table-cell office:value-type="float" office:value="-1.6580038724766E-3" table:formula="of:=[.C125]*[.D124]" table:style-name="ce1">
            <text:p>-0.00165800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8189849999999999" table:style-name="ce2">
            <text:p>1.82E-01</text:p>
          </table:table-cell>
          <table:table-cell office:value-type="float" office:value="-9.3189850000000001E-3" table:style-name="ce2">
            <text:p>-9.32E-03</text:p>
          </table:table-cell>
          <table:table-cell office:value-type="float" office:value="-1.7031021950109999E-3" table:formula="of:=[.C126]*[.D125]" table:style-name="ce1">
            <text:p>-0.00170310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8730730000000001" table:style-name="ce2">
            <text:p>1.87E-01</text:p>
          </table:table-cell>
          <table:table-cell office:value-type="float" office:value="-9.2730729999999997E-3" table:style-name="ce2">
            <text:p>-9.27E-03</text:p>
          </table:table-cell>
          <table:table-cell office:value-type="float" office:value="-1.7455139190905001E-3" table:formula="of:=[.C127]*[.D126]" table:style-name="ce1">
            <text:p>-0.00174551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9252549999999999" table:style-name="ce2">
            <text:p>1.93E-01</text:p>
          </table:table-cell>
          <table:table-cell office:value-type="float" office:value="-9.2252549999999999E-3" table:style-name="ce2">
            <text:p>-9.23E-03</text:p>
          </table:table-cell>
          <table:table-cell office:value-type="float" office:value="-1.7853030158614999E-3" table:formula="of:=[.C128]*[.D127]" table:style-name="ce1">
            <text:p>-0.00178530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1975604" table:style-name="ce2">
            <text:p>1.98E-01</text:p>
          </table:table-cell>
          <table:table-cell office:value-type="float" office:value="-9.1756040000000004E-3" table:style-name="ce2">
            <text:p>-9.18E-03</text:p>
          </table:table-cell>
          <table:table-cell office:value-type="float" office:value="-1.8225450679020001E-3" table:formula="of:=[.C129]*[.D128]" table:style-name="ce1">
            <text:p>-0.00182254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0241960000000001" table:style-name="ce2">
            <text:p>2.02E-01</text:p>
          </table:table-cell>
          <table:table-cell office:value-type="float" office:value="-9.1241959999999993E-3" table:style-name="ce2">
            <text:p>-9.12E-03</text:p>
          </table:table-cell>
          <table:table-cell office:value-type="float" office:value="-1.8573220914384E-3" table:formula="of:=[.C130]*[.D129]" table:style-name="ce1">
            <text:p>-0.00185732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0711099999999999" table:style-name="ce2">
            <text:p>2.07E-01</text:p>
          </table:table-cell>
          <table:table-cell office:value-type="float" office:value="-9.0711100000000003E-3" table:style-name="ce2">
            <text:p>-9.07E-03</text:p>
          </table:table-cell>
          <table:table-cell office:value-type="float" office:value="-1.8897213577559998E-3" table:formula="of:=[.C131]*[.D130]" table:style-name="ce1">
            <text:p>-0.00188972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1164269999999999" table:style-name="ce2">
            <text:p>2.12E-01</text:p>
          </table:table-cell>
          <table:table-cell office:value-type="float" office:value="-9.0164270000000005E-3" table:style-name="ce2">
            <text:p>-9.02E-03</text:p>
          </table:table-cell>
          <table:table-cell office:value-type="float" office:value="-1.919834212397E-3" table:formula="of:=[.C132]*[.D131]" table:style-name="ce1">
            <text:p>-0.00191983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1602279999999999" table:style-name="ce2">
            <text:p>2.16E-01</text:p>
          </table:table-cell>
          <table:table-cell office:value-type="float" office:value="-8.9602280000000006E-3" table:style-name="ce2">
            <text:p>-8.96E-03</text:p>
          </table:table-cell>
          <table:table-cell office:value-type="float" office:value="-1.9477538065356E-3" table:formula="of:=[.C133]*[.D132]" table:style-name="ce1">
            <text:p>-0.00194775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2025929999999999" table:style-name="ce2">
            <text:p>2.20E-01</text:p>
          </table:table-cell>
          <table:table-cell office:value-type="float" office:value="-8.9025930000000003E-3" table:style-name="ce2">
            <text:p>-8.90E-03</text:p>
          </table:table-cell>
          <table:table-cell office:value-type="float" office:value="-1.9735735471203999E-3" table:formula="of:=[.C134]*[.D133]" table:style-name="ce1">
            <text:p>-0.00197357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243598" table:style-name="ce2">
            <text:p>2.24E-01</text:p>
          </table:table-cell>
          <table:table-cell office:value-type="float" office:value="-8.8435979999999994E-3" table:style-name="ce2">
            <text:p>-8.84E-03</text:p>
          </table:table-cell>
          <table:table-cell office:value-type="float" office:value="-1.9973839849613999E-3" table:formula="of:=[.C135]*[.D134]" table:style-name="ce1">
            <text:p>-0.00199738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283318" table:style-name="ce2">
            <text:p>2.28E-01</text:p>
          </table:table-cell>
          <table:table-cell office:value-type="float" office:value="-8.783318E-3" table:style-name="ce2">
            <text:p>-8.78E-03</text:p>
          </table:table-cell>
          <table:table-cell office:value-type="float" office:value="-2.0192746498164001E-3" table:formula="of:=[.C136]*[.D135]" table:style-name="ce1">
            <text:p>-0.00201927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3218240000000001" table:style-name="ce2">
            <text:p>2.32E-01</text:p>
          </table:table-cell>
          <table:table-cell office:value-type="float" office:value="-8.7218239999999995E-3" table:style-name="ce2">
            <text:p>-8.72E-03</text:p>
          </table:table-cell>
          <table:table-cell office:value-type="float" office:value="-2.0393318532032001E-3" table:formula="of:=[.C137]*[.D136]" table:style-name="ce1">
            <text:p>-0.0020393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359184" table:style-name="ce2">
            <text:p>2.36E-01</text:p>
          </table:table-cell>
          <table:table-cell office:value-type="float" office:value="-8.6591840000000003E-3" table:style-name="ce2">
            <text:p>-8.66E-03</text:p>
          </table:table-cell>
          <table:table-cell office:value-type="float" office:value="-2.0576387631616E-3" table:formula="of:=[.C138]*[.D137]" table:style-name="ce1">
            <text:p>-0.00205763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3954629999999999" table:style-name="ce2">
            <text:p>2.40E-01</text:p>
          </table:table-cell>
          <table:table-cell office:value-type="float" office:value="-8.5954629999999994E-3" table:style-name="ce2">
            <text:p>-8.60E-03</text:p>
          </table:table-cell>
          <table:table-cell office:value-type="float" office:value="-2.0742754882191999E-3" table:formula="of:=[.C139]*[.D138]" table:style-name="ce1">
            <text:p>-0.00207427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4307219999999999" table:style-name="ce2">
            <text:p>2.43E-01</text:p>
          </table:table-cell>
          <table:table-cell office:value-type="float" office:value="-8.5307219999999993E-3" table:style-name="ce2">
            <text:p>-8.53E-03</text:p>
          </table:table-cell>
          <table:table-cell office:value-type="float" office:value="-2.0893181014285996E-3" table:formula="of:=[.C140]*[.D139]" table:style-name="ce1">
            <text:p>-0.00208931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4650179999999999" table:style-name="ce2">
            <text:p>2.47E-01</text:p>
          </table:table-cell>
          <table:table-cell office:value-type="float" office:value="-8.4650179999999995E-3" table:style-name="ce2">
            <text:p>-8.47E-03</text:p>
          </table:table-cell>
          <table:table-cell office:value-type="float" office:value="-2.1028383282995998E-3" table:formula="of:=[.C141]*[.D140]" table:style-name="ce1">
            <text:p>-0.00210283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4984049999999999" table:style-name="ce2">
            <text:p>2.50E-01</text:p>
          </table:table-cell>
          <table:table-cell office:value-type="float" office:value="-8.3984049999999994E-3" table:style-name="ce2">
            <text:p>-8.40E-03</text:p>
          </table:table-cell>
          <table:table-cell office:value-type="float" office:value="-2.1149043296289998E-3" table:formula="of:=[.C142]*[.D141]" table:style-name="ce1">
            <text:p>-0.00211490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5309350000000003" table:style-name="ce2">
            <text:p>2.53E-01</text:p>
          </table:table-cell>
          <table:table-cell office:value-type="float" office:value="-8.3309349999999994E-3" table:style-name="ce2">
            <text:p>-8.33E-03</text:p>
          </table:table-cell>
          <table:table-cell office:value-type="float" office:value="-2.1255817158674999E-3" table:formula="of:=[.C143]*[.D142]" table:style-name="ce1">
            <text:p>-0.00212558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5626529999999997" table:style-name="ce2">
            <text:p>2.56E-01</text:p>
          </table:table-cell>
          <table:table-cell office:value-type="float" office:value="-8.262653E-3" table:style-name="ce2">
            <text:p>-8.26E-03</text:p>
          </table:table-cell>
          <table:table-cell office:value-type="float" office:value="-2.1349295570554996E-3" table:formula="of:=[.C144]*[.D143]" table:style-name="ce1">
            <text:p>-0.0021349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5936049999999999" table:style-name="ce2">
            <text:p>2.59E-01</text:p>
          </table:table-cell>
          <table:table-cell office:value-type="float" office:value="-8.1936049999999996E-3" table:style-name="ce2">
            <text:p>-8.19E-03</text:p>
          </table:table-cell>
          <table:table-cell office:value-type="float" office:value="-2.1430058134065001E-3" table:formula="of:=[.C145]*[.D144]" table:style-name="ce1">
            <text:p>-0.00214300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6238319999999998" table:style-name="ce2">
            <text:p>2.62E-01</text:p>
          </table:table-cell>
          <table:table-cell office:value-type="float" office:value="-8.1238319999999992E-3" table:style-name="ce2">
            <text:p>-8.12E-03</text:p>
          </table:table-cell>
          <table:table-cell office:value-type="float" office:value="-2.1498642994359999E-3" table:formula="of:=[.C146]*[.D145]" table:style-name="ce1">
            <text:p>-0.00214986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653373" table:style-name="ce2">
            <text:p>2.65E-01</text:p>
          </table:table-cell>
          <table:table-cell office:value-type="float" office:value="-8.0533730000000008E-3" table:style-name="ce2">
            <text:p>-8.05E-03</text:p>
          </table:table-cell>
          <table:table-cell office:value-type="float" office:value="-2.1555556485335996E-3" table:formula="of:=[.C147]*[.D146]" table:style-name="ce1">
            <text:p>-0.00215555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6822649999999998" table:style-name="ce2">
            <text:p>2.68E-01</text:p>
          </table:table-cell>
          <table:table-cell office:value-type="float" office:value="-7.9822650000000005E-3" table:style-name="ce2">
            <text:p>-7.98E-03</text:p>
          </table:table-cell>
          <table:table-cell office:value-type="float" office:value="-2.1601280529844999E-3" table:formula="of:=[.C148]*[.D147]" table:style-name="ce1">
            <text:p>-0.00216012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7105410000000002" table:style-name="ce2">
            <text:p>2.71E-01</text:p>
          </table:table-cell>
          <table:table-cell office:value-type="float" office:value="-7.9105410000000001E-3" table:style-name="ce2">
            <text:p>-7.91E-03</text:p>
          </table:table-cell>
          <table:table-cell office:value-type="float" office:value="-2.1636256555365003E-3" table:formula="of:=[.C149]*[.D148]" table:style-name="ce1">
            <text:p>-0.00216362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7382329999999999" table:style-name="ce2">
            <text:p>2.74E-01</text:p>
          </table:table-cell>
          <table:table-cell office:value-type="float" office:value="-7.838233E-3" table:style-name="ce2">
            <text:p>-7.84E-03</text:p>
          </table:table-cell>
          <table:table-cell office:value-type="float" office:value="-2.1660904414052998E-3" table:formula="of:=[.C150]*[.D149]" table:style-name="ce1">
            <text:p>-0.0021660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7653709999999998" table:style-name="ce2">
            <text:p>2.77E-01</text:p>
          </table:table-cell>
          <table:table-cell office:value-type="float" office:value="-7.7653710000000001E-3" table:style-name="ce2">
            <text:p>-7.77E-03</text:p>
          </table:table-cell>
          <table:table-cell office:value-type="float" office:value="-2.1675622229442998E-3" table:formula="of:=[.C151]*[.D150]" table:style-name="ce1">
            <text:p>-0.00216756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7919830000000001" table:style-name="ce2">
            <text:p>2.79E-01</text:p>
          </table:table-cell>
          <table:table-cell office:value-type="float" office:value="-7.6919830000000003E-3" table:style-name="ce2">
            <text:p>-7.69E-03</text:p>
          </table:table-cell>
          <table:table-cell office:value-type="float" office:value="-2.1680783820693002E-3" table:formula="of:=[.C152]*[.D151]" table:style-name="ce1">
            <text:p>-0.00216807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8180939999999999" table:style-name="ce2">
            <text:p>2.82E-01</text:p>
          </table:table-cell>
          <table:table-cell office:value-type="float" office:value="-7.6180939999999997E-3" table:style-name="ce2">
            <text:p>-7.62E-03</text:p>
          </table:table-cell>
          <table:table-cell office:value-type="float" office:value="-2.1676731140402002E-3" table:formula="of:=[.C153]*[.D152]" table:style-name="ce1">
            <text:p>-0.00216767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8437289999999998" table:style-name="ce2">
            <text:p>2.84E-01</text:p>
          </table:table-cell>
          <table:table-cell office:value-type="float" office:value="-7.5437289999999999E-3" table:style-name="ce2">
            <text:p>-7.54E-03</text:p>
          </table:table-cell>
          <table:table-cell office:value-type="float" office:value="-2.1663794832525998E-3" table:formula="of:=[.C154]*[.D153]" table:style-name="ce1">
            <text:p>-0.00216637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8689100000000001" table:style-name="ce2">
            <text:p>2.87E-01</text:p>
          </table:table-cell>
          <table:table-cell office:value-type="float" office:value="-7.4689099999999996E-3" table:style-name="ce2">
            <text:p>-7.47E-03</text:p>
          </table:table-cell>
          <table:table-cell office:value-type="float" office:value="-2.1642279565389998E-3" table:formula="of:=[.C155]*[.D154]" table:style-name="ce1">
            <text:p>-0.00216422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8936600000000001" table:style-name="ce2">
            <text:p>2.89E-01</text:p>
          </table:table-cell>
          <table:table-cell office:value-type="float" office:value="-7.3936599999999998E-3" table:style-name="ce2">
            <text:p>-7.39E-03</text:p>
          </table:table-cell>
          <table:table-cell office:value-type="float" office:value="-2.1612486110600001E-3" table:formula="of:=[.C156]*[.D155]" table:style-name="ce1">
            <text:p>-0.00216124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917997" table:style-name="ce2">
            <text:p>2.92E-01</text:p>
          </table:table-cell>
          <table:table-cell office:value-type="float" office:value="-7.3179969999999997E-3" table:style-name="ce2">
            <text:p>-7.32E-03</text:p>
          </table:table-cell>
          <table:table-cell office:value-type="float" office:value="-2.1574677699019999E-3" table:formula="of:=[.C157]*[.D156]" table:style-name="ce1">
            <text:p>-0.00215746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9419420000000002" table:style-name="ce2">
            <text:p>2.94E-01</text:p>
          </table:table-cell>
          <table:table-cell office:value-type="float" office:value="-7.2419420000000003E-3" table:style-name="ce2">
            <text:p>-7.24E-03</text:p>
          </table:table-cell>
          <table:table-cell office:value-type="float" office:value="-2.1529122730174002E-3" table:formula="of:=[.C158]*[.D157]" table:style-name="ce1">
            <text:p>-0.0021529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9655110000000001" table:style-name="ce2">
            <text:p>2.97E-01</text:p>
          </table:table-cell>
          <table:table-cell office:value-type="float" office:value="-7.1655110000000003E-3" table:style-name="ce2">
            <text:p>-7.17E-03</text:p>
          </table:table-cell>
          <table:table-cell office:value-type="float" office:value="-2.1476058662362003E-3" table:formula="of:=[.C159]*[.D158]" table:style-name="ce1">
            <text:p>-0.00214760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29887209999999997" table:style-name="ce2">
            <text:p>2.99E-01</text:p>
          </table:table-cell>
          <table:table-cell office:value-type="float" office:value="-7.0887210000000001E-3" table:style-name="ce2">
            <text:p>-7.09E-03</text:p>
          </table:table-cell>
          <table:table-cell office:value-type="float" office:value="-2.1415713201431001E-3" table:formula="of:=[.C160]*[.D159]" table:style-name="ce1">
            <text:p>-0.00214157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011587" table:style-name="ce2">
            <text:p>3.01E-01</text:p>
          </table:table-cell>
          <table:table-cell office:value-type="float" office:value="-7.0115869999999997E-3" table:style-name="ce2">
            <text:p>-7.01E-03</text:p>
          </table:table-cell>
          <table:table-cell office:value-type="float" office:value="-2.1348300010227E-3" table:formula="of:=[.C161]*[.D160]" table:style-name="ce1">
            <text:p>-0.0021348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0341259999999998" table:style-name="ce2">
            <text:p>3.03E-01</text:p>
          </table:table-cell>
          <table:table-cell office:value-type="float" office:value="-6.9341259999999997E-3" table:style-name="ce2">
            <text:p>-6.93E-03</text:p>
          </table:table-cell>
          <table:table-cell office:value-type="float" office:value="-2.1274038417962E-3" table:formula="of:=[.C162]*[.D161]" table:style-name="ce1">
            <text:p>-0.00212740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0563489999999999" table:style-name="ce2">
            <text:p>3.06E-01</text:p>
          </table:table-cell>
          <table:table-cell office:value-type="float" office:value="-6.8563490000000003E-3" table:style-name="ce2">
            <text:p>-6.86E-03</text:p>
          </table:table-cell>
          <table:table-cell office:value-type="float" office:value="-2.1193109065973997E-3" table:formula="of:=[.C163]*[.D162]" table:style-name="ce1">
            <text:p>-0.00211931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0782710000000002" table:style-name="ce2">
            <text:p>3.08E-01</text:p>
          </table:table-cell>
          <table:table-cell office:value-type="float" office:value="-6.7782709999999998E-3" table:style-name="ce2">
            <text:p>-6.78E-03</text:p>
          </table:table-cell>
          <table:table-cell office:value-type="float" office:value="-2.1105700292579003E-3" table:formula="of:=[.C164]*[.D163]" table:style-name="ce1">
            <text:p>-0.0021105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099904" table:style-name="ce2">
            <text:p>3.10E-01</text:p>
          </table:table-cell>
          <table:table-cell office:value-type="float" office:value="-6.6999039999999996E-3" table:style-name="ce2">
            <text:p>-6.70E-03</text:p>
          </table:table-cell>
          <table:table-cell office:value-type="float" office:value="-2.1011989385983998E-3" table:formula="of:=[.C165]*[.D164]" table:style-name="ce1">
            <text:p>-0.00210119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1212590000000001" table:style-name="ce2">
            <text:p>3.12E-01</text:p>
          </table:table-cell>
          <table:table-cell office:value-type="float" office:value="-6.621259E-3" table:style-name="ce2">
            <text:p>-6.62E-03</text:p>
          </table:table-cell>
          <table:table-cell office:value-type="float" office:value="-2.0912135659136E-3" table:formula="of:=[.C166]*[.D165]" table:style-name="ce1">
            <text:p>-0.00209121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1423479999999998" table:style-name="ce2">
            <text:p>3.14E-01</text:p>
          </table:table-cell>
          <table:table-cell office:value-type="float" office:value="-6.5423479999999999E-3" table:style-name="ce2">
            <text:p>-6.54E-03</text:p>
          </table:table-cell>
          <table:table-cell office:value-type="float" office:value="-2.0806299976132E-3" table:formula="of:=[.C167]*[.D166]" table:style-name="ce1">
            <text:p>-0.0020806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1631799999999999" table:style-name="ce2">
            <text:p>3.16E-01</text:p>
          </table:table-cell>
          <table:table-cell office:value-type="float" office:value="-6.4631799999999998E-3" table:style-name="ce2">
            <text:p>-6.46E-03</text:p>
          </table:table-cell>
          <table:table-cell office:value-type="float" office:value="-2.0694624346639999E-3" table:formula="of:=[.C168]*[.D167]" table:style-name="ce1">
            <text:p>-0.00206946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1837660000000001" table:style-name="ce2">
            <text:p>3.18E-01</text:p>
          </table:table-cell>
          <table:table-cell office:value-type="float" office:value="-6.3837659999999999E-3" table:style-name="ce2">
            <text:p>-6.38E-03</text:p>
          </table:table-cell>
          <table:table-cell office:value-type="float" office:value="-2.0577252735880002E-3" table:formula="of:=[.C169]*[.D168]" table:style-name="ce1">
            <text:p>-0.00205772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2041150000000002" table:style-name="ce2">
            <text:p>3.20E-01</text:p>
          </table:table-cell>
          <table:table-cell office:value-type="float" office:value="-6.3041149999999999E-3" table:style-name="ce2">
            <text:p>-6.30E-03</text:p>
          </table:table-cell>
          <table:table-cell office:value-type="float" office:value="-2.0454320397090002E-3" table:formula="of:=[.C170]*[.D169]" table:style-name="ce1">
            <text:p>-0.0020454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2242359999999998" table:style-name="ce2">
            <text:p>3.22E-01</text:p>
          </table:table-cell>
          <table:table-cell office:value-type="float" office:value="-6.2242360000000002E-3" table:style-name="ce2">
            <text:p>-6.22E-03</text:p>
          </table:table-cell>
          <table:table-cell office:value-type="float" office:value="-2.0325954531139998E-3" table:formula="of:=[.C171]*[.D170]" table:style-name="ce1">
            <text:p>-0.00203259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2441370000000003" table:style-name="ce2">
            <text:p>3.24E-01</text:p>
          </table:table-cell>
          <table:table-cell office:value-type="float" office:value="-6.144137E-3" table:style-name="ce2">
            <text:p>-6.14E-03</text:p>
          </table:table-cell>
          <table:table-cell office:value-type="float" office:value="-2.0192274304332001E-3" table:formula="of:=[.C172]*[.D171]" table:style-name="ce1">
            <text:p>-0.00201922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2638260000000002" table:style-name="ce2">
            <text:p>3.26E-01</text:p>
          </table:table-cell>
          <table:table-cell office:value-type="float" office:value="-6.0638259999999996E-3" table:style-name="ce2">
            <text:p>-6.06E-03</text:p>
          </table:table-cell>
          <table:table-cell office:value-type="float" office:value="-2.0053394088162002E-3" table:formula="of:=[.C173]*[.D172]" table:style-name="ce1">
            <text:p>-0.00200533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2833109999999999" table:style-name="ce2">
            <text:p>3.28E-01</text:p>
          </table:table-cell>
          <table:table-cell office:value-type="float" office:value="-5.9833109999999998E-3" table:style-name="ce2">
            <text:p>-5.98E-03</text:p>
          </table:table-cell>
          <table:table-cell office:value-type="float" office:value="-1.9909426607885999E-3" table:formula="of:=[.C174]*[.D173]" table:style-name="ce1">
            <text:p>-0.00199094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302599" table:style-name="ce2">
            <text:p>3.30E-01</text:p>
          </table:table-cell>
          <table:table-cell office:value-type="float" office:value="-5.9025989999999997E-3" table:style-name="ce2">
            <text:p>-5.90E-03</text:p>
          </table:table-cell>
          <table:table-cell office:value-type="float" office:value="-1.9760476925289E-3" table:formula="of:=[.C175]*[.D174]" table:style-name="ce1">
            <text:p>-0.00197604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3216970000000001" table:style-name="ce2">
            <text:p>3.32E-01</text:p>
          </table:table-cell>
          <table:table-cell office:value-type="float" office:value="-5.8216969999999998E-3" table:style-name="ce2">
            <text:p>-5.82E-03</text:p>
          </table:table-cell>
          <table:table-cell office:value-type="float" office:value="-1.9606645390503E-3" table:formula="of:=[.C176]*[.D175]" table:style-name="ce1">
            <text:p>-0.00196066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340611" table:style-name="ce2">
            <text:p>3.34E-01</text:p>
          </table:table-cell>
          <table:table-cell office:value-type="float" office:value="-5.7406109999999996E-3" table:style-name="ce2">
            <text:p>-5.74E-03</text:p>
          </table:table-cell>
          <table:table-cell office:value-type="float" office:value="-1.9448025036867E-3" table:formula="of:=[.C177]*[.D176]" table:style-name="ce1">
            <text:p>-0.00194480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3593469999999997" table:style-name="ce2">
            <text:p>3.36E-01</text:p>
          </table:table-cell>
          <table:table-cell office:value-type="float" office:value="-5.6593470000000003E-3" table:style-name="ce2">
            <text:p>-5.66E-03</text:p>
          </table:table-cell>
          <table:table-cell office:value-type="float" office:value="-1.9284704341016997E-3" table:formula="of:=[.C178]*[.D177]" table:style-name="ce1">
            <text:p>-0.0019284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3779120000000001" table:style-name="ce2">
            <text:p>3.38E-01</text:p>
          </table:table-cell>
          <table:table-cell office:value-type="float" office:value="-5.577912E-3" table:style-name="ce2">
            <text:p>-5.58E-03</text:p>
          </table:table-cell>
          <table:table-cell office:value-type="float" office:value="-1.9116776143464002E-3" table:formula="of:=[.C179]*[.D178]" table:style-name="ce1">
            <text:p>-0.00191167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3963100000000002" table:style-name="ce2">
            <text:p>3.40E-01</text:p>
          </table:table-cell>
          <table:table-cell office:value-type="float" office:value="-5.4963099999999999E-3" table:style-name="ce2">
            <text:p>-5.50E-03</text:p>
          </table:table-cell>
          <table:table-cell office:value-type="float" office:value="-1.894431830472E-3" table:formula="of:=[.C180]*[.D179]" table:style-name="ce1">
            <text:p>-0.0018944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414548" table:style-name="ce2">
            <text:p>3.41E-01</text:p>
          </table:table-cell>
          <table:table-cell office:value-type="float" office:value="-5.4145479999999999E-3" table:style-name="ce2">
            <text:p>-5.41E-03</text:p>
          </table:table-cell>
          <table:table-cell office:value-type="float" office:value="-1.876741431788E-3" table:formula="of:=[.C181]*[.D180]" table:style-name="ce1">
            <text:p>-0.00187674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4326299999999998" table:style-name="ce2">
            <text:p>3.43E-01</text:p>
          </table:table-cell>
          <table:table-cell office:value-type="float" office:value="-5.3326299999999997E-3" table:style-name="ce2">
            <text:p>-5.33E-03</text:p>
          </table:table-cell>
          <table:table-cell office:value-type="float" office:value="-1.858613990124E-3" table:formula="of:=[.C182]*[.D181]" table:style-name="ce1">
            <text:p>-0.00185861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4505619999999998" table:style-name="ce2">
            <text:p>3.45E-01</text:p>
          </table:table-cell>
          <table:table-cell office:value-type="float" office:value="-5.2505620000000003E-3" table:style-name="ce2">
            <text:p>-5.25E-03</text:p>
          </table:table-cell>
          <table:table-cell office:value-type="float" office:value="-1.8400570438059998E-3" table:formula="of:=[.C183]*[.D182]" table:style-name="ce1">
            <text:p>-0.00184005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468348" table:style-name="ce2">
            <text:p>3.47E-01</text:p>
          </table:table-cell>
          <table:table-cell office:value-type="float" office:value="-5.1683479999999997E-3" table:style-name="ce2">
            <text:p>-5.17E-03</text:p>
          </table:table-cell>
          <table:table-cell office:value-type="float" office:value="-1.8210776211576001E-3" table:formula="of:=[.C184]*[.D183]" table:style-name="ce1">
            <text:p>-0.00182107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485992" table:style-name="ce2">
            <text:p>3.49E-01</text:p>
          </table:table-cell>
          <table:table-cell office:value-type="float" office:value="-5.0859920000000001E-3" table:style-name="ce2">
            <text:p>-5.09E-03</text:p>
          </table:table-cell>
          <table:table-cell office:value-type="float" office:value="-1.8016819781215998E-3" table:formula="of:=[.C185]*[.D184]" table:style-name="ce1">
            <text:p>-0.00180168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5034989999999999" table:style-name="ce2">
            <text:p>3.50E-01</text:p>
          </table:table-cell>
          <table:table-cell office:value-type="float" office:value="-5.0034989999999998E-3" table:style-name="ce2">
            <text:p>-5.00E-03</text:p>
          </table:table-cell>
          <table:table-cell office:value-type="float" office:value="-1.7818767886008001E-3" table:formula="of:=[.C186]*[.D185]" table:style-name="ce1">
            <text:p>-0.00178187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5208719999999999" table:style-name="ce2">
            <text:p>3.52E-01</text:p>
          </table:table-cell>
          <table:table-cell office:value-type="float" office:value="-4.9208719999999997E-3" table:style-name="ce2">
            <text:p>-4.92E-03</text:p>
          </table:table-cell>
          <table:table-cell office:value-type="float" office:value="-1.7616679531127998E-3" table:formula="of:=[.C187]*[.D186]" table:style-name="ce1">
            <text:p>-0.00176166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5381170000000001" table:style-name="ce2">
            <text:p>3.54E-01</text:p>
          </table:table-cell>
          <table:table-cell office:value-type="float" office:value="-4.8381170000000003E-3" table:style-name="ce2">
            <text:p>-4.84E-03</text:p>
          </table:table-cell>
          <table:table-cell office:value-type="float" office:value="-1.7410620878023999E-3" table:formula="of:=[.C188]*[.D187]" table:style-name="ce1">
            <text:p>-0.00174106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555236" table:style-name="ce2">
            <text:p>3.56E-01</text:p>
          </table:table-cell>
          <table:table-cell office:value-type="float" office:value="-4.7552360000000004E-3" table:style-name="ce2">
            <text:p>-4.76E-03</text:p>
          </table:table-cell>
          <table:table-cell office:value-type="float" office:value="-1.7200647730612E-3" table:formula="of:=[.C189]*[.D188]" table:style-name="ce1">
            <text:p>-0.00172006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5722330000000002" table:style-name="ce2">
            <text:p>3.57E-01</text:p>
          </table:table-cell>
          <table:table-cell office:value-type="float" office:value="-4.6722329999999996E-3" table:style-name="ce2">
            <text:p>-4.67E-03</text:p>
          </table:table-cell>
          <table:table-cell office:value-type="float" office:value="-1.6986810961988003E-3" table:formula="of:=[.C190]*[.D189]" table:style-name="ce1">
            <text:p>-0.00169868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5891119999999999" table:style-name="ce2">
            <text:p>3.59E-01</text:p>
          </table:table-cell>
          <table:table-cell office:value-type="float" office:value="-4.5891120000000002E-3" table:style-name="ce2">
            <text:p>-4.59E-03</text:p>
          </table:table-cell>
          <table:table-cell office:value-type="float" office:value="-1.6769167527095998E-3" table:formula="of:=[.C191]*[.D190]" table:style-name="ce1">
            <text:p>-0.00167691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6058750000000001" table:style-name="ce2">
            <text:p>3.61E-01</text:p>
          </table:table-cell>
          <table:table-cell office:value-type="float" office:value="-4.5058750000000003E-3" table:style-name="ce2">
            <text:p>-4.51E-03</text:p>
          </table:table-cell>
          <table:table-cell office:value-type="float" office:value="-1.6547764233E-3" table:formula="of:=[.C192]*[.D191]" table:style-name="ce1">
            <text:p>-0.00165477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6225269999999998" table:style-name="ce2">
            <text:p>3.62E-01</text:p>
          </table:table-cell>
          <table:table-cell office:value-type="float" office:value="-4.4225269999999999E-3" table:style-name="ce2">
            <text:p>-4.42E-03</text:p>
          </table:table-cell>
          <table:table-cell office:value-type="float" office:value="-1.6322653846125E-3" table:formula="of:=[.C193]*[.D192]" table:style-name="ce1">
            <text:p>-0.00163226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6390699999999998" table:style-name="ce2">
            <text:p>3.64E-01</text:p>
          </table:table-cell>
          <table:table-cell office:value-type="float" office:value="-4.3390700000000004E-3" table:style-name="ce2">
            <text:p>-4.34E-03</text:p>
          </table:table-cell>
          <table:table-cell office:value-type="float" office:value="-1.6093885329889999E-3" table:formula="of:=[.C194]*[.D193]" table:style-name="ce1">
            <text:p>-0.00160938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6555070000000001" table:style-name="ce2">
            <text:p>3.66E-01</text:p>
          </table:table-cell>
          <table:table-cell office:value-type="float" office:value="-4.2555070000000004E-3" table:style-name="ce2">
            <text:p>-4.26E-03</text:p>
          </table:table-cell>
          <table:table-cell office:value-type="float" office:value="-1.5861500758490002E-3" table:formula="of:=[.C195]*[.D194]" table:style-name="ce1">
            <text:p>-0.0015861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6718410000000001" table:style-name="ce2">
            <text:p>3.67E-01</text:p>
          </table:table-cell>
          <table:table-cell office:value-type="float" office:value="-4.1718409999999999E-3" table:style-name="ce2">
            <text:p>-4.17E-03</text:p>
          </table:table-cell>
          <table:table-cell office:value-type="float" office:value="-1.5625545078387002E-3" table:formula="of:=[.C196]*[.D195]" table:style-name="ce1">
            <text:p>-0.00156255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6880740000000001" table:style-name="ce2">
            <text:p>3.69E-01</text:p>
          </table:table-cell>
          <table:table-cell office:value-type="float" office:value="-4.0880739999999997E-3" table:style-name="ce2">
            <text:p>-4.09E-03</text:p>
          </table:table-cell>
          <table:table-cell office:value-type="float" office:value="-1.5386058324233999E-3" table:formula="of:=[.C197]*[.D196]" table:style-name="ce1">
            <text:p>-0.00153860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70421" table:style-name="ce2">
            <text:p>3.70E-01</text:p>
          </table:table-cell>
          <table:table-cell office:value-type="float" office:value="-4.0042100000000002E-3" table:style-name="ce2">
            <text:p>-4.00E-03</text:p>
          </table:table-cell>
          <table:table-cell office:value-type="float" office:value="-1.514308459154E-3" table:formula="of:=[.C198]*[.D197]" table:style-name="ce1">
            <text:p>-0.00151430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7202499999999999" table:style-name="ce2">
            <text:p>3.72E-01</text:p>
          </table:table-cell>
          <table:table-cell office:value-type="float" office:value="-3.9202500000000001E-3" table:style-name="ce2">
            <text:p>-3.92E-03</text:p>
          </table:table-cell>
          <table:table-cell office:value-type="float" office:value="-1.48966622525E-3" table:formula="of:=[.C199]*[.D198]" table:style-name="ce1">
            <text:p>-0.00148966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736198" table:style-name="ce2">
            <text:p>3.74E-01</text:p>
          </table:table-cell>
          <table:table-cell office:value-type="float" office:value="-3.8361979999999999E-3" table:style-name="ce2">
            <text:p>-3.84E-03</text:p>
          </table:table-cell>
          <table:table-cell office:value-type="float" office:value="-1.46468302095E-3" table:formula="of:=[.C200]*[.D199]" table:style-name="ce1">
            <text:p>-0.00146468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7520550000000003" table:style-name="ce2">
            <text:p>3.75E-01</text:p>
          </table:table-cell>
          <table:table-cell office:value-type="float" office:value="-3.7520549999999998E-3" table:style-name="ce2">
            <text:p>-3.75E-03</text:p>
          </table:table-cell>
          <table:table-cell office:value-type="float" office:value="-1.4393625886890001E-3" table:formula="of:=[.C201]*[.D200]" table:style-name="ce1">
            <text:p>-0.00143936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7678240000000002" table:style-name="ce2">
            <text:p>3.77E-01</text:p>
          </table:table-cell>
          <table:table-cell office:value-type="float" office:value="-3.6678240000000001E-3" table:style-name="ce2">
            <text:p>-3.67E-03</text:p>
          </table:table-cell>
          <table:table-cell office:value-type="float" office:value="-1.4137082878320001E-3" table:formula="of:=[.C202]*[.D201]" table:style-name="ce1">
            <text:p>-0.00141370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7835069999999998" table:style-name="ce2">
            <text:p>3.78E-01</text:p>
          </table:table-cell>
          <table:table-cell office:value-type="float" office:value="-3.5835070000000001E-3" table:style-name="ce2">
            <text:p>-3.58E-03</text:p>
          </table:table-cell>
          <table:table-cell office:value-type="float" office:value="-1.3877237778768001E-3" table:formula="of:=[.C203]*[.D202]" table:style-name="ce1">
            <text:p>-0.00138772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7991059999999999" table:style-name="ce2">
            <text:p>3.80E-01</text:p>
          </table:table-cell>
          <table:table-cell office:value-type="float" office:value="-3.4991060000000001E-3" table:style-name="ce2">
            <text:p>-3.50E-03</text:p>
          </table:table-cell>
          <table:table-cell office:value-type="float" office:value="-1.3614122944742E-3" table:formula="of:=[.C204]*[.D203]" table:style-name="ce1">
            <text:p>-0.0013614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8146219999999997" table:style-name="ce2">
            <text:p>3.81E-01</text:p>
          </table:table-cell>
          <table:table-cell office:value-type="float" office:value="-3.414622E-3" table:style-name="ce2">
            <text:p>-3.41E-03</text:p>
          </table:table-cell>
          <table:table-cell office:value-type="float" office:value="-1.3347766727932E-3" table:formula="of:=[.C205]*[.D204]" table:style-name="ce1">
            <text:p>-0.00133477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8300590000000001" table:style-name="ce2">
            <text:p>3.83E-01</text:p>
          </table:table-cell>
          <table:table-cell office:value-type="float" office:value="-3.3300589999999998E-3" table:style-name="ce2">
            <text:p>-3.33E-03</text:p>
          </table:table-cell>
          <table:table-cell office:value-type="float" office:value="-1.3078203722698E-3" table:formula="of:=[.C206]*[.D205]" table:style-name="ce1">
            <text:p>-0.0013078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8454179999999999" table:style-name="ce2">
            <text:p>3.85E-01</text:p>
          </table:table-cell>
          <table:table-cell office:value-type="float" office:value="-3.2454179999999999E-3" table:style-name="ce2">
            <text:p>-3.25E-03</text:p>
          </table:table-cell>
          <table:table-cell office:value-type="float" office:value="-1.2805468819662E-3" table:formula="of:=[.C207]*[.D206]" table:style-name="ce1">
            <text:p>-0.00128054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8607010000000003" table:style-name="ce2">
            <text:p>3.86E-01</text:p>
          </table:table-cell>
          <table:table-cell office:value-type="float" office:value="-3.1607010000000001E-3" table:style-name="ce2">
            <text:p>-3.16E-03</text:p>
          </table:table-cell>
          <table:table-cell office:value-type="float" office:value="-1.2529588518018001E-3" table:formula="of:=[.C208]*[.D207]" table:style-name="ce1">
            <text:p>-0.00125295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8759090000000002" table:style-name="ce2">
            <text:p>3.88E-01</text:p>
          </table:table-cell>
          <table:table-cell office:value-type="float" office:value="-3.0759089999999999E-3" table:style-name="ce2">
            <text:p>-3.08E-03</text:p>
          </table:table-cell>
          <table:table-cell office:value-type="float" office:value="-1.2250589452209E-3" table:formula="of:=[.C209]*[.D208]" table:style-name="ce1">
            <text:p>-0.00122505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8910440000000002" table:style-name="ce2">
            <text:p>3.89E-01</text:p>
          </table:table-cell>
          <table:table-cell office:value-type="float" office:value="-2.991044E-3" table:style-name="ce2">
            <text:p>-2.99E-03</text:p>
          </table:table-cell>
          <table:table-cell office:value-type="float" office:value="-1.1968497258996E-3" table:formula="of:=[.C210]*[.D209]" table:style-name="ce1">
            <text:p>-0.0011968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9061079999999998" table:style-name="ce2">
            <text:p>3.91E-01</text:p>
          </table:table-cell>
          <table:table-cell office:value-type="float" office:value="-2.9061080000000001E-3" table:style-name="ce2">
            <text:p>-2.91E-03</text:p>
          </table:table-cell>
          <table:table-cell office:value-type="float" office:value="-1.1683340896752E-3" table:formula="of:=[.C211]*[.D210]" table:style-name="ce1">
            <text:p>-0.00116833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9211030000000002" table:style-name="ce2">
            <text:p>3.92E-01</text:p>
          </table:table-cell>
          <table:table-cell office:value-type="float" office:value="-2.8211030000000002E-3" table:style-name="ce2">
            <text:p>-2.82E-03</text:p>
          </table:table-cell>
          <table:table-cell office:value-type="float" office:value="-1.1395148797124E-3" table:formula="of:=[.C212]*[.D211]" table:style-name="ce1">
            <text:p>-0.00113951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9360299999999998" table:style-name="ce2">
            <text:p>3.94E-01</text:p>
          </table:table-cell>
          <table:table-cell office:value-type="float" office:value="-2.73603E-3" table:style-name="ce2">
            <text:p>-2.74E-03</text:p>
          </table:table-cell>
          <table:table-cell office:value-type="float" office:value="-1.110394604109E-3" table:formula="of:=[.C213]*[.D212]" table:style-name="ce1">
            <text:p>-0.00111039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9508900000000002" table:style-name="ce2">
            <text:p>3.95E-01</text:p>
          </table:table-cell>
          <table:table-cell office:value-type="float" office:value="-2.6508899999999999E-3" table:style-name="ce2">
            <text:p>-2.65E-03</text:p>
          </table:table-cell>
          <table:table-cell office:value-type="float" office:value="-1.08097535667E-3" table:formula="of:=[.C214]*[.D213]" table:style-name="ce1">
            <text:p>-0.00108097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9656839999999999" table:style-name="ce2">
            <text:p>3.97E-01</text:p>
          </table:table-cell>
          <table:table-cell office:value-type="float" office:value="-2.5656839999999999E-3" table:style-name="ce2">
            <text:p>-2.57E-03</text:p>
          </table:table-cell>
          <table:table-cell office:value-type="float" office:value="-1.051259205876E-3" table:formula="of:=[.C215]*[.D214]" table:style-name="ce1">
            <text:p>-0.00105125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980416" table:style-name="ce2">
            <text:p>3.98E-01</text:p>
          </table:table-cell>
          <table:table-cell office:value-type="float" office:value="-2.480416E-3" table:style-name="ce2">
            <text:p>-2.48E-03</text:p>
          </table:table-cell>
          <table:table-cell office:value-type="float" office:value="-1.0212489644544E-3" table:formula="of:=[.C216]*[.D215]" table:style-name="ce1">
            <text:p>-0.00102124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39950839999999999" table:style-name="ce2">
            <text:p>4.00E-01</text:p>
          </table:table-cell>
          <table:table-cell office:value-type="float" office:value="-2.395084E-3" table:style-name="ce2">
            <text:p>-2.40E-03</text:p>
          </table:table-cell>
          <table:table-cell office:value-type="float" office:value="-9.9094702749440004E-4" table:formula="of:=[.C217]*[.D216]" table:style-name="ce1">
            <text:p>-0.00099094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0096920000000003" table:style-name="ce2">
            <text:p>4.01E-01</text:p>
          </table:table-cell>
          <table:table-cell office:value-type="float" office:value="-2.3096919999999999E-3" table:style-name="ce2">
            <text:p>-2.31E-03</text:p>
          </table:table-cell>
          <table:table-cell office:value-type="float" office:value="-9.603549154128001E-4" table:formula="of:=[.C218]*[.D217]" table:style-name="ce1">
            <text:p>-0.00096035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02424" table:style-name="ce2">
            <text:p>4.02E-01</text:p>
          </table:table-cell>
          <table:table-cell office:value-type="float" office:value="-2.2242400000000002E-3" table:style-name="ce2">
            <text:p>-2.22E-03</text:p>
          </table:table-cell>
          <table:table-cell office:value-type="float" office:value="-9.2947549340799992E-4" table:formula="of:=[.C219]*[.D218]" table:style-name="ce1">
            <text:p>-0.00092947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0387299999999998" table:style-name="ce2">
            <text:p>4.04E-01</text:p>
          </table:table-cell>
          <table:table-cell office:value-type="float" office:value="-2.1387300000000001E-3" table:style-name="ce2">
            <text:p>-2.14E-03</text:p>
          </table:table-cell>
          <table:table-cell office:value-type="float" office:value="-8.9831048152000002E-4" table:formula="of:=[.C220]*[.D219]" table:style-name="ce1">
            <text:p>-0.0008983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0531620000000002" table:style-name="ce2">
            <text:p>4.05E-01</text:p>
          </table:table-cell>
          <table:table-cell office:value-type="float" office:value="-2.0531619999999999E-3" table:style-name="ce2">
            <text:p>-2.05E-03</text:p>
          </table:table-cell>
          <table:table-cell office:value-type="float" office:value="-8.668619164260001E-4" table:formula="of:=[.C221]*[.D220]" table:style-name="ce1">
            <text:p>-0.00086686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067538" table:style-name="ce2">
            <text:p>4.07E-01</text:p>
          </table:table-cell>
          <table:table-cell office:value-type="float" office:value="-1.967538E-3" table:style-name="ce2">
            <text:p>-1.97E-03</text:p>
          </table:table-cell>
          <table:table-cell office:value-type="float" office:value="-8.3513144551559991E-4" table:formula="of:=[.C222]*[.D221]" table:style-name="ce1">
            <text:p>-0.00083513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0818589999999999" table:style-name="ce2">
            <text:p>4.08E-01</text:p>
          </table:table-cell>
          <table:table-cell office:value-type="float" office:value="-1.881859E-3" table:style-name="ce2">
            <text:p>-1.88E-03</text:p>
          </table:table-cell>
          <table:table-cell office:value-type="float" office:value="-8.0312126931420002E-4" table:formula="of:=[.C223]*[.D222]" table:style-name="ce1">
            <text:p>-0.00080312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0961259999999999" table:style-name="ce2">
            <text:p>4.10E-01</text:p>
          </table:table-cell>
          <table:table-cell office:value-type="float" office:value="-1.7961260000000001E-3" table:style-name="ce2">
            <text:p>-1.80E-03</text:p>
          </table:table-cell>
          <table:table-cell office:value-type="float" office:value="-7.7083315782340003E-4" table:formula="of:=[.C224]*[.D223]" table:style-name="ce1">
            <text:p>-0.00077083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1103400000000001" table:style-name="ce2">
            <text:p>4.11E-01</text:p>
          </table:table-cell>
          <table:table-cell office:value-type="float" office:value="-1.7103400000000001E-3" table:style-name="ce2">
            <text:p>-1.71E-03</text:p>
          </table:table-cell>
          <table:table-cell office:value-type="float" office:value="-7.3826885428400003E-4" table:formula="of:=[.C225]*[.D224]" table:style-name="ce1">
            <text:p>-0.00073826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1245029999999999" table:style-name="ce2">
            <text:p>4.12E-01</text:p>
          </table:table-cell>
          <table:table-cell office:value-type="float" office:value="-1.624503E-3" table:style-name="ce2">
            <text:p>-1.62E-03</text:p>
          </table:table-cell>
          <table:table-cell office:value-type="float" office:value="-7.0543024610200005E-4" table:formula="of:=[.C226]*[.D225]" table:style-name="ce1">
            <text:p>-0.0007054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1386139999999999" table:style-name="ce2">
            <text:p>4.14E-01</text:p>
          </table:table-cell>
          <table:table-cell office:value-type="float" office:value="-1.538614E-3" table:style-name="ce2">
            <text:p>-1.54E-03</text:p>
          </table:table-cell>
          <table:table-cell office:value-type="float" office:value="-6.7231908588420003E-4" table:formula="of:=[.C227]*[.D226]" table:style-name="ce1">
            <text:p>-0.0006723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1526760000000001" table:style-name="ce2">
            <text:p>4.15E-01</text:p>
          </table:table-cell>
          <table:table-cell office:value-type="float" office:value="-1.452676E-3" table:style-name="ce2">
            <text:p>-1.45E-03</text:p>
          </table:table-cell>
          <table:table-cell office:value-type="float" office:value="-6.3893654310640002E-4" table:formula="of:=[.C228]*[.D227]" table:style-name="ce1">
            <text:p>-0.00063893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1666890000000001" table:style-name="ce2">
            <text:p>4.17E-01</text:p>
          </table:table-cell>
          <table:table-cell office:value-type="float" office:value="-1.3666889999999999E-3" table:style-name="ce2">
            <text:p>-1.37E-03</text:p>
          </table:table-cell>
          <table:table-cell office:value-type="float" office:value="-6.0528491097639999E-4" table:formula="of:=[.C229]*[.D228]" table:style-name="ce1">
            <text:p>-0.00060528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1806539999999998" table:style-name="ce2">
            <text:p>4.18E-01</text:p>
          </table:table-cell>
          <table:table-cell office:value-type="float" office:value="-1.280654E-3" table:style-name="ce2">
            <text:p>-1.28E-03</text:p>
          </table:table-cell>
          <table:table-cell office:value-type="float" office:value="-5.7136538346059997E-4" table:formula="of:=[.C230]*[.D229]" table:style-name="ce1">
            <text:p>-0.00057136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1945710000000003" table:style-name="ce2">
            <text:p>4.19E-01</text:p>
          </table:table-cell>
          <table:table-cell office:value-type="float" office:value="-1.194571E-3" table:style-name="ce2">
            <text:p>-1.19E-03</text:p>
          </table:table-cell>
          <table:table-cell office:value-type="float" office:value="-5.371794129434E-4" table:formula="of:=[.C231]*[.D230]" table:style-name="ce1">
            <text:p>-0.00053717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208443" table:style-name="ce2">
            <text:p>4.21E-01</text:p>
          </table:table-cell>
          <table:table-cell office:value-type="float" office:value="-1.108443E-3" table:style-name="ce2">
            <text:p>-1.11E-03</text:p>
          </table:table-cell>
          <table:table-cell office:value-type="float" office:value="-5.0272839629529999E-4" table:formula="of:=[.C232]*[.D231]" table:style-name="ce1">
            <text:p>-0.00050272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2222690000000002" table:style-name="ce2">
            <text:p>4.22E-01</text:p>
          </table:table-cell>
          <table:table-cell office:value-type="float" office:value="-1.0222689999999999E-3" table:style-name="ce2">
            <text:p>-1.02E-03</text:p>
          </table:table-cell>
          <table:table-cell office:value-type="float" office:value="-4.6801445171670001E-4" table:formula="of:=[.C233]*[.D232]" table:style-name="ce1">
            <text:p>-0.00046801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2360510000000001" table:style-name="ce2">
            <text:p>4.24E-01</text:p>
          </table:table-cell>
          <table:table-cell office:value-type="float" office:value="-9.3605070000000003E-4" table:style-name="ce2">
            <text:p>-9.36E-04</text:p>
          </table:table-cell>
          <table:table-cell office:value-type="float" office:value="-4.330383619719E-4" table:formula="of:=[.C234]*[.D233]" table:style-name="ce1">
            <text:p>-0.00043303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2497889999999999" table:style-name="ce2">
            <text:p>4.25E-01</text:p>
          </table:table-cell>
          <table:table-cell office:value-type="float" office:value="-8.4978859999999996E-4" table:style-name="ce2">
            <text:p>-8.50E-04</text:p>
          </table:table-cell>
          <table:table-cell office:value-type="float" office:value="-3.9780179683022998E-4" table:formula="of:=[.C235]*[.D234]" table:style-name="ce1">
            <text:p>-0.00039780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2634840000000002" table:style-name="ce2">
            <text:p>4.26E-01</text:p>
          </table:table-cell>
          <table:table-cell office:value-type="float" office:value="-7.6348360000000001E-4" table:style-name="ce2">
            <text:p>-7.63E-04</text:p>
          </table:table-cell>
          <table:table-cell office:value-type="float" office:value="-3.6230600994824E-4" table:formula="of:=[.C236]*[.D235]" table:style-name="ce1">
            <text:p>-0.00036230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2771360000000003" table:style-name="ce2">
            <text:p>4.28E-01</text:p>
          </table:table-cell>
          <table:table-cell office:value-type="float" office:value="-6.7713630000000005E-4" table:style-name="ce2">
            <text:p>-6.77E-04</text:p>
          </table:table-cell>
          <table:table-cell office:value-type="float" office:value="-3.2655231909696004E-4" table:formula="of:=[.C237]*[.D236]" table:style-name="ce1">
            <text:p>-0.00032655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2907479999999998" table:style-name="ce2">
            <text:p>4.29E-01</text:p>
          </table:table-cell>
          <table:table-cell office:value-type="float" office:value="-5.907477E-4" table:style-name="ce2">
            <text:p>-5.91E-04</text:p>
          </table:table-cell>
          <table:table-cell office:value-type="float" office:value="-2.9054212249524E-4" table:formula="of:=[.C238]*[.D237]" table:style-name="ce1">
            <text:p>-0.00029054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3043179999999998" table:style-name="ce2">
            <text:p>4.30E-01</text:p>
          </table:table-cell>
          <table:table-cell office:value-type="float" office:value="-5.0431830000000001E-4" table:style-name="ce2">
            <text:p>-5.04E-04</text:p>
          </table:table-cell>
          <table:table-cell office:value-type="float" office:value="-2.5427659585686E-4" table:formula="of:=[.C239]*[.D238]" table:style-name="ce1">
            <text:p>-0.00025427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3178490000000003" table:style-name="ce2">
            <text:p>4.32E-01</text:p>
          </table:table-cell>
          <table:table-cell office:value-type="float" office:value="-4.178489E-4" table:style-name="ce2">
            <text:p>-4.18E-04</text:p>
          </table:table-cell>
          <table:table-cell office:value-type="float" office:value="-2.1775702673367003E-4" table:formula="of:=[.C240]*[.D239]" table:style-name="ce1">
            <text:p>-0.00021775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3313400000000002" table:style-name="ce2">
            <text:p>4.33E-01</text:p>
          </table:table-cell>
          <table:table-cell office:value-type="float" office:value="-3.3134020000000002E-4" table:style-name="ce2">
            <text:p>-3.31E-04</text:p>
          </table:table-cell>
          <table:table-cell office:value-type="float" office:value="-1.809845654526E-4" table:formula="of:=[.C241]*[.D240]" table:style-name="ce1">
            <text:p>-0.00018098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3447930000000001" table:style-name="ce2">
            <text:p>4.34E-01</text:p>
          </table:table-cell>
          <table:table-cell office:value-type="float" office:value="-2.4479280000000003E-4" table:style-name="ce2">
            <text:p>-2.45E-04</text:p>
          </table:table-cell>
          <table:table-cell office:value-type="float" office:value="-1.4396045815786001E-4" table:formula="of:=[.C242]*[.D241]" table:style-name="ce1">
            <text:p>-0.0001439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3582070000000001" table:style-name="ce2">
            <text:p>4.36E-01</text:p>
          </table:table-cell>
          <table:table-cell office:value-type="float" office:value="-1.5820750000000001E-4" table:style-name="ce2">
            <text:p>-1.58E-04</text:p>
          </table:table-cell>
          <table:table-cell office:value-type="float" office:value="-1.0668576945096002E-4" table:formula="of:=[.C243]*[.D242]" table:style-name="ce1">
            <text:p>-0.00010668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3715850000000001" table:style-name="ce2">
            <text:p>4.37E-01</text:p>
          </table:table-cell>
          <table:table-cell office:value-type="float" office:value="-7.1584759999999997E-5" table:style-name="ce2">
            <text:p>-7.16E-05</text:p>
          </table:table-cell>
          <table:table-cell office:value-type="float" office:value="-6.916175338875001E-5" table:formula="of:=[.C244]*[.D243]" table:style-name="ce1">
            <text:p>-6.91618E-0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3849250000000001" table:style-name="ce2">
            <text:p>4.38E-01</text:p>
          </table:table-cell>
          <table:table-cell office:value-type="float" office:value="1.5074690000000001E-5" table:style-name="ce2">
            <text:p>1.51E-05</text:p>
          </table:table-cell>
          <table:table-cell office:value-type="float" office:value="-3.1389380374299997E-5" table:formula="of:=[.C245]*[.D244]" table:style-name="ce1">
            <text:p>-3.13894E-0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3982300000000002" table:style-name="ce2">
            <text:p>4.40E-01</text:p>
          </table:table-cell>
          <table:table-cell office:value-type="float" office:value="1.017703E-4" table:style-name="ce2">
            <text:p>1.02E-04</text:p>
          </table:table-cell>
          <table:table-cell office:value-type="float" office:value="6.630195379870001E-6" table:formula="of:=[.C246]*[.D245]" table:style-name="ce1">
            <text:p>6.6302E-0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4114989999999998" table:style-name="ce2">
            <text:p>4.41E-01</text:p>
          </table:table-cell>
          <table:table-cell office:value-type="float" office:value="1.8850139999999999E-4" table:style-name="ce2">
            <text:p>1.89E-04</text:p>
          </table:table-cell>
          <table:table-cell office:value-type="float" office:value="4.489595766797E-5" table:formula="of:=[.C247]*[.D246]" table:style-name="ce1">
            <text:p>4.4896E-0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4247330000000001" table:style-name="ce2">
            <text:p>4.42E-01</text:p>
          </table:table-cell>
          <table:table-cell office:value-type="float" office:value="2.7526740000000002E-4" table:style-name="ce2">
            <text:p>2.75E-04</text:p>
          </table:table-cell>
          <table:table-cell office:value-type="float" office:value="8.3406836512620004E-5" table:formula="of:=[.C248]*[.D247]" table:style-name="ce1">
            <text:p>8.34068E-0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437932" table:style-name="ce2">
            <text:p>4.44E-01</text:p>
          </table:table-cell>
          <table:table-cell office:value-type="float" office:value="3.6206790000000002E-4" table:style-name="ce2">
            <text:p>3.62E-04</text:p>
          </table:table-cell>
          <table:table-cell office:value-type="float" office:value="1.2216180030168001E-4" table:formula="of:=[.C249]*[.D248]" table:style-name="ce1">
            <text:p>0.00012216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451098" table:style-name="ce2">
            <text:p>4.45E-01</text:p>
          </table:table-cell>
          <table:table-cell office:value-type="float" office:value="4.4890220000000001E-4" table:style-name="ce2">
            <text:p>4.49E-04</text:p>
          </table:table-cell>
          <table:table-cell office:value-type="float" office:value="1.6115997055542002E-4" table:formula="of:=[.C250]*[.D249]" table:style-name="ce1">
            <text:p>0.0001611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4642300000000001" table:style-name="ce2">
            <text:p>4.46E-01</text:p>
          </table:table-cell>
          <table:table-cell office:value-type="float" office:value="5.3576980000000001E-4" table:style-name="ce2">
            <text:p>5.36E-04</text:p>
          </table:table-cell>
          <table:table-cell office:value-type="float" office:value="2.0040026683060001E-4" table:formula="of:=[.C251]*[.D250]" table:style-name="ce1">
            <text:p>0.000200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4773299999999999" table:style-name="ce2">
            <text:p>4.48E-01</text:p>
          </table:table-cell>
          <table:table-cell office:value-type="float" office:value="6.2267010000000001E-4" table:style-name="ce2">
            <text:p>6.23E-04</text:p>
          </table:table-cell>
          <table:table-cell office:value-type="float" office:value="2.3988181986339999E-4" table:formula="of:=[.C252]*[.D251]" table:style-name="ce1">
            <text:p>0.00023988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4903969999999999" table:style-name="ce2">
            <text:p>4.49E-01</text:p>
          </table:table-cell>
          <table:table-cell office:value-type="float" office:value="7.0960279999999999E-4" table:style-name="ce2">
            <text:p>7.10E-04</text:p>
          </table:table-cell>
          <table:table-cell office:value-type="float" office:value="2.7960359490297E-4" table:formula="of:=[.C253]*[.D252]" table:style-name="ce1">
            <text:p>0.00027960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503433" table:style-name="ce2">
            <text:p>4.50E-01</text:p>
          </table:table-cell>
          <table:table-cell office:value-type="float" office:value="7.9656720000000005E-4" table:style-name="ce2">
            <text:p>7.97E-04</text:p>
          </table:table-cell>
          <table:table-cell office:value-type="float" office:value="3.1956486664123999E-4" table:formula="of:=[.C254]*[.D253]" table:style-name="ce1">
            <text:p>0.00031956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5164369999999998" table:style-name="ce2">
            <text:p>4.52E-01</text:p>
          </table:table-cell>
          <table:table-cell office:value-type="float" office:value="8.8356280000000001E-4" table:style-name="ce2">
            <text:p>8.84E-04</text:p>
          </table:table-cell>
          <table:table-cell office:value-type="float" office:value="3.5976455750664002E-4" table:formula="of:=[.C255]*[.D254]" table:style-name="ce1">
            <text:p>0.00035976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5294109999999999" table:style-name="ce2">
            <text:p>4.53E-01</text:p>
          </table:table-cell>
          <table:table-cell office:value-type="float" office:value="9.7058929999999999E-4" table:style-name="ce2">
            <text:p>9.71E-04</text:p>
          </table:table-cell>
          <table:table-cell office:value-type="float" office:value="4.0020190655108001E-4" table:formula="of:=[.C256]*[.D255]" table:style-name="ce1">
            <text:p>0.00040020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5423540000000001" table:style-name="ce2">
            <text:p>4.54E-01</text:p>
          </table:table-cell>
          <table:table-cell office:value-type="float" office:value="1.057646E-3" table:style-name="ce2">
            <text:p>1.06E-03</text:p>
          </table:table-cell>
          <table:table-cell office:value-type="float" office:value="4.4087601892121999E-4" table:formula="of:=[.C257]*[.D256]" table:style-name="ce1">
            <text:p>0.00044087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5552670000000001" table:style-name="ce2">
            <text:p>4.56E-01</text:p>
          </table:table-cell>
          <table:table-cell office:value-type="float" office:value="1.144733E-3" table:style-name="ce2">
            <text:p>1.14E-03</text:p>
          </table:table-cell>
          <table:table-cell office:value-type="float" office:value="4.817859921482E-4" table:formula="of:=[.C258]*[.D257]" table:style-name="ce1">
            <text:p>0.00048178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5681509999999997" table:style-name="ce2">
            <text:p>4.57E-01</text:p>
          </table:table-cell>
          <table:table-cell office:value-type="float" office:value="1.2318489999999999E-3" table:style-name="ce2">
            <text:p>1.23E-03</text:p>
          </table:table-cell>
          <table:table-cell office:value-type="float" office:value="5.2293131986829995E-4" table:formula="of:=[.C259]*[.D258]" table:style-name="ce1">
            <text:p>0.00052293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5810060000000002" table:style-name="ce2">
            <text:p>4.58E-01</text:p>
          </table:table-cell>
          <table:table-cell office:value-type="float" office:value="1.318994E-3" table:style-name="ce2">
            <text:p>1.32E-03</text:p>
          </table:table-cell>
          <table:table-cell office:value-type="float" office:value="5.6431076600939995E-4" table:formula="of:=[.C260]*[.D259]" table:style-name="ce1">
            <text:p>0.00056431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5938329999999999" table:style-name="ce2">
            <text:p>4.59E-01</text:p>
          </table:table-cell>
          <table:table-cell office:value-type="float" office:value="1.4061670000000001E-3" table:style-name="ce2">
            <text:p>1.41E-03</text:p>
          </table:table-cell>
          <table:table-cell office:value-type="float" office:value="6.0592381640020001E-4" table:formula="of:=[.C261]*[.D260]" table:style-name="ce1">
            <text:p>0.00060592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6066309999999999" table:style-name="ce2">
            <text:p>4.61E-01</text:p>
          </table:table-cell>
          <table:table-cell office:value-type="float" office:value="1.493369E-3" table:style-name="ce2">
            <text:p>1.49E-03</text:p>
          </table:table-cell>
          <table:table-cell office:value-type="float" office:value="6.4776924933769998E-4" table:formula="of:=[.C262]*[.D261]" table:style-name="ce1">
            <text:p>0.00064776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6194020000000002" table:style-name="ce2">
            <text:p>4.62E-01</text:p>
          </table:table-cell>
          <table:table-cell office:value-type="float" office:value="1.5805979999999999E-3" table:style-name="ce2">
            <text:p>1.58E-03</text:p>
          </table:table-cell>
          <table:table-cell office:value-type="float" office:value="6.8984717453380001E-4" table:formula="of:=[.C263]*[.D262]" table:style-name="ce1">
            <text:p>0.00068984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6321449999999997" table:style-name="ce2">
            <text:p>4.63E-01</text:p>
          </table:table-cell>
          <table:table-cell office:value-type="float" office:value="1.667855E-3" table:style-name="ce2">
            <text:p>1.67E-03</text:p>
          </table:table-cell>
          <table:table-cell office:value-type="float" office:value="7.3215591227099991E-4" table:formula="of:=[.C264]*[.D263]" table:style-name="ce1">
            <text:p>0.00073215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6448610000000001" table:style-name="ce2">
            <text:p>4.64E-01</text:p>
          </table:table-cell>
          <table:table-cell office:value-type="float" office:value="1.755139E-3" table:style-name="ce2">
            <text:p>1.76E-03</text:p>
          </table:table-cell>
          <table:table-cell office:value-type="float" office:value="7.7469546431550005E-4" table:formula="of:=[.C265]*[.D264]" table:style-name="ce1">
            <text:p>0.00077469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6575509999999998" table:style-name="ce2">
            <text:p>4.66E-01</text:p>
          </table:table-cell>
          <table:table-cell office:value-type="float" office:value="1.8424489999999999E-3" table:style-name="ce2">
            <text:p>1.84E-03</text:p>
          </table:table-cell>
          <table:table-cell office:value-type="float" office:value="8.1746494045889994E-4" table:formula="of:=[.C266]*[.D265]" table:style-name="ce1">
            <text:p>0.00081746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6702149999999998" table:style-name="ce2">
            <text:p>4.67E-01</text:p>
          </table:table-cell>
          <table:table-cell office:value-type="float" office:value="1.9297850000000001E-3" table:style-name="ce2">
            <text:p>1.93E-03</text:p>
          </table:table-cell>
          <table:table-cell office:value-type="float" office:value="8.6046329565349995E-4" table:formula="of:=[.C267]*[.D266]" table:style-name="ce1">
            <text:p>0.00086046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6828530000000002" table:style-name="ce2">
            <text:p>4.68E-01</text:p>
          </table:table-cell>
          <table:table-cell office:value-type="float" office:value="2.017147E-3" table:style-name="ce2">
            <text:p>2.02E-03</text:p>
          </table:table-cell>
          <table:table-cell office:value-type="float" office:value="9.0368994766050004E-4" table:formula="of:=[.C268]*[.D267]" table:style-name="ce1">
            <text:p>0.0009036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6954649999999998" table:style-name="ce2">
            <text:p>4.70E-01</text:p>
          </table:table-cell>
          <table:table-cell office:value-type="float" office:value="2.1045349999999998E-3" table:style-name="ce2">
            <text:p>2.10E-03</text:p>
          </table:table-cell>
          <table:table-cell office:value-type="float" office:value="9.4714431383549993E-4" table:formula="of:=[.C269]*[.D268]" table:style-name="ce1">
            <text:p>0.00094714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7080519999999998" table:style-name="ce2">
            <text:p>4.71E-01</text:p>
          </table:table-cell>
          <table:table-cell office:value-type="float" office:value="2.191948E-3" table:style-name="ce2">
            <text:p>2.19E-03</text:p>
          </table:table-cell>
          <table:table-cell office:value-type="float" office:value="9.9082602158199985E-4" table:formula="of:=[.C270]*[.D269]" table:style-name="ce1">
            <text:p>0.00099082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7206150000000002" table:style-name="ce2">
            <text:p>4.72E-01</text:p>
          </table:table-cell>
          <table:table-cell office:value-type="float" office:value="2.2793850000000001E-3" table:style-name="ce2">
            <text:p>2.28E-03</text:p>
          </table:table-cell>
          <table:table-cell office:value-type="float" office:value="1.034734260802E-3" table:formula="of:=[.C271]*[.D270]" table:style-name="ce1">
            <text:p>0.00103473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7331529999999999" table:style-name="ce2">
            <text:p>4.73E-01</text:p>
          </table:table-cell>
          <table:table-cell office:value-type="float" office:value="2.366847E-3" table:style-name="ce2">
            <text:p>2.37E-03</text:p>
          </table:table-cell>
          <table:table-cell office:value-type="float" office:value="1.0788677950905E-3" table:formula="of:=[.C272]*[.D271]" table:style-name="ce1">
            <text:p>0.00107886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7456670000000001" table:style-name="ce2">
            <text:p>4.75E-01</text:p>
          </table:table-cell>
          <table:table-cell office:value-type="float" office:value="2.4543329999999999E-3" table:style-name="ce2">
            <text:p>2.45E-03</text:p>
          </table:table-cell>
          <table:table-cell office:value-type="float" office:value="1.1232267701949E-3" table:formula="of:=[.C273]*[.D272]" table:style-name="ce1">
            <text:p>0.00112322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7581580000000001" table:style-name="ce2">
            <text:p>4.76E-01</text:p>
          </table:table-cell>
          <table:table-cell office:value-type="float" office:value="2.5418419999999999E-3" table:style-name="ce2">
            <text:p>2.54E-03</text:p>
          </table:table-cell>
          <table:table-cell office:value-type="float" office:value="1.1678104198614E-3" table:formula="of:=[.C274]*[.D273]" table:style-name="ce1">
            <text:p>0.0011678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770625" table:style-name="ce2">
            <text:p>4.77E-01</text:p>
          </table:table-cell>
          <table:table-cell office:value-type="float" office:value="2.6293750000000002E-3" table:style-name="ce2">
            <text:p>2.63E-03</text:p>
          </table:table-cell>
          <table:table-cell office:value-type="float" office:value="1.212617499125E-3" table:formula="of:=[.C275]*[.D274]" table:style-name="ce1">
            <text:p>0.00121261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7830689999999998" table:style-name="ce2">
            <text:p>4.78E-01</text:p>
          </table:table-cell>
          <table:table-cell office:value-type="float" office:value="2.7169310000000001E-3" table:style-name="ce2">
            <text:p>2.72E-03</text:p>
          </table:table-cell>
          <table:table-cell office:value-type="float" office:value="1.2576482051875001E-3" table:formula="of:=[.C276]*[.D275]" table:style-name="ce1">
            <text:p>0.00125764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79549" table:style-name="ce2">
            <text:p>4.80E-01</text:p>
          </table:table-cell>
          <table:table-cell office:value-type="float" office:value="2.8045100000000001E-3" table:style-name="ce2">
            <text:p>2.80E-03</text:p>
          </table:table-cell>
          <table:table-cell office:value-type="float" office:value="1.302901544119E-3" table:formula="of:=[.C277]*[.D276]" table:style-name="ce1">
            <text:p>0.00130290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8078890000000002" table:style-name="ce2">
            <text:p>4.81E-01</text:p>
          </table:table-cell>
          <table:table-cell office:value-type="float" office:value="2.8921110000000002E-3" table:style-name="ce2">
            <text:p>2.89E-03</text:p>
          </table:table-cell>
          <table:table-cell office:value-type="float" office:value="1.3483772779390002E-3" table:formula="of:=[.C278]*[.D277]" table:style-name="ce1">
            <text:p>0.00134837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8202650000000002" table:style-name="ce2">
            <text:p>4.82E-01</text:p>
          </table:table-cell>
          <table:table-cell office:value-type="float" office:value="2.9797349999999998E-3" table:style-name="ce2">
            <text:p>2.98E-03</text:p>
          </table:table-cell>
          <table:table-cell office:value-type="float" office:value="1.3940741429415001E-3" table:formula="of:=[.C279]*[.D278]" table:style-name="ce1">
            <text:p>0.00139407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8326200000000002" table:style-name="ce2">
            <text:p>4.83E-01</text:p>
          </table:table-cell>
          <table:table-cell office:value-type="float" office:value="3.0673800000000002E-3" table:style-name="ce2">
            <text:p>3.07E-03</text:p>
          </table:table-cell>
          <table:table-cell office:value-type="float" office:value="1.43999269557E-3" table:formula="of:=[.C280]*[.D279]" table:style-name="ce1">
            <text:p>0.00143999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8449530000000002" table:style-name="ce2">
            <text:p>4.84E-01</text:p>
          </table:table-cell>
          <table:table-cell office:value-type="float" office:value="3.1550469999999998E-3" table:style-name="ce2">
            <text:p>3.16E-03</text:p>
          </table:table-cell>
          <table:table-cell office:value-type="float" office:value="1.4861311933140001E-3" table:formula="of:=[.C281]*[.D280]" table:style-name="ce1">
            <text:p>0.00148613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857264" table:style-name="ce2">
            <text:p>4.86E-01</text:p>
          </table:table-cell>
          <table:table-cell office:value-type="float" office:value="3.242736E-3" table:style-name="ce2">
            <text:p>3.24E-03</text:p>
          </table:table-cell>
          <table:table-cell office:value-type="float" office:value="1.5324896211408E-3" table:formula="of:=[.C282]*[.D281]" table:style-name="ce1">
            <text:p>0.0015324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8695549999999999" table:style-name="ce2">
            <text:p>4.87E-01</text:p>
          </table:table-cell>
          <table:table-cell office:value-type="float" office:value="3.330445E-3" table:style-name="ce2">
            <text:p>3.33E-03</text:p>
          </table:table-cell>
          <table:table-cell office:value-type="float" office:value="1.579068130248E-3" table:formula="of:=[.C283]*[.D282]" table:style-name="ce1">
            <text:p>0.00157906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8818240000000002" table:style-name="ce2">
            <text:p>4.88E-01</text:p>
          </table:table-cell>
          <table:table-cell office:value-type="float" office:value="3.4181760000000002E-3" table:style-name="ce2">
            <text:p>3.42E-03</text:p>
          </table:table-cell>
          <table:table-cell office:value-type="float" office:value="1.6258646331680001E-3" table:formula="of:=[.C284]*[.D283]" table:style-name="ce1">
            <text:p>0.00162586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8940739999999999" table:style-name="ce2">
            <text:p>4.89E-01</text:p>
          </table:table-cell>
          <table:table-cell office:value-type="float" office:value="3.5059259999999999E-3" table:style-name="ce2">
            <text:p>3.51E-03</text:p>
          </table:table-cell>
          <table:table-cell office:value-type="float" office:value="1.6728806289024001E-3" table:formula="of:=[.C285]*[.D284]" table:style-name="ce1">
            <text:p>0.00167288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9063030000000002" table:style-name="ce2">
            <text:p>4.91E-01</text:p>
          </table:table-cell>
          <table:table-cell office:value-type="float" office:value="3.5936969999999999E-3" table:style-name="ce2">
            <text:p>3.59E-03</text:p>
          </table:table-cell>
          <table:table-cell office:value-type="float" office:value="1.7201135251578E-3" table:formula="of:=[.C286]*[.D285]" table:style-name="ce1">
            <text:p>0.00172011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9185109999999999" table:style-name="ce2">
            <text:p>4.92E-01</text:p>
          </table:table-cell>
          <table:table-cell office:value-type="float" office:value="3.681489E-3" table:style-name="ce2">
            <text:p>3.68E-03</text:p>
          </table:table-cell>
          <table:table-cell office:value-type="float" office:value="1.7675638225166999E-3" table:formula="of:=[.C287]*[.D286]" table:style-name="ce1">
            <text:p>0.00176756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9307010000000001" table:style-name="ce2">
            <text:p>4.93E-01</text:p>
          </table:table-cell>
          <table:table-cell office:value-type="float" office:value="3.7692989999999998E-3" table:style-name="ce2">
            <text:p>3.77E-03</text:p>
          </table:table-cell>
          <table:table-cell office:value-type="float" office:value="1.8152321493789E-3" table:formula="of:=[.C288]*[.D287]" table:style-name="ce1">
            <text:p>0.0018152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9428699999999998" table:style-name="ce2">
            <text:p>4.94E-01</text:p>
          </table:table-cell>
          <table:table-cell office:value-type="float" office:value="3.8571299999999998E-3" table:style-name="ce2">
            <text:p>3.86E-03</text:p>
          </table:table-cell>
          <table:table-cell office:value-type="float" office:value="1.8631154948129999E-3" table:formula="of:=[.C289]*[.D288]" table:style-name="ce1">
            <text:p>0.00186311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95502" table:style-name="ce2">
            <text:p>4.96E-01</text:p>
          </table:table-cell>
          <table:table-cell office:value-type="float" office:value="3.9449799999999998E-3" table:style-name="ce2">
            <text:p>3.94E-03</text:p>
          </table:table-cell>
          <table:table-cell office:value-type="float" office:value="1.91121562926E-3" table:formula="of:=[.C290]*[.D289]" table:style-name="ce1">
            <text:p>0.00191121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9671520000000002" table:style-name="ce2">
            <text:p>4.97E-01</text:p>
          </table:table-cell>
          <table:table-cell office:value-type="float" office:value="4.0328480000000003E-3" table:style-name="ce2">
            <text:p>4.03E-03</text:p>
          </table:table-cell>
          <table:table-cell office:value-type="float" office:value="1.9595315296960002E-3" table:formula="of:=[.C291]*[.D290]" table:style-name="ce1">
            <text:p>0.0019595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9792639999999999" table:style-name="ce2">
            <text:p>4.98E-01</text:p>
          </table:table-cell>
          <table:table-cell office:value-type="float" office:value="4.1207359999999998E-3" table:style-name="ce2">
            <text:p>4.12E-03</text:p>
          </table:table-cell>
          <table:table-cell office:value-type="float" office:value="2.0080614863872003E-3" table:formula="of:=[.C292]*[.D291]" table:style-name="ce1">
            <text:p>0.00200806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49913580000000002" table:style-name="ce2">
            <text:p>4.99E-01</text:p>
          </table:table-cell>
          <table:table-cell office:value-type="float" office:value="4.2086420000000003E-3" table:style-name="ce2">
            <text:p>4.21E-03</text:p>
          </table:table-cell>
          <table:table-cell office:value-type="float" office:value="2.0568068599488001E-3" table:formula="of:=[.C293]*[.D292]" table:style-name="ce1">
            <text:p>0.00205680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0034330000000005" table:style-name="ce2">
            <text:p>5.00E-01</text:p>
          </table:table-cell>
          <table:table-cell office:value-type="float" office:value="4.2965670000000003E-3" table:style-name="ce2">
            <text:p>4.30E-03</text:p>
          </table:table-cell>
          <table:table-cell office:value-type="float" office:value="2.1057658267986004E-3" table:formula="of:=[.C294]*[.D293]" table:style-name="ce1">
            <text:p>0.00210576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0154909999999997" table:style-name="ce2">
            <text:p>5.02E-01</text:p>
          </table:table-cell>
          <table:table-cell office:value-type="float" office:value="4.384509E-3" table:style-name="ce2">
            <text:p>4.38E-03</text:p>
          </table:table-cell>
          <table:table-cell office:value-type="float" office:value="2.1549393119397E-3" table:formula="of:=[.C295]*[.D294]" table:style-name="ce1">
            <text:p>0.00215493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0275300000000001" table:style-name="ce2">
            <text:p>5.03E-01</text:p>
          </table:table-cell>
          <table:table-cell office:value-type="float" office:value="4.4724700000000001E-3" table:style-name="ce2">
            <text:p>4.47E-03</text:p>
          </table:table-cell>
          <table:table-cell office:value-type="float" office:value="2.204325053277E-3" table:formula="of:=[.C296]*[.D295]" table:style-name="ce1">
            <text:p>0.00220432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0395520000000005" table:style-name="ce2">
            <text:p>5.04E-01</text:p>
          </table:table-cell>
          <table:table-cell office:value-type="float" office:value="4.5604479999999999E-3" table:style-name="ce2">
            <text:p>4.56E-03</text:p>
          </table:table-cell>
          <table:table-cell office:value-type="float" office:value="2.2539245133440002E-3" table:formula="of:=[.C297]*[.D296]" table:style-name="ce1">
            <text:p>0.00225392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0515560000000004" table:style-name="ce2">
            <text:p>5.05E-01</text:p>
          </table:table-cell>
          <table:table-cell office:value-type="float" office:value="4.6484439999999998E-3" table:style-name="ce2">
            <text:p>4.65E-03</text:p>
          </table:table-cell>
          <table:table-cell office:value-type="float" office:value="2.3037358457088002E-3" table:formula="of:=[.C298]*[.D297]" table:style-name="ce1">
            <text:p>0.00230373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0635430000000003" table:style-name="ce2">
            <text:p>5.06E-01</text:p>
          </table:table-cell>
          <table:table-cell office:value-type="float" office:value="4.7364570000000003E-3" table:style-name="ce2">
            <text:p>4.74E-03</text:p>
          </table:table-cell>
          <table:table-cell office:value-type="float" office:value="2.3537596077092002E-3" table:formula="of:=[.C299]*[.D298]" table:style-name="ce1">
            <text:p>0.0023537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0755119999999998" table:style-name="ce2">
            <text:p>5.08E-01</text:p>
          </table:table-cell>
          <table:table-cell office:value-type="float" office:value="4.824488E-3" table:style-name="ce2">
            <text:p>4.82E-03</text:p>
          </table:table-cell>
          <table:table-cell office:value-type="float" office:value="2.4039944340984E-3" table:formula="of:=[.C300]*[.D299]" table:style-name="ce1">
            <text:p>0.00240399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0874649999999999" table:style-name="ce2">
            <text:p>5.09E-01</text:p>
          </table:table-cell>
          <table:table-cell office:value-type="float" office:value="4.912535E-3" table:style-name="ce2">
            <text:p>4.91E-03</text:p>
          </table:table-cell>
          <table:table-cell office:value-type="float" office:value="2.454441384292E-3" table:formula="of:=[.C301]*[.D300]" table:style-name="ce1">
            <text:p>0.00245444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0994010000000001" table:style-name="ce2">
            <text:p>5.10E-01</text:p>
          </table:table-cell>
          <table:table-cell office:value-type="float" office:value="5.0005989999999997E-3" table:style-name="ce2">
            <text:p>5.00E-03</text:p>
          </table:table-cell>
          <table:table-cell office:value-type="float" office:value="2.5050985891535002E-3" table:formula="of:=[.C302]*[.D301]" table:style-name="ce1">
            <text:p>0.00250509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1113200000000003" table:style-name="ce2">
            <text:p>5.11E-01</text:p>
          </table:table-cell>
          <table:table-cell office:value-type="float" office:value="5.0886799999999999E-3" table:style-name="ce2">
            <text:p>5.09E-03</text:p>
          </table:table-cell>
          <table:table-cell office:value-type="float" office:value="2.5559661680679998E-3" table:formula="of:=[.C303]*[.D302]" table:style-name="ce1">
            <text:p>0.00255596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1232239999999996" table:style-name="ce2">
            <text:p>5.12E-01</text:p>
          </table:table-cell>
          <table:table-cell office:value-type="float" office:value="5.1767760000000001E-3" table:style-name="ce2">
            <text:p>5.18E-03</text:p>
          </table:table-cell>
          <table:table-cell office:value-type="float" office:value="2.6070447504319997E-3" table:formula="of:=[.C304]*[.D303]" table:style-name="ce1">
            <text:p>0.00260704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135111" table:style-name="ce2">
            <text:p>5.14E-01</text:p>
          </table:table-cell>
          <table:table-cell office:value-type="float" office:value="5.264889E-3" table:style-name="ce2">
            <text:p>5.26E-03</text:p>
          </table:table-cell>
          <table:table-cell office:value-type="float" office:value="2.6583319382136E-3" table:formula="of:=[.C305]*[.D304]" table:style-name="ce1">
            <text:p>0.0026583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1469819999999999" table:style-name="ce2">
            <text:p>5.15E-01</text:p>
          </table:table-cell>
          <table:table-cell office:value-type="float" office:value="5.3530180000000002E-3" table:style-name="ce2">
            <text:p>5.35E-03</text:p>
          </table:table-cell>
          <table:table-cell office:value-type="float" office:value="2.7098288914997998E-3" table:formula="of:=[.C306]*[.D305]" table:style-name="ce1">
            <text:p>0.00270982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1588369999999995" table:style-name="ce2">
            <text:p>5.16E-01</text:p>
          </table:table-cell>
          <table:table-cell office:value-type="float" office:value="5.4411629999999997E-3" table:style-name="ce2">
            <text:p>5.44E-03</text:p>
          </table:table-cell>
          <table:table-cell office:value-type="float" office:value="2.7615347320065998E-3" table:formula="of:=[.C307]*[.D306]" table:style-name="ce1">
            <text:p>0.00276153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1706759999999996" table:style-name="ce2">
            <text:p>5.17E-01</text:p>
          </table:table-cell>
          <table:table-cell office:value-type="float" office:value="5.5293240000000004E-3" table:style-name="ce2">
            <text:p>5.53E-03</text:p>
          </table:table-cell>
          <table:table-cell office:value-type="float" office:value="2.8134490936187998E-3" table:formula="of:=[.C308]*[.D307]" table:style-name="ce1">
            <text:p>0.00281344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1825010000000005" table:style-name="ce2">
            <text:p>5.18E-01</text:p>
          </table:table-cell>
          <table:table-cell office:value-type="float" office:value="5.6174989999999998E-3" table:style-name="ce2">
            <text:p>5.62E-03</text:p>
          </table:table-cell>
          <table:table-cell office:value-type="float" office:value="2.8655727159324004E-3" table:formula="of:=[.C309]*[.D308]" table:style-name="ce1">
            <text:p>0.00286557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1943090000000003" table:style-name="ce2">
            <text:p>5.19E-01</text:p>
          </table:table-cell>
          <table:table-cell office:value-type="float" office:value="5.7056909999999997E-3" table:style-name="ce2">
            <text:p>5.71E-03</text:p>
          </table:table-cell>
          <table:table-cell office:value-type="float" office:value="2.9179025613191001E-3" table:formula="of:=[.C310]*[.D309]" table:style-name="ce1">
            <text:p>0.00291790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2061029999999997" table:style-name="ce2">
            <text:p>5.21E-01</text:p>
          </table:table-cell>
          <table:table-cell office:value-type="float" office:value="5.7938970000000001E-3" table:style-name="ce2">
            <text:p>5.79E-03</text:p>
          </table:table-cell>
          <table:table-cell office:value-type="float" office:value="2.9704415032172997E-3" table:formula="of:=[.C311]*[.D310]" table:style-name="ce1">
            <text:p>0.00297044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2178820000000004" table:style-name="ce2">
            <text:p>5.22E-01</text:p>
          </table:table-cell>
          <table:table-cell office:value-type="float" office:value="5.8821180000000004E-3" table:style-name="ce2">
            <text:p>5.88E-03</text:p>
          </table:table-cell>
          <table:table-cell office:value-type="float" office:value="3.0231870866154003E-3" table:formula="of:=[.C312]*[.D311]" table:style-name="ce1">
            <text:p>0.00302318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229646" table:style-name="ce2">
            <text:p>5.23E-01</text:p>
          </table:table-cell>
          <table:table-cell office:value-type="float" office:value="5.9703539999999998E-3" table:style-name="ce2">
            <text:p>5.97E-03</text:p>
          </table:table-cell>
          <table:table-cell office:value-type="float" office:value="3.0761394870228004E-3" table:formula="of:=[.C313]*[.D312]" table:style-name="ce1">
            <text:p>0.00307613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2413949999999998" table:style-name="ce2">
            <text:p>5.24E-01</text:p>
          </table:table-cell>
          <table:table-cell office:value-type="float" office:value="6.0586049999999999E-3" table:style-name="ce2">
            <text:p>6.06E-03</text:p>
          </table:table-cell>
          <table:table-cell office:value-type="float" office:value="3.1292983603829999E-3" table:formula="of:=[.C314]*[.D313]" table:style-name="ce1">
            <text:p>0.00312929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2531300000000003" table:style-name="ce2">
            <text:p>5.25E-01</text:p>
          </table:table-cell>
          <table:table-cell office:value-type="float" office:value="6.1468699999999996E-3" table:style-name="ce2">
            <text:p>6.15E-03</text:p>
          </table:table-cell>
          <table:table-cell office:value-type="float" office:value="3.1826639683650002E-3" table:formula="of:=[.C315]*[.D314]" table:style-name="ce1">
            <text:p>0.00318266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2648510000000004" table:style-name="ce2">
            <text:p>5.26E-01</text:p>
          </table:table-cell>
          <table:table-cell office:value-type="float" office:value="6.2351489999999997E-3" table:style-name="ce2">
            <text:p>6.24E-03</text:p>
          </table:table-cell>
          <table:table-cell office:value-type="float" office:value="3.2362354666369999E-3" table:formula="of:=[.C316]*[.D315]" table:style-name="ce1">
            <text:p>0.00323623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2765569999999995" table:style-name="ce2">
            <text:p>5.28E-01</text:p>
          </table:table-cell>
          <table:table-cell office:value-type="float" office:value="6.3234429999999998E-3" table:style-name="ce2">
            <text:p>6.32E-03</text:p>
          </table:table-cell>
          <table:table-cell office:value-type="float" office:value="3.2900119101992994E-3" table:formula="of:=[.C317]*[.D316]" table:style-name="ce1">
            <text:p>0.0032900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2882499999999999" table:style-name="ce2">
            <text:p>5.29E-01</text:p>
          </table:table-cell>
          <table:table-cell office:value-type="float" office:value="6.4117499999999999E-3" table:style-name="ce2">
            <text:p>6.41E-03</text:p>
          </table:table-cell>
          <table:table-cell office:value-type="float" office:value="3.3439947444749997E-3" table:formula="of:=[.C318]*[.D317]" table:style-name="ce1">
            <text:p>0.00334399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2999280000000004" table:style-name="ce2">
            <text:p>5.30E-01</text:p>
          </table:table-cell>
          <table:table-cell office:value-type="float" office:value="6.500072E-3" table:style-name="ce2">
            <text:p>6.50E-03</text:p>
          </table:table-cell>
          <table:table-cell office:value-type="float" office:value="3.3981813354000004E-3" table:formula="of:=[.C319]*[.D318]" table:style-name="ce1">
            <text:p>0.00339818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311593" table:style-name="ce2">
            <text:p>5.31E-01</text:p>
          </table:table-cell>
          <table:table-cell office:value-type="float" office:value="6.5884070000000001E-3" table:style-name="ce2">
            <text:p>6.59E-03</text:p>
          </table:table-cell>
          <table:table-cell office:value-type="float" office:value="3.4525736934695999E-3" table:formula="of:=[.C320]*[.D319]" table:style-name="ce1">
            <text:p>0.00345257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3232440000000003" table:style-name="ce2">
            <text:p>5.32E-01</text:p>
          </table:table-cell>
          <table:table-cell office:value-type="float" office:value="6.6767559999999998E-3" table:style-name="ce2">
            <text:p>6.68E-03</text:p>
          </table:table-cell>
          <table:table-cell office:value-type="float" office:value="3.5071698032308001E-3" table:formula="of:=[.C321]*[.D320]" table:style-name="ce1">
            <text:p>0.0035071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3348819999999997" table:style-name="ce2">
            <text:p>5.33E-01</text:p>
          </table:table-cell>
          <table:table-cell office:value-type="float" office:value="6.7651179999999997E-3" table:style-name="ce2">
            <text:p>6.77E-03</text:p>
          </table:table-cell>
          <table:table-cell office:value-type="float" office:value="3.5619705402791997E-3" table:formula="of:=[.C322]*[.D321]" table:style-name="ce1">
            <text:p>0.00356197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3465059999999998" table:style-name="ce2">
            <text:p>5.35E-01</text:p>
          </table:table-cell>
          <table:table-cell office:value-type="float" office:value="6.8534939999999999E-3" table:style-name="ce2">
            <text:p>6.85E-03</text:p>
          </table:table-cell>
          <table:table-cell office:value-type="float" office:value="3.6169743977707996E-3" table:formula="of:=[.C323]*[.D322]" table:style-name="ce1">
            <text:p>0.00361697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358117" table:style-name="ce2">
            <text:p>5.36E-01</text:p>
          </table:table-cell>
          <table:table-cell office:value-type="float" office:value="6.9418830000000003E-3" table:style-name="ce2">
            <text:p>6.94E-03</text:p>
          </table:table-cell>
          <table:table-cell office:value-type="float" office:value="3.6721822710798001E-3" table:formula="of:=[.C324]*[.D323]" table:style-name="ce1">
            <text:p>0.00367218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3697159999999999" table:style-name="ce2">
            <text:p>5.37E-01</text:p>
          </table:table-cell>
          <table:table-cell office:value-type="float" office:value="7.0302840000000004E-3" table:style-name="ce2">
            <text:p>7.03E-03</text:p>
          </table:table-cell>
          <table:table-cell office:value-type="float" office:value="3.7275940215227999E-3" table:formula="of:=[.C325]*[.D324]" table:style-name="ce1">
            <text:p>0.00372759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3813009999999994" table:style-name="ce2">
            <text:p>5.38E-01</text:p>
          </table:table-cell>
          <table:table-cell office:value-type="float" office:value="7.118699E-3" table:style-name="ce2">
            <text:p>7.12E-03</text:p>
          </table:table-cell>
          <table:table-cell office:value-type="float" office:value="3.7832074319483996E-3" table:formula="of:=[.C326]*[.D325]" table:style-name="ce1">
            <text:p>0.00378320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3928739999999997" table:style-name="ce2">
            <text:p>5.39E-01</text:p>
          </table:table-cell>
          <table:table-cell office:value-type="float" office:value="7.2071260000000003E-3" table:style-name="ce2">
            <text:p>7.21E-03</text:p>
          </table:table-cell>
          <table:table-cell office:value-type="float" office:value="3.8390246750925998E-3" table:formula="of:=[.C327]*[.D326]" table:style-name="ce1">
            <text:p>0.00383902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4044329999999996" table:style-name="ce2">
            <text:p>5.40E-01</text:p>
          </table:table-cell>
          <table:table-cell office:value-type="float" office:value="7.2955670000000002E-3" table:style-name="ce2">
            <text:p>7.30E-03</text:p>
          </table:table-cell>
          <table:table-cell office:value-type="float" office:value="3.8950429589557998E-3" table:formula="of:=[.C328]*[.D327]" table:style-name="ce1">
            <text:p>0.00389504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4159809999999997" table:style-name="ce2">
            <text:p>5.42E-01</text:p>
          </table:table-cell>
          <table:table-cell office:value-type="float" office:value="7.3840190000000003E-3" table:style-name="ce2">
            <text:p>7.38E-03</text:p>
          </table:table-cell>
          <table:table-cell office:value-type="float" office:value="3.9512652256227E-3" table:formula="of:=[.C329]*[.D328]" table:style-name="ce1">
            <text:p>0.00395126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427516" table:style-name="ce2">
            <text:p>5.43E-01</text:p>
          </table:table-cell>
          <table:table-cell office:value-type="float" office:value="7.4724839999999997E-3" table:style-name="ce2">
            <text:p>7.47E-03</text:p>
          </table:table-cell>
          <table:table-cell office:value-type="float" office:value="4.0076881266804002E-3" table:formula="of:=[.C330]*[.D329]" table:style-name="ce1">
            <text:p>0.00400768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439039" table:style-name="ce2">
            <text:p>5.44E-01</text:p>
          </table:table-cell>
          <table:table-cell office:value-type="float" office:value="7.5609609999999997E-3" table:style-name="ce2">
            <text:p>7.56E-03</text:p>
          </table:table-cell>
          <table:table-cell office:value-type="float" office:value="4.0643131902875999E-3" table:formula="of:=[.C331]*[.D330]" table:style-name="ce1">
            <text:p>0.00406431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4505490000000001" table:style-name="ce2">
            <text:p>5.45E-01</text:p>
          </table:table-cell>
          <table:table-cell office:value-type="float" office:value="7.6494509999999998E-3" table:style-name="ce2">
            <text:p>7.65E-03</text:p>
          </table:table-cell>
          <table:table-cell office:value-type="float" office:value="4.1211388417589003E-3" table:formula="of:=[.C332]*[.D331]" table:style-name="ce1">
            <text:p>0.00412113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4620480000000005" table:style-name="ce2">
            <text:p>5.46E-01</text:p>
          </table:table-cell>
          <table:table-cell office:value-type="float" office:value="7.7379520000000002E-3" table:style-name="ce2">
            <text:p>7.74E-03</text:p>
          </table:table-cell>
          <table:table-cell office:value-type="float" office:value="4.1781668535648001E-3" table:formula="of:=[.C333]*[.D332]" table:style-name="ce1">
            <text:p>0.00417816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4735339999999999" table:style-name="ce2">
            <text:p>5.47E-01</text:p>
          </table:table-cell>
          <table:table-cell office:value-type="float" office:value="7.8264660000000007E-3" table:style-name="ce2">
            <text:p>7.83E-03</text:p>
          </table:table-cell>
          <table:table-cell office:value-type="float" office:value="4.2353943362367997E-3" table:formula="of:=[.C334]*[.D333]" table:style-name="ce1">
            <text:p>0.00423539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4850089999999996" table:style-name="ce2">
            <text:p>5.49E-01</text:p>
          </table:table-cell>
          <table:table-cell office:value-type="float" office:value="7.9149909999999997E-3" table:style-name="ce2">
            <text:p>7.91E-03</text:p>
          </table:table-cell>
          <table:table-cell office:value-type="float" office:value="4.2928236448194004E-3" table:formula="of:=[.C335]*[.D334]" table:style-name="ce1">
            <text:p>0.00429282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496472" table:style-name="ce2">
            <text:p>5.50E-01</text:p>
          </table:table-cell>
          <table:table-cell office:value-type="float" office:value="8.0035279999999993E-3" table:style-name="ce2">
            <text:p>8.00E-03</text:p>
          </table:table-cell>
          <table:table-cell office:value-type="float" office:value="4.3504526411752001E-3" table:formula="of:=[.C336]*[.D335]" table:style-name="ce1">
            <text:p>0.00435045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5079239999999996" table:style-name="ce2">
            <text:p>5.51E-01</text:p>
          </table:table-cell>
          <table:table-cell office:value-type="float" office:value="8.0920760000000001E-3" table:style-name="ce2">
            <text:p>8.09E-03</text:p>
          </table:table-cell>
          <table:table-cell office:value-type="float" office:value="4.4082823955871996E-3" table:formula="of:=[.C337]*[.D336]" table:style-name="ce1">
            <text:p>0.00440828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5193639999999999" table:style-name="ce2">
            <text:p>5.52E-01</text:p>
          </table:table-cell>
          <table:table-cell office:value-type="float" office:value="8.1806359999999998E-3" table:style-name="ce2">
            <text:p>8.18E-03</text:p>
          </table:table-cell>
          <table:table-cell office:value-type="float" office:value="4.4663112959664004E-3" table:formula="of:=[.C338]*[.D337]" table:style-name="ce1">
            <text:p>0.00446631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5307930000000005" table:style-name="ce2">
            <text:p>5.53E-01</text:p>
          </table:table-cell>
          <table:table-cell office:value-type="float" office:value="8.2692070000000006E-3" table:style-name="ce2">
            <text:p>8.27E-03</text:p>
          </table:table-cell>
          <table:table-cell office:value-type="float" office:value="4.5245404324348003E-3" table:formula="of:=[.C339]*[.D338]" table:style-name="ce1">
            <text:p>0.0045245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5422099999999996" table:style-name="ce2">
            <text:p>5.54E-01</text:p>
          </table:table-cell>
          <table:table-cell office:value-type="float" office:value="8.3577900000000004E-3" table:style-name="ce2">
            <text:p>8.36E-03</text:p>
          </table:table-cell>
          <table:table-cell office:value-type="float" office:value="4.5829681727469996E-3" table:formula="of:=[.C340]*[.D339]" table:style-name="ce1">
            <text:p>0.00458296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5536169999999996" table:style-name="ce2">
            <text:p>5.55E-01</text:p>
          </table:table-cell>
          <table:table-cell office:value-type="float" office:value="8.446383E-3" table:style-name="ce2">
            <text:p>8.45E-03</text:p>
          </table:table-cell>
          <table:table-cell office:value-type="float" office:value="4.6415964626429999E-3" table:formula="of:=[.C341]*[.D340]" table:style-name="ce1">
            <text:p>0.00464159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5650120000000003" table:style-name="ce2">
            <text:p>5.57E-01</text:p>
          </table:table-cell>
          <table:table-cell office:value-type="float" office:value="8.5349880000000003E-3" table:style-name="ce2">
            <text:p>8.53E-03</text:p>
          </table:table-cell>
          <table:table-cell office:value-type="float" office:value="4.7004222751596001E-3" table:formula="of:=[.C342]*[.D341]" table:style-name="ce1">
            <text:p>0.00470042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5763960000000001" table:style-name="ce2">
            <text:p>5.58E-01</text:p>
          </table:table-cell>
          <table:table-cell office:value-type="float" office:value="8.623604E-3" table:style-name="ce2">
            <text:p>8.62E-03</text:p>
          </table:table-cell>
          <table:table-cell office:value-type="float" office:value="4.7594472943248006E-3" table:formula="of:=[.C343]*[.D342]" table:style-name="ce1">
            <text:p>0.00475944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5877699999999997" table:style-name="ce2">
            <text:p>5.59E-01</text:p>
          </table:table-cell>
          <table:table-cell office:value-type="float" office:value="8.7122299999999996E-3" table:style-name="ce2">
            <text:p>8.71E-03</text:p>
          </table:table-cell>
          <table:table-cell office:value-type="float" office:value="4.8186715723079997E-3" table:formula="of:=[.C344]*[.D343]" table:style-name="ce1">
            <text:p>0.00481867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5991329999999995" table:style-name="ce2">
            <text:p>5.60E-01</text:p>
          </table:table-cell>
          <table:table-cell office:value-type="float" office:value="8.8008670000000004E-3" table:style-name="ce2">
            <text:p>8.80E-03</text:p>
          </table:table-cell>
          <table:table-cell office:value-type="float" office:value="4.8780934496589993E-3" table:formula="of:=[.C345]*[.D344]" table:style-name="ce1">
            <text:p>0.00487809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6104849999999995" table:style-name="ce2">
            <text:p>5.61E-01</text:p>
          </table:table-cell>
          <table:table-cell office:value-type="float" office:value="8.8895150000000006E-3" table:style-name="ce2">
            <text:p>8.89E-03</text:p>
          </table:table-cell>
          <table:table-cell office:value-type="float" office:value="4.9377132290494997E-3" table:formula="of:=[.C346]*[.D345]" table:style-name="ce1">
            <text:p>0.00493771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6218259999999998" table:style-name="ce2">
            <text:p>5.62E-01</text:p>
          </table:table-cell>
          <table:table-cell office:value-type="float" office:value="8.9781740000000002E-3" table:style-name="ce2">
            <text:p>8.98E-03</text:p>
          </table:table-cell>
          <table:table-cell office:value-type="float" office:value="4.997530655439E-3" table:formula="of:=[.C347]*[.D346]" table:style-name="ce1">
            <text:p>0.00499753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6331580000000003" table:style-name="ce2">
            <text:p>5.63E-01</text:p>
          </table:table-cell>
          <table:table-cell office:value-type="float" office:value="9.0668420000000003E-3" table:style-name="ce2">
            <text:p>9.07E-03</text:p>
          </table:table-cell>
          <table:table-cell office:value-type="float" office:value="5.0575472693492008E-3" table:formula="of:=[.C348]*[.D347]" table:style-name="ce1">
            <text:p>0.00505754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644479" table:style-name="ce2">
            <text:p>5.64E-01</text:p>
          </table:table-cell>
          <table:table-cell office:value-type="float" office:value="9.1555209999999998E-3" table:style-name="ce2">
            <text:p>9.16E-03</text:p>
          </table:table-cell>
          <table:table-cell office:value-type="float" office:value="5.1177599265318004E-3" table:formula="of:=[.C349]*[.D348]" table:style-name="ce1">
            <text:p>0.0051177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655789" table:style-name="ce2">
            <text:p>5.66E-01</text:p>
          </table:table-cell>
          <table:table-cell office:value-type="float" office:value="9.2442110000000004E-3" table:style-name="ce2">
            <text:p>9.24E-03</text:p>
          </table:table-cell>
          <table:table-cell office:value-type="float" office:value="5.1781694961069002E-3" table:formula="of:=[.C350]*[.D349]" table:style-name="ce1">
            <text:p>0.00517816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6670900000000002" table:style-name="ce2">
            <text:p>5.67E-01</text:p>
          </table:table-cell>
          <table:table-cell office:value-type="float" office:value="9.3329099999999998E-3" table:style-name="ce2">
            <text:p>9.33E-03</text:p>
          </table:table-cell>
          <table:table-cell office:value-type="float" office:value="5.2387775715990008E-3" table:formula="of:=[.C351]*[.D350]" table:style-name="ce1">
            <text:p>0.00523877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6783799999999995" table:style-name="ce2">
            <text:p>5.68E-01</text:p>
          </table:table-cell>
          <table:table-cell office:value-type="float" office:value="9.4216200000000003E-3" table:style-name="ce2">
            <text:p>9.42E-03</text:p>
          </table:table-cell>
          <table:table-cell office:value-type="float" office:value="5.2995809485799992E-3" table:formula="of:=[.C352]*[.D351]" table:style-name="ce1">
            <text:p>0.00529958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6896599999999997" table:style-name="ce2">
            <text:p>5.69E-01</text:p>
          </table:table-cell>
          <table:table-cell office:value-type="float" office:value="9.5103400000000008E-3" table:style-name="ce2">
            <text:p>9.51E-03</text:p>
          </table:table-cell>
          <table:table-cell office:value-type="float" office:value="5.3605814449199998E-3" table:formula="of:=[.C353]*[.D352]" table:style-name="ce1">
            <text:p>0.00536058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7009310000000002" table:style-name="ce2">
            <text:p>5.70E-01</text:p>
          </table:table-cell>
          <table:table-cell office:value-type="float" office:value="9.599069E-3" table:style-name="ce2">
            <text:p>9.60E-03</text:p>
          </table:table-cell>
          <table:table-cell office:value-type="float" office:value="5.421779212654001E-3" table:formula="of:=[.C354]*[.D353]" table:style-name="ce1">
            <text:p>0.00542177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7121920000000004" table:style-name="ce2">
            <text:p>5.71E-01</text:p>
          </table:table-cell>
          <table:table-cell office:value-type="float" office:value="9.6878079999999991E-3" table:style-name="ce2">
            <text:p>9.69E-03</text:p>
          </table:table-cell>
          <table:table-cell office:value-type="float" office:value="5.4831725149248004E-3" table:formula="of:=[.C355]*[.D354]" table:style-name="ce1">
            <text:p>0.00548317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7234430000000003" table:style-name="ce2">
            <text:p>5.72E-01</text:p>
          </table:table-cell>
          <table:table-cell office:value-type="float" office:value="9.776557E-3" table:style-name="ce2">
            <text:p>9.78E-03</text:p>
          </table:table-cell>
          <table:table-cell office:value-type="float" office:value="5.5447616882943994E-3" table:formula="of:=[.C356]*[.D355]" table:style-name="ce1">
            <text:p>0.00554476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7346839999999999" table:style-name="ce2">
            <text:p>5.73E-01</text:p>
          </table:table-cell>
          <table:table-cell office:value-type="float" office:value="9.8653160000000007E-3" table:style-name="ce2">
            <text:p>9.87E-03</text:p>
          </table:table-cell>
          <table:table-cell office:value-type="float" office:value="5.6065465002988002E-3" table:formula="of:=[.C357]*[.D356]" table:style-name="ce1">
            <text:p>0.00560654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7459159999999998" table:style-name="ce2">
            <text:p>5.75E-01</text:p>
          </table:table-cell>
          <table:table-cell office:value-type="float" office:value="9.9540840000000002E-3" table:style-name="ce2">
            <text:p>9.95E-03</text:p>
          </table:table-cell>
          <table:table-cell office:value-type="float" office:value="5.6685277049456006E-3" table:formula="of:=[.C358]*[.D357]" table:style-name="ce1">
            <text:p>0.00566852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7571380000000005" table:style-name="ce2">
            <text:p>5.76E-01</text:p>
          </table:table-cell>
          <table:table-cell office:value-type="float" office:value="1.0042860000000001E-2" table:style-name="ce2">
            <text:p>1.00E-02</text:p>
          </table:table-cell>
          <table:table-cell office:value-type="float" office:value="5.730703525159201E-3" table:formula="of:=[.C359]*[.D358]" table:style-name="ce1">
            <text:p>0.00573070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7683510000000005" table:style-name="ce2">
            <text:p>5.77E-01</text:p>
          </table:table-cell>
          <table:table-cell office:value-type="float" office:value="1.0131650000000001E-2" table:style-name="ce2">
            <text:p>1.01E-02</text:p>
          </table:table-cell>
          <table:table-cell office:value-type="float" office:value="5.793074152386001E-3" table:formula="of:=[.C360]*[.D359]" table:style-name="ce1">
            <text:p>0.00579307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7795549999999996" table:style-name="ce2">
            <text:p>5.78E-01</text:p>
          </table:table-cell>
          <table:table-cell office:value-type="float" office:value="1.0220440000000001E-2" table:style-name="ce2">
            <text:p>1.02E-02</text:p>
          </table:table-cell>
          <table:table-cell office:value-type="float" office:value="5.8556428415750001E-3" table:formula="of:=[.C361]*[.D360]" table:style-name="ce1">
            <text:p>0.00585564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7907500000000001" table:style-name="ce2">
            <text:p>5.79E-01</text:p>
          </table:table-cell>
          <table:table-cell office:value-type="float" office:value="1.0309250000000001E-2" table:style-name="ce2">
            <text:p>1.03E-02</text:p>
          </table:table-cell>
          <table:table-cell office:value-type="float" office:value="5.9184012930000003E-3" table:formula="of:=[.C362]*[.D361]" table:style-name="ce1">
            <text:p>0.005918401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8019350000000003" table:style-name="ce2">
            <text:p>5.80E-01</text:p>
          </table:table-cell>
          <table:table-cell office:value-type="float" office:value="1.0398070000000001E-2" table:style-name="ce2">
            <text:p>1.04E-02</text:p>
          </table:table-cell>
          <table:table-cell office:value-type="float" office:value="5.9813598398750006E-3" table:formula="of:=[.C363]*[.D362]" table:style-name="ce1">
            <text:p>0.0059813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8131109999999997" table:style-name="ce2">
            <text:p>5.81E-01</text:p>
          </table:table-cell>
          <table:table-cell office:value-type="float" office:value="1.048689E-2" table:style-name="ce2">
            <text:p>1.05E-02</text:p>
          </table:table-cell>
          <table:table-cell office:value-type="float" office:value="6.044513509577E-3" table:formula="of:=[.C364]*[.D363]" table:style-name="ce1">
            <text:p>0.00604451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824279" table:style-name="ce2">
            <text:p>5.82E-01</text:p>
          </table:table-cell>
          <table:table-cell office:value-type="float" office:value="1.057572E-2" table:style-name="ce2">
            <text:p>1.06E-02</text:p>
          </table:table-cell>
          <table:table-cell office:value-type="float" office:value="6.1078573202310001E-3" table:formula="of:=[.C365]*[.D364]" table:style-name="ce1">
            <text:p>0.00610785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835437" table:style-name="ce2">
            <text:p>5.84E-01</text:p>
          </table:table-cell>
          <table:table-cell office:value-type="float" office:value="1.066456E-2" table:style-name="ce2">
            <text:p>1.07E-02</text:p>
          </table:table-cell>
          <table:table-cell office:value-type="float" office:value="6.1713947789640003E-3" table:formula="of:=[.C366]*[.D365]" table:style-name="ce1">
            <text:p>0.006171395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8465869999999998" table:style-name="ce2">
            <text:p>5.85E-01</text:p>
          </table:table-cell>
          <table:table-cell office:value-type="float" office:value="1.075341E-2" table:style-name="ce2">
            <text:p>1.08E-02</text:p>
          </table:table-cell>
          <table:table-cell office:value-type="float" office:value="6.2351277856719997E-3" table:formula="of:=[.C367]*[.D366]" table:style-name="ce1">
            <text:p>0.00623512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8577270000000004" table:style-name="ce2">
            <text:p>5.86E-01</text:p>
          </table:table-cell>
          <table:table-cell office:value-type="float" office:value="1.0842269999999999E-2" table:style-name="ce2">
            <text:p>1.08E-02</text:p>
          </table:table-cell>
          <table:table-cell office:value-type="float" office:value="6.2990540099069998E-3" table:formula="of:=[.C368]*[.D367]" table:style-name="ce1">
            <text:p>0.00629905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58688600000000002" table:style-name="ce2">
            <text:p>5.87E-01</text:p>
          </table:table-cell>
          <table:table-cell office:value-type="float" office:value="1.0931140000000001E-2" table:style-name="ce2">
            <text:p>1.09E-02</text:p>
          </table:table-cell>
          <table:table-cell office:value-type="float" office:value="6.3631764712199996E-3" table:formula="of:=[.C369]*[.D368]" table:style-name="ce1">
            <text:p>0.006363176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8799829999999997" table:style-name="ce2">
            <text:p>5.88E-01</text:p>
          </table:table-cell>
          <table:table-cell office:value-type="float" office:value="1.102002E-2" table:style-name="ce2">
            <text:p>1.10E-02</text:p>
          </table:table-cell>
          <table:table-cell office:value-type="float" office:value="6.4274917370620004E-3" table:formula="of:=[.C370]*[.D369]" table:style-name="ce1">
            <text:p>0.006427492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8910980000000002" table:style-name="ce2">
            <text:p>5.89E-01</text:p>
          </table:table-cell>
          <table:table-cell office:value-type="float" office:value="1.11089E-2" table:style-name="ce2">
            <text:p>1.11E-02</text:p>
          </table:table-cell>
          <table:table-cell office:value-type="float" office:value="6.4920017781960005E-3" table:formula="of:=[.C371]*[.D370]" table:style-name="ce1">
            <text:p>0.006492002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9022050000000004" table:style-name="ce2">
            <text:p>5.90E-01</text:p>
          </table:table-cell>
          <table:table-cell office:value-type="float" office:value="1.1197800000000001E-2" table:style-name="ce2">
            <text:p>1.12E-02</text:p>
          </table:table-cell>
          <table:table-cell office:value-type="float" office:value="6.5567005124500003E-3" table:formula="of:=[.C372]*[.D371]" table:style-name="ce1">
            <text:p>0.006556701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9133029999999998" table:style-name="ce2">
            <text:p>5.91E-01</text:p>
          </table:table-cell>
          <table:table-cell office:value-type="float" office:value="1.12867E-2" table:style-name="ce2">
            <text:p>1.13E-02</text:p>
          </table:table-cell>
          <table:table-cell office:value-type="float" office:value="6.6215984333400004E-3" table:formula="of:=[.C373]*[.D372]" table:style-name="ce1">
            <text:p>0.006621598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9243920000000005" table:style-name="ce2">
            <text:p>5.92E-01</text:p>
          </table:table-cell>
          <table:table-cell office:value-type="float" office:value="1.137561E-2" table:style-name="ce2">
            <text:p>1.14E-02</text:p>
          </table:table-cell>
          <table:table-cell office:value-type="float" office:value="6.6866835186400004E-3" table:formula="of:=[.C374]*[.D373]" table:style-name="ce1">
            <text:p>0.006686684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9354739999999995" table:style-name="ce2">
            <text:p>5.94E-01</text:p>
          </table:table-cell>
          <table:table-cell office:value-type="float" office:value="1.1464530000000001E-2" table:style-name="ce2">
            <text:p>1.15E-02</text:p>
          </table:table-cell>
          <table:table-cell office:value-type="float" office:value="6.7519637389139991E-3" table:formula="of:=[.C375]*[.D374]" table:style-name="ce1">
            <text:p>0.006751964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9465469999999998" table:style-name="ce2">
            <text:p>5.95E-01</text:p>
          </table:table-cell>
          <table:table-cell office:value-type="float" office:value="1.155345E-2" table:style-name="ce2">
            <text:p>1.16E-02</text:p>
          </table:table-cell>
          <table:table-cell office:value-type="float" office:value="6.8174366477910002E-3" table:formula="of:=[.C376]*[.D375]" table:style-name="ce1">
            <text:p>0.006817437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9576130000000005" table:style-name="ce2">
            <text:p>5.96E-01</text:p>
          </table:table-cell>
          <table:table-cell office:value-type="float" office:value="1.1642390000000001E-2" table:style-name="ce2">
            <text:p>1.16E-02</text:p>
          </table:table-cell>
          <table:table-cell office:value-type="float" office:value="6.8830983914850005E-3" table:formula="of:=[.C377]*[.D376]" table:style-name="ce1">
            <text:p>0.006883098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9686700000000004" table:style-name="ce2">
            <text:p>5.97E-01</text:p>
          </table:table-cell>
          <table:table-cell office:value-type="float" office:value="1.173133E-2" table:style-name="ce2">
            <text:p>1.17E-02</text:p>
          </table:table-cell>
          <table:table-cell office:value-type="float" office:value="6.9489583921300011E-3" table:formula="of:=[.C378]*[.D377]" table:style-name="ce1">
            <text:p>0.006948958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979719" table:style-name="ce2">
            <text:p>5.98E-01</text:p>
          </table:table-cell>
          <table:table-cell office:value-type="float" office:value="1.1820280000000001E-2" table:style-name="ce2">
            <text:p>1.18E-02</text:p>
          </table:table-cell>
          <table:table-cell office:value-type="float" office:value="7.015005689627E-3" table:formula="of:=[.C379]*[.D378]" table:style-name="ce1">
            <text:p>0.007015006</text:p>
          </table:table-cell>
          <table:table-cell table:number-columns-repeated="4"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office:value-type="float" office:value="0.59907600000000005" table:style-name="ce2">
            <text:p>5.99E-01</text:p>
          </table:table-cell>
          <table:table-cell office:value-type="float" office:value="1.190924E-2" table:style-name="ce2">
            <text:p>1.19E-02</text:p>
          </table:table-cell>
          <table:table-cell office:value-type="float" office:value="7.0812460612800013E-3" table:formula="of:=[.C380]*[.D379]" table:style-name="ce1">
            <text:p>0.007081246</text:p>
          </table:table-cell>
          <table:table-cell table:number-columns-repeated="4" table:style-name="ce1"/>
          <table:table-cell office:value-type="float" office:value="0.47331529999999999" table:style-name="ce2">
            <text:p>4.73E-01</text:p>
          </table:table-cell>
          <table:table-cell office:value-type="float" office:value="2.366847E-3" table:style-name="ce2">
            <text:p>2.37E-03</text:p>
          </table:table-cell>
          <table:table-cell office:value-type="float" office:value="-2.625829815245126" table:formula="of:=LOG([.K380])" table:style-name="ce1">
            <text:p>-2.625829815</text:p>
          </table:table-cell>
          <table:table-cell table:number-columns-repeated="16372" table:style-name="ce1"/>
        </table:table-row>
        <table:table-row table:style-name="ro1">
          <table:table-cell table:style-name="ce2"/>
          <table:table-cell table:style-name="ce1"/>
          <table:table-cell office:value-type="float" office:value="0.60017929999999997" table:style-name="ce2">
            <text:p>6.00E-01</text:p>
          </table:table-cell>
          <table:table-cell office:value-type="float" office:value="1.199821E-2" table:style-name="ce2">
            <text:p>1.20E-02</text:p>
          </table:table-cell>
          <table:table-cell office:value-type="float" office:value="7.1476793267319996E-3" table:formula="of:=[.C381]*[.D380]" table:style-name="ce1">
            <text:p>0.007147679</text:p>
          </table:table-cell>
          <table:table-cell table:number-columns-repeated="4" table:style-name="ce1"/>
          <table:table-cell office:value-type="float" office:value="0.47456670000000001" table:style-name="ce2">
            <text:p>4.75E-01</text:p>
          </table:table-cell>
          <table:table-cell office:value-type="float" office:value="2.4543329999999999E-3" table:style-name="ce2">
            <text:p>2.45E-03</text:p>
          </table:table-cell>
          <table:table-cell office:value-type="float" office:value="-2.6100665132263252" table:formula="of:=LOG([.K381])" table:style-name="ce1">
            <text:p>-2.610066513</text:p>
          </table:table-cell>
          <table:table-cell table:number-columns-repeated="16372" table:style-name="ce1"/>
        </table:table-row>
        <table:table-row table:style-name="ro1">
          <table:table-cell table:style-name="ce2"/>
          <table:table-cell table:style-name="ce1"/>
          <table:table-cell office:value-type="float" office:value="0.60128190000000004" table:style-name="ce2">
            <text:p>6.01E-01</text:p>
          </table:table-cell>
          <table:table-cell office:value-type="float" office:value="1.2087179999999999E-2" table:style-name="ce2">
            <text:p>1.21E-02</text:p>
          </table:table-cell>
          <table:table-cell office:value-type="float" office:value="7.2143065053990006E-3" table:formula="of:=[.C382]*[.D381]" table:style-name="ce1">
            <text:p>0.007214307</text:p>
          </table:table-cell>
          <table:table-cell table:number-columns-repeated="4" table:style-name="ce1"/>
          <table:table-cell table:number-columns-repeated="2" table:style-name="ce2"/>
          <table:table-cell table:style-name="ce1"/>
          <table:table-cell office:value-type="float" office:value="12.5965334975233" table:formula="of:=([.L381]-[.L380])/([.J381]-[.J380])" table:style-name="ce1">
            <text:p>12.5965335</text:p>
          </table:table-cell>
          <table:table-cell office:value-type="float" office:value="3.0889852231351083" table:formula="of:=1000/(25.7*[.M382])" table:style-name="ce1">
            <text:p>3.088985223</text:p>
          </table:table-cell>
          <table:table-cell table:number-columns-repeated="16370"/>
        </table:table-row>
        <table:table-row table:style-name="ro1">
          <table:table-cell table:style-name="ce2"/>
          <table:table-cell table:style-name="ce1"/>
          <table:table-cell office:value-type="float" office:value="0.60238369999999997" table:style-name="ce2">
            <text:p>6.02E-01</text:p>
          </table:table-cell>
          <table:table-cell office:value-type="float" office:value="1.217616E-2" table:style-name="ce2">
            <text:p>1.22E-02</text:p>
          </table:table-cell>
          <table:table-cell office:value-type="float" office:value="7.2811202109659993E-3" table:formula="of:=[.C383]*[.D382]" table:style-name="ce1">
            <text:p>0.00728112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60348469999999999" table:style-name="ce2">
            <text:p>6.03E-01</text:p>
          </table:table-cell>
          <table:table-cell office:value-type="float" office:value="1.2265150000000001E-2" table:style-name="ce2">
            <text:p>1.23E-02</text:p>
          </table:table-cell>
          <table:table-cell office:value-type="float" office:value="7.3481262647519998E-3" table:formula="of:=[.C384]*[.D383]" table:style-name="ce1">
            <text:p>0.007348126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office:value-type="float" office:value="0.60458489999999998" table:style-name="ce2">
            <text:p>6.05E-01</text:p>
          </table:table-cell>
          <table:table-cell office:value-type="float" office:value="1.235415E-2" table:style-name="ce2">
            <text:p>1.24E-02</text:p>
          </table:table-cell>
          <table:table-cell office:value-type="float" office:value="7.4153244862350002E-3" table:formula="of:=[.C385]*[.D384]" table:style-name="ce1">
            <text:p>0.00741532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0568440000000001" table:style-name="ce2">
            <text:p>6.06E-01</text:p>
          </table:table-cell>
          <table:table-cell office:value-type="float" office:value="1.244316E-2" table:style-name="ce2">
            <text:p>1.24E-02</text:p>
          </table:table-cell>
          <table:table-cell office:value-type="float" office:value="7.4827159302600001E-3" table:formula="of:=[.C386]*[.D385]" table:style-name="ce1">
            <text:p>0.00748271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0678310000000002" table:style-name="ce2">
            <text:p>6.07E-01</text:p>
          </table:table-cell>
          <table:table-cell office:value-type="float" office:value="1.253217E-2" table:style-name="ce2">
            <text:p>1.25E-02</text:p>
          </table:table-cell>
          <table:table-cell office:value-type="float" office:value="7.5502991985960007E-3" table:formula="of:=[.C387]*[.D386]" table:style-name="ce1">
            <text:p>0.00755029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0788109999999995" table:style-name="ce2">
            <text:p>6.08E-01</text:p>
          </table:table-cell>
          <table:table-cell office:value-type="float" office:value="1.2621189999999999E-2" table:style-name="ce2">
            <text:p>1.26E-02</text:p>
          </table:table-cell>
          <table:table-cell office:value-type="float" office:value="7.618069284987E-3" table:formula="of:=[.C388]*[.D387]" table:style-name="ce1">
            <text:p>0.00761806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0897840000000003" table:style-name="ce2">
            <text:p>6.09E-01</text:p>
          </table:table-cell>
          <table:table-cell office:value-type="float" office:value="1.271022E-2" table:style-name="ce2">
            <text:p>1.27E-02</text:p>
          </table:table-cell>
          <table:table-cell office:value-type="float" office:value="7.6860320922959996E-3" table:formula="of:=[.C389]*[.D388]" table:style-name="ce1">
            <text:p>0.00768603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007489999999998" table:style-name="ce2">
            <text:p>6.10E-01</text:p>
          </table:table-cell>
          <table:table-cell office:value-type="float" office:value="1.279925E-2" table:style-name="ce2">
            <text:p>1.28E-02</text:p>
          </table:table-cell>
          <table:table-cell office:value-type="float" office:value="7.754186195477999E-3" table:formula="of:=[.C390]*[.D389]" table:style-name="ce1">
            <text:p>0.00775418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117069999999996" table:style-name="ce2">
            <text:p>6.11E-01</text:p>
          </table:table-cell>
          <table:table-cell office:value-type="float" office:value="1.288829E-2" table:style-name="ce2">
            <text:p>1.29E-02</text:p>
          </table:table-cell>
          <table:table-cell office:value-type="float" office:value="7.8225265819749992E-3" table:formula="of:=[.C391]*[.D390]" table:style-name="ce1">
            <text:p>0.007822527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226579999999997" table:style-name="ce2">
            <text:p>6.12E-01</text:p>
          </table:table-cell>
          <table:table-cell office:value-type="float" office:value="1.297734E-2" table:style-name="ce2">
            <text:p>1.30E-02</text:p>
          </table:table-cell>
          <table:table-cell office:value-type="float" office:value="7.8910591874819993E-3" table:formula="of:=[.C392]*[.D391]" table:style-name="ce1">
            <text:p>0.00789105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336009999999996" table:style-name="ce2">
            <text:p>6.13E-01</text:p>
          </table:table-cell>
          <table:table-cell office:value-type="float" office:value="1.3066400000000001E-2" table:style-name="ce2">
            <text:p>1.31E-02</text:p>
          </table:table-cell>
          <table:table-cell office:value-type="float" office:value="7.9597825601340003E-3" table:formula="of:=[.C393]*[.D392]" table:style-name="ce1">
            <text:p>0.00795978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445380000000005" table:style-name="ce2">
            <text:p>6.14E-01</text:p>
          </table:table-cell>
          <table:table-cell office:value-type="float" office:value="1.3155460000000001E-2" table:style-name="ce2">
            <text:p>1.32E-02</text:p>
          </table:table-cell>
          <table:table-cell office:value-type="float" office:value="8.0286991323200007E-3" table:formula="of:=[.C394]*[.D393]" table:style-name="ce1">
            <text:p>0.00802869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55467" table:style-name="ce2">
            <text:p>6.16E-01</text:p>
          </table:table-cell>
          <table:table-cell office:value-type="float" office:value="1.3244529999999999E-2" table:style-name="ce2">
            <text:p>1.32E-02</text:p>
          </table:table-cell>
          <table:table-cell office:value-type="float" office:value="8.0977999899820002E-3" table:formula="of:=[.C395]*[.D394]" table:style-name="ce1">
            <text:p>0.008097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663889999999999" table:style-name="ce2">
            <text:p>6.17E-01</text:p>
          </table:table-cell>
          <table:table-cell office:value-type="float" office:value="1.3333609999999999E-2" table:style-name="ce2">
            <text:p>1.33E-02</text:p>
          </table:table-cell>
          <table:table-cell office:value-type="float" office:value="8.1670924102170001E-3" table:formula="of:=[.C396]*[.D395]" table:style-name="ce1">
            <text:p>0.00816709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773049999999996" table:style-name="ce2">
            <text:p>6.18E-01</text:p>
          </table:table-cell>
          <table:table-cell office:value-type="float" office:value="1.3422699999999999E-2" table:style-name="ce2">
            <text:p>1.34E-02</text:p>
          </table:table-cell>
          <table:table-cell office:value-type="float" office:value="8.2365775721049989E-3" table:formula="of:=[.C397]*[.D396]" table:style-name="ce1">
            <text:p>0.008236578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882130000000002" table:style-name="ce2">
            <text:p>6.19E-01</text:p>
          </table:table-cell>
          <table:table-cell office:value-type="float" office:value="1.3511789999999999E-2" table:style-name="ce2">
            <text:p>1.35E-02</text:p>
          </table:table-cell>
          <table:table-cell office:value-type="float" office:value="8.3062526635100005E-3" table:formula="of:=[.C398]*[.D397]" table:style-name="ce1">
            <text:p>0.008306253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1991149999999995" table:style-name="ce2">
            <text:p>6.20E-01</text:p>
          </table:table-cell>
          <table:table-cell office:value-type="float" office:value="1.3600889999999999E-2" table:style-name="ce2">
            <text:p>1.36E-02</text:p>
          </table:table-cell>
          <table:table-cell office:value-type="float" office:value="8.3761140065849986E-3" table:formula="of:=[.C399]*[.D398]" table:style-name="ce1">
            <text:p>0.008376114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2100100000000003" table:style-name="ce2">
            <text:p>6.21E-01</text:p>
          </table:table-cell>
          <table:table-cell office:value-type="float" office:value="1.3689990000000001E-2" table:style-name="ce2">
            <text:p>1.37E-02</text:p>
          </table:table-cell>
          <table:table-cell office:value-type="float" office:value="8.4461662908899993E-3" table:formula="of:=[.C400]*[.D399]" table:style-name="ce1">
            <text:p>0.00844616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float" office:value="0.62208980000000003" table:style-name="ce2">
            <text:p>6.22E-01</text:p>
          </table:table-cell>
          <table:table-cell office:value-type="float" office:value="1.3779100000000001E-2" table:style-name="ce2">
            <text:p>1.38E-02</text:p>
          </table:table-cell>
          <table:table-cell office:value-type="float" office:value="8.5164031411020004E-3" table:formula="of:=[.C401]*[.D400]" table:style-name="ce1">
            <text:p>0.00851640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PP</text:p>
          </table:table-cell>
          <table:table-cell office:value-type="float" office:value="0.27919830000000001" table:style-name="ce2">
            <text:p>2.79E-01</text:p>
          </table:table-cell>
          <table:table-cell office:value-type="float" office:value="-7.6919830000000003E-3" table:style-name="ce2">
            <text:p>-7.69E-03</text:p>
          </table:table-cell>
          <table:table-cell office:value-type="float" office:value="-2.1475885772289003E-3" table:formula="of:=[.C403]*[.D403]" table:style-name="ce1">
            <text:p>-0.00214758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SC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VOC</text:p>
          </table:table-cell>
          <table:table-cell office:value-type="float" office:value="0.438" table:style-name="ce1">
            <text:p>0.4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F</text:p>
          </table:table-cell>
          <table:table-cell table:number-columns-repeated="2" table:style-name="ce1"/>
          <table:table-cell office:value-type="float" office:value="0.4903170267645891" table:formula="of:=[.D403]*[.C403]/([.D404]*[.C405])" table:style-name="ce1">
            <text:p>0.490317027</text:p>
          </table:table-cell>
          <table:table-cell table:number-columns-repeated="16379"/>
        </table:table-row>
        <table:table-row table:number-rows-repeated="10481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abu John</dc:creator>
    <meta:creation-date>2018-09-21T23:29:13Z</meta:creation-date>
    <dc:date>2018-09-22T17:33:21Z</dc:date>
    <meta:editing-cycles>1</meta:editing-cycles>
    <meta:editing-duration>PT160S</meta:editing-duration>
  </office:meta>
</office:document-meta>
</file>